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51.3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13.19pt"/>
    </style:style>
    <style:style style:name="co9" style:family="table-column">
      <style:table-column-properties fo:break-before="auto" style:column-width="302.6pt"/>
    </style:style>
    <style:style style:name="co10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4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5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52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53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54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55" style:family="table-cell" style:parent-style-name="Default" style:data-style-name="N2">
      <style:table-cell-properties fo:background-color="#ffdd54"/>
    </style:style>
    <style:style style:name="ce5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57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58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5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60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61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6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63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64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6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66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67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6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69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70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7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72" style:family="table-cell" style:parent-style-name="Default" style:data-style-name="N2">
      <style:table-cell-properties fo:background-color="#ffcc00"/>
      <style:map style:condition="is-true-formula(ABS(['DIM aligned to ALS16'.E52] - ['DIM aligned to ALS16'.$D52]) &gt; 0.2)" style:apply-style-name="Untitled1" style:base-cell-address="'DIM aligned to ALS16'.E52"/>
    </style:style>
    <style:style style:name="ce73" style:family="table-cell" style:parent-style-name="Default" style:data-style-name="N2">
      <style:table-cell-properties fo:background-color="#ffdd54"/>
      <style:map style:condition="is-true-formula(ABS(['DIM aligned to ALS16'.E56] - ['DIM aligned to ALS16'.$D56]) &gt; 0.2)" style:apply-style-name="Untitled1" style:base-cell-address="'DIM aligned to ALS16'.E56"/>
    </style:style>
    <style:style style:name="ce7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75" style:family="table-cell" style:parent-style-name="Default" style:data-style-name="N2">
      <style:table-cell-properties fo:background-color="#ffcc00"/>
      <style:map style:condition="is-true-formula(ABS(['DIM aligned to ALS16'.E60] - ['DIM aligned to ALS16'.$D60]) &gt; 0.2)" style:apply-style-name="Untitled1" style:base-cell-address="'DIM aligned to ALS16'.E60"/>
    </style:style>
    <style:style style:name="ce76" style:family="table-cell" style:parent-style-name="Default" style:data-style-name="N2">
      <style:table-cell-properties fo:background-color="#ffdd54"/>
      <style:map style:condition="is-true-formula(ABS(['DIM aligned to ALS16'.E64] - ['DIM aligned to ALS16'.$D64]) &gt; 0.2)" style:apply-style-name="Untitled1" style:base-cell-address="'DIM aligned to ALS16'.E64"/>
    </style:style>
    <style:style style:name="ce7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78" style:family="table-cell" style:parent-style-name="Default" style:data-style-name="N2">
      <style:table-cell-properties fo:border-bottom="none" fo:background-color="#ffcc00" fo:border-left="0.06pt solid #000000" fo:border-right="0.06pt solid #000000" fo:border-top="0.06pt solid #000000"/>
      <style:map style:condition="is-true-formula(ABS(['DIM aligned to ALS16'.G4] - ['DIM aligned to ALS16'.$D4]) &gt; 0.2)" style:apply-style-name="Untitled1" style:base-cell-address="'DIM aligned to ALS16'.G4"/>
    </style:style>
    <style:style style:name="ce79" style:family="table-cell" style:parent-style-name="Default" style:data-style-name="N2">
      <style:table-cell-properties fo:border-bottom="none" fo:background-color="#ffcc00" fo:border-left="0.06pt solid #000000" fo:border-right="0.06pt solid #000000" fo:border-top="none"/>
      <style:map style:condition="is-true-formula(ABS(['DIM aligned to ALS16'.G4] - ['DIM aligned to ALS16'.$D4]) &gt; 0.2)" style:apply-style-name="Untitled1" style:base-cell-address="'DIM aligned to ALS16'.G4"/>
    </style:style>
    <style:style style:name="ce80" style:family="table-cell" style:parent-style-name="Default" style:data-style-name="N2">
      <style:table-cell-properties fo:border-bottom="0.06pt solid #000000" fo:background-color="#ffcc00" fo:border-left="0.06pt solid #000000" fo:border-right="0.06pt solid #000000" fo:border-top="none"/>
    </style:style>
    <style:style style:name="ce81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  <style:map style:condition="is-true-formula(ABS(['DIM aligned to ALS16'.G8] - ['DIM aligned to ALS16'.$D8]) &gt; 0.2)" style:apply-style-name="Untitled1" style:base-cell-address="'DIM aligned to ALS16'.G8"/>
    </style:style>
    <style:style style:name="ce82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</style:style>
    <style:style style:name="ce83" style:family="table-cell" style:parent-style-name="Default" style:data-style-name="N2">
      <style:table-cell-properties fo:border-bottom="none" fo:background-color="#ffcc00" fo:border-left="0.06pt solid #000000" fo:border-right="0.06pt solid #000000" fo:border-top="0.06pt solid #000000"/>
      <style:map style:condition="is-true-formula(ABS(['DIM aligned to ALS16'.G12] - ['DIM aligned to ALS16'.$D12]) &gt; 0.2)" style:apply-style-name="Untitled1" style:base-cell-address="'DIM aligned to ALS16'.G12"/>
    </style:style>
    <style:style style:name="ce84" style:family="table-cell" style:parent-style-name="Default" style:data-style-name="N2">
      <style:table-cell-properties fo:border-bottom="none" fo:background-color="#ffcc00" fo:border-left="0.06pt solid #000000" fo:border-right="0.06pt solid #000000" fo:border-top="none"/>
      <style:map style:condition="is-true-formula(ABS(['DIM aligned to ALS16'.G12] - ['DIM aligned to ALS16'.$D12]) &gt; 0.2)" style:apply-style-name="Untitled1" style:base-cell-address="'DIM aligned to ALS16'.G12"/>
    </style:style>
    <style:style style:name="ce85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  <style:map style:condition="is-true-formula(ABS(['DIM aligned to ALS16'.G16] - ['DIM aligned to ALS16'.$D16]) &gt; 0.2)" style:apply-style-name="Untitled1" style:base-cell-address="'DIM aligned to ALS16'.G16"/>
    </style:style>
    <style:style style:name="ce86" style:family="table-cell" style:parent-style-name="Default" style:data-style-name="N2">
      <style:table-cell-properties fo:border-bottom="none" fo:background-color="#ffcc00" fo:border-left="0.06pt solid #000000" fo:border-right="0.06pt solid #000000" fo:border-top="0.06pt solid #000000"/>
      <style:map style:condition="is-true-formula(ABS(['DIM aligned to ALS16'.G20] - ['DIM aligned to ALS16'.$D20]) &gt; 0.2)" style:apply-style-name="Untitled1" style:base-cell-address="'DIM aligned to ALS16'.G20"/>
    </style:style>
    <style:style style:name="ce87" style:family="table-cell" style:parent-style-name="Default" style:data-style-name="N2">
      <style:table-cell-properties fo:border-bottom="none" fo:background-color="#ffcc00" fo:border-left="0.06pt solid #000000" fo:border-right="0.06pt solid #000000" fo:border-top="none"/>
      <style:map style:condition="is-true-formula(ABS(['DIM aligned to ALS16'.G20] - ['DIM aligned to ALS16'.$D20]) &gt; 0.2)" style:apply-style-name="Untitled1" style:base-cell-address="'DIM aligned to ALS16'.G20"/>
    </style:style>
    <style:style style:name="ce88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  <style:map style:condition="is-true-formula(ABS(['DIM aligned to ALS16'.G24] - ['DIM aligned to ALS16'.$D24]) &gt; 0.2)" style:apply-style-name="Untitled1" style:base-cell-address="'DIM aligned to ALS16'.G24"/>
    </style:style>
    <style:style style:name="ce89" style:family="table-cell" style:parent-style-name="Default" style:data-style-name="N2">
      <style:table-cell-properties fo:border-bottom="none" fo:background-color="#ffcc00" fo:border-left="0.06pt solid #000000" fo:border-right="0.06pt solid #000000" fo:border-top="0.06pt solid #000000"/>
      <style:map style:condition="is-true-formula(ABS(['DIM aligned to ALS16'.G28] - ['DIM aligned to ALS16'.$D28]) &gt; 0.2)" style:apply-style-name="Untitled1" style:base-cell-address="'DIM aligned to ALS16'.G28"/>
    </style:style>
    <style:style style:name="ce90" style:family="table-cell" style:parent-style-name="Default" style:data-style-name="N2">
      <style:table-cell-properties fo:border-bottom="none" fo:background-color="#ffcc00" fo:border-left="0.06pt solid #000000" fo:border-right="0.06pt solid #000000" fo:border-top="none"/>
      <style:map style:condition="is-true-formula(ABS(['DIM aligned to ALS16'.G28] - ['DIM aligned to ALS16'.$D28]) &gt; 0.2)" style:apply-style-name="Untitled1" style:base-cell-address="'DIM aligned to ALS16'.G28"/>
    </style:style>
    <style:style style:name="ce91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  <style:map style:condition="is-true-formula(ABS(['DIM aligned to ALS16'.G32] - ['DIM aligned to ALS16'.$D32]) &gt; 0.2)" style:apply-style-name="Untitled1" style:base-cell-address="'DIM aligned to ALS16'.G32"/>
    </style:style>
    <style:style style:name="ce92" style:family="table-cell" style:parent-style-name="Default" style:data-style-name="N2">
      <style:table-cell-properties fo:border-bottom="none" fo:background-color="#ffcc00" fo:border-left="0.06pt solid #000000" fo:border-right="0.06pt solid #000000" fo:border-top="0.06pt solid #000000"/>
      <style:map style:condition="is-true-formula(ABS(['DIM aligned to ALS16'.G36] - ['DIM aligned to ALS16'.$D36]) &gt; 0.2)" style:apply-style-name="Untitled1" style:base-cell-address="'DIM aligned to ALS16'.G36"/>
    </style:style>
    <style:style style:name="ce93" style:family="table-cell" style:parent-style-name="Default" style:data-style-name="N2">
      <style:table-cell-properties fo:border-bottom="none" fo:background-color="#ffcc00" fo:border-left="0.06pt solid #000000" fo:border-right="0.06pt solid #000000" fo:border-top="none"/>
      <style:map style:condition="is-true-formula(ABS(['DIM aligned to ALS16'.G36] - ['DIM aligned to ALS16'.$D36]) &gt; 0.2)" style:apply-style-name="Untitled1" style:base-cell-address="'DIM aligned to ALS16'.G36"/>
    </style:style>
    <style:style style:name="ce94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  <style:map style:condition="is-true-formula(ABS(['DIM aligned to ALS16'.G40] - ['DIM aligned to ALS16'.$D40]) &gt; 0.2)" style:apply-style-name="Untitled1" style:base-cell-address="'DIM aligned to ALS16'.G40"/>
    </style:style>
    <style:style style:name="ce95" style:family="table-cell" style:parent-style-name="Default" style:data-style-name="N2">
      <style:table-cell-properties fo:border-bottom="none" fo:background-color="#ffcc00" fo:border-left="0.06pt solid #000000" fo:border-right="0.06pt solid #000000" fo:border-top="0.06pt solid #000000"/>
      <style:map style:condition="is-true-formula(ABS(['DIM aligned to ALS16'.G44] - ['DIM aligned to ALS16'.$D44]) &gt; 0.2)" style:apply-style-name="Untitled1" style:base-cell-address="'DIM aligned to ALS16'.G44"/>
    </style:style>
    <style:style style:name="ce96" style:family="table-cell" style:parent-style-name="Default" style:data-style-name="N2">
      <style:table-cell-properties fo:border-bottom="none" fo:background-color="#ffcc00" fo:border-left="0.06pt solid #000000" fo:border-right="0.06pt solid #000000" fo:border-top="none"/>
      <style:map style:condition="is-true-formula(ABS(['DIM aligned to ALS16'.G44] - ['DIM aligned to ALS16'.$D44]) &gt; 0.2)" style:apply-style-name="Untitled1" style:base-cell-address="'DIM aligned to ALS16'.G44"/>
    </style:style>
    <style:style style:name="ce97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  <style:map style:condition="is-true-formula(ABS(['DIM aligned to ALS16'.G48] - ['DIM aligned to ALS16'.$D48]) &gt; 0.2)" style:apply-style-name="Untitled1" style:base-cell-address="'DIM aligned to ALS16'.G48"/>
    </style:style>
    <style:style style:name="ce98" style:family="table-cell" style:parent-style-name="Default" style:data-style-name="N2">
      <style:table-cell-properties fo:border-bottom="none" fo:background-color="#ffcc00" fo:border-left="0.06pt solid #000000" fo:border-right="0.06pt solid #000000" fo:border-top="0.06pt solid #000000"/>
      <style:map style:condition="is-true-formula(ABS(['DIM aligned to ALS16'.G52] - ['DIM aligned to ALS16'.$D52]) &gt; 0.2)" style:apply-style-name="Untitled1" style:base-cell-address="'DIM aligned to ALS16'.G52"/>
    </style:style>
    <style:style style:name="ce99" style:family="table-cell" style:parent-style-name="Default" style:data-style-name="N2">
      <style:table-cell-properties fo:border-bottom="none" fo:background-color="#ffcc00" fo:border-left="0.06pt solid #000000" fo:border-right="0.06pt solid #000000" fo:border-top="none"/>
      <style:map style:condition="is-true-formula(ABS(['DIM aligned to ALS16'.G52] - ['DIM aligned to ALS16'.$D52]) &gt; 0.2)" style:apply-style-name="Untitled1" style:base-cell-address="'DIM aligned to ALS16'.G52"/>
    </style:style>
    <style:style style:name="ce100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  <style:map style:condition="is-true-formula(ABS(['DIM aligned to ALS16'.G56] - ['DIM aligned to ALS16'.$D56]) &gt; 0.2)" style:apply-style-name="Untitled1" style:base-cell-address="'DIM aligned to ALS16'.G56"/>
    </style:style>
    <style:style style:name="ce101" style:family="table-cell" style:parent-style-name="Default" style:data-style-name="N2">
      <style:table-cell-properties fo:border-bottom="none" fo:background-color="#ffcc00" fo:border-left="0.06pt solid #000000" fo:border-right="0.06pt solid #000000" fo:border-top="0.06pt solid #000000"/>
      <style:map style:condition="is-true-formula(ABS(['DIM aligned to ALS16'.G60] - ['DIM aligned to ALS16'.$D60]) &gt; 0.2)" style:apply-style-name="Untitled1" style:base-cell-address="'DIM aligned to ALS16'.G60"/>
    </style:style>
    <style:style style:name="ce102" style:family="table-cell" style:parent-style-name="Default" style:data-style-name="N2">
      <style:table-cell-properties fo:border-bottom="none" fo:background-color="#ffcc00" fo:border-left="0.06pt solid #000000" fo:border-right="0.06pt solid #000000" fo:border-top="none"/>
      <style:map style:condition="is-true-formula(ABS(['DIM aligned to ALS16'.G60] - ['DIM aligned to ALS16'.$D60]) &gt; 0.2)" style:apply-style-name="Untitled1" style:base-cell-address="'DIM aligned to ALS16'.G60"/>
    </style:style>
    <style:style style:name="ce103" style:family="table-cell" style:parent-style-name="Default" style:data-style-name="N2">
      <style:table-cell-properties fo:border-bottom="none" fo:background-color="#ffdd54" fo:border-left="0.06pt solid #000000" fo:border-right="0.06pt solid #000000" fo:border-top="none"/>
      <style:map style:condition="is-true-formula(ABS(['DIM aligned to ALS16'.G64] - ['DIM aligned to ALS16'.$D64]) &gt; 0.2)" style:apply-style-name="Untitled1" style:base-cell-address="'DIM aligned to ALS16'.G64"/>
    </style:style>
    <style:style style:name="ce10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4] - ['DIM aligned to ALS16'.$D4]) &gt; 0.2)" style:apply-style-name="Untitled1" style:base-cell-address="'DIM aligned to ALS16'.H4"/>
    </style:style>
    <style:style style:name="ce105" style:family="table-cell" style:parent-style-name="Default" style:data-style-name="N2">
      <style:table-cell-properties fo:background-color="#99cccc"/>
      <style:map style:condition="is-true-formula(ABS(['DIM aligned to ALS16'.H4] - ['DIM aligned to ALS16'.$D4]) &gt; 0.2)" style:apply-style-name="Untitled1" style:base-cell-address="'DIM aligned to ALS16'.H4"/>
    </style:style>
    <style:style style:name="ce106" style:family="table-cell" style:parent-style-name="Default" style:data-style-name="N2">
      <style:table-cell-properties fo:background-color="#b0cccc"/>
      <style:map style:condition="is-true-formula(ABS(['DIM aligned to ALS16'.H8] - ['DIM aligned to ALS16'.$D8]) &gt; 0.2)" style:apply-style-name="Untitled1" style:base-cell-address="'DIM aligned to ALS16'.H8"/>
    </style:style>
    <style:style style:name="ce10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12] - ['DIM aligned to ALS16'.$D12]) &gt; 0.2)" style:apply-style-name="Untitled1" style:base-cell-address="'DIM aligned to ALS16'.H12"/>
    </style:style>
    <style:style style:name="ce108" style:family="table-cell" style:parent-style-name="Default" style:data-style-name="N2">
      <style:table-cell-properties fo:background-color="#99cccc"/>
      <style:map style:condition="is-true-formula(ABS(['DIM aligned to ALS16'.H12] - ['DIM aligned to ALS16'.$D12]) &gt; 0.2)" style:apply-style-name="Untitled1" style:base-cell-address="'DIM aligned to ALS16'.H12"/>
    </style:style>
    <style:style style:name="ce109" style:family="table-cell" style:parent-style-name="Default" style:data-style-name="N2">
      <style:table-cell-properties fo:background-color="#b0cccc"/>
      <style:map style:condition="is-true-formula(ABS(['DIM aligned to ALS16'.H16] - ['DIM aligned to ALS16'.$D16]) &gt; 0.2)" style:apply-style-name="Untitled1" style:base-cell-address="'DIM aligned to ALS16'.H16"/>
    </style:style>
    <style:style style:name="ce11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20] - ['DIM aligned to ALS16'.$D20]) &gt; 0.2)" style:apply-style-name="Untitled1" style:base-cell-address="'DIM aligned to ALS16'.H20"/>
    </style:style>
    <style:style style:name="ce111" style:family="table-cell" style:parent-style-name="Default" style:data-style-name="N2">
      <style:table-cell-properties fo:background-color="#99cccc"/>
      <style:map style:condition="is-true-formula(ABS(['DIM aligned to ALS16'.H20] - ['DIM aligned to ALS16'.$D20]) &gt; 0.2)" style:apply-style-name="Untitled1" style:base-cell-address="'DIM aligned to ALS16'.H20"/>
    </style:style>
    <style:style style:name="ce112" style:family="table-cell" style:parent-style-name="Default" style:data-style-name="N2">
      <style:table-cell-properties fo:background-color="#b0cccc"/>
      <style:map style:condition="is-true-formula(ABS(['DIM aligned to ALS16'.H24] - ['DIM aligned to ALS16'.$D24]) &gt; 0.2)" style:apply-style-name="Untitled1" style:base-cell-address="'DIM aligned to ALS16'.H24"/>
    </style:style>
    <style:style style:name="ce11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28] - ['DIM aligned to ALS16'.$D28]) &gt; 0.2)" style:apply-style-name="Untitled1" style:base-cell-address="'DIM aligned to ALS16'.H28"/>
    </style:style>
    <style:style style:name="ce114" style:family="table-cell" style:parent-style-name="Default" style:data-style-name="N2">
      <style:table-cell-properties fo:background-color="#99cccc"/>
      <style:map style:condition="is-true-formula(ABS(['DIM aligned to ALS16'.H28] - ['DIM aligned to ALS16'.$D28]) &gt; 0.2)" style:apply-style-name="Untitled1" style:base-cell-address="'DIM aligned to ALS16'.H28"/>
    </style:style>
    <style:style style:name="ce115" style:family="table-cell" style:parent-style-name="Default" style:data-style-name="N2">
      <style:table-cell-properties fo:background-color="#b0cccc"/>
      <style:map style:condition="is-true-formula(ABS(['DIM aligned to ALS16'.H32] - ['DIM aligned to ALS16'.$D32]) &gt; 0.2)" style:apply-style-name="Untitled1" style:base-cell-address="'DIM aligned to ALS16'.H32"/>
    </style:style>
    <style:style style:name="ce11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36] - ['DIM aligned to ALS16'.$D36]) &gt; 0.2)" style:apply-style-name="Untitled1" style:base-cell-address="'DIM aligned to ALS16'.H36"/>
    </style:style>
    <style:style style:name="ce117" style:family="table-cell" style:parent-style-name="Default" style:data-style-name="N2">
      <style:table-cell-properties fo:background-color="#99cccc"/>
      <style:map style:condition="is-true-formula(ABS(['DIM aligned to ALS16'.H36] - ['DIM aligned to ALS16'.$D36]) &gt; 0.2)" style:apply-style-name="Untitled1" style:base-cell-address="'DIM aligned to ALS16'.H36"/>
    </style:style>
    <style:style style:name="ce118" style:family="table-cell" style:parent-style-name="Default" style:data-style-name="N2">
      <style:table-cell-properties fo:background-color="#b0cccc"/>
      <style:map style:condition="is-true-formula(ABS(['DIM aligned to ALS16'.H40] - ['DIM aligned to ALS16'.$D40]) &gt; 0.2)" style:apply-style-name="Untitled1" style:base-cell-address="'DIM aligned to ALS16'.H40"/>
    </style:style>
    <style:style style:name="ce11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44] - ['DIM aligned to ALS16'.$D44]) &gt; 0.2)" style:apply-style-name="Untitled1" style:base-cell-address="'DIM aligned to ALS16'.H44"/>
    </style:style>
    <style:style style:name="ce120" style:family="table-cell" style:parent-style-name="Default" style:data-style-name="N2">
      <style:table-cell-properties fo:background-color="#99cccc"/>
      <style:map style:condition="is-true-formula(ABS(['DIM aligned to ALS16'.H44] - ['DIM aligned to ALS16'.$D44]) &gt; 0.2)" style:apply-style-name="Untitled1" style:base-cell-address="'DIM aligned to ALS16'.H44"/>
    </style:style>
    <style:style style:name="ce121" style:family="table-cell" style:parent-style-name="Default" style:data-style-name="N2">
      <style:table-cell-properties fo:background-color="#b0cccc"/>
      <style:map style:condition="is-true-formula(ABS(['DIM aligned to ALS16'.H48] - ['DIM aligned to ALS16'.$D48]) &gt; 0.2)" style:apply-style-name="Untitled1" style:base-cell-address="'DIM aligned to ALS16'.H48"/>
    </style:style>
    <style:style style:name="ce12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52] - ['DIM aligned to ALS16'.$D52]) &gt; 0.2)" style:apply-style-name="Untitled1" style:base-cell-address="'DIM aligned to ALS16'.H52"/>
    </style:style>
    <style:style style:name="ce123" style:family="table-cell" style:parent-style-name="Default" style:data-style-name="N2">
      <style:table-cell-properties fo:background-color="#99cccc"/>
      <style:map style:condition="is-true-formula(ABS(['DIM aligned to ALS16'.H52] - ['DIM aligned to ALS16'.$D52]) &gt; 0.2)" style:apply-style-name="Untitled1" style:base-cell-address="'DIM aligned to ALS16'.H52"/>
    </style:style>
    <style:style style:name="ce124" style:family="table-cell" style:parent-style-name="Default" style:data-style-name="N2">
      <style:table-cell-properties fo:background-color="#b0cccc"/>
      <style:map style:condition="is-true-formula(ABS(['DIM aligned to ALS16'.H56] - ['DIM aligned to ALS16'.$D56]) &gt; 0.2)" style:apply-style-name="Untitled1" style:base-cell-address="'DIM aligned to ALS16'.H56"/>
    </style:style>
    <style:style style:name="ce12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60] - ['DIM aligned to ALS16'.$D60]) &gt; 0.2)" style:apply-style-name="Untitled1" style:base-cell-address="'DIM aligned to ALS16'.H60"/>
    </style:style>
    <style:style style:name="ce126" style:family="table-cell" style:parent-style-name="Default" style:data-style-name="N2">
      <style:table-cell-properties fo:background-color="#99cccc"/>
      <style:map style:condition="is-true-formula(ABS(['DIM aligned to ALS16'.H60] - ['DIM aligned to ALS16'.$D60]) &gt; 0.2)" style:apply-style-name="Untitled1" style:base-cell-address="'DIM aligned to ALS16'.H60"/>
    </style:style>
    <style:style style:name="ce127" style:family="table-cell" style:parent-style-name="Default" style:data-style-name="N2">
      <style:table-cell-properties fo:background-color="#b0cccc"/>
      <style:map style:condition="is-true-formula(ABS(['DIM aligned to ALS16'.H64] - ['DIM aligned to ALS16'.$D64]) &gt; 0.2)" style:apply-style-name="Untitled1" style:base-cell-address="'DIM aligned to ALS16'.H64"/>
    </style:style>
    <style:style style:name="ce128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map style:condition="is-true-formula(ABS(['DIM aligned to ALS16'.I4] - ['DIM aligned to ALS16'.$D4]) &gt; 0.2)" style:apply-style-name="Untitled1" style:base-cell-address="'DIM aligned to ALS16'.I4"/>
    </style:style>
    <style:style style:name="ce130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map style:condition="is-true-formula(ABS(['DIM aligned to ALS16'.I4] - ['DIM aligned to ALS16'.$D4]) &gt; 0.2)" style:apply-style-name="Untitled1" style:base-cell-address="'DIM aligned to ALS16'.I4"/>
    </style:style>
    <style:style style:name="ce131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</style:style>
    <style:style style:name="ce132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map style:condition="is-true-formula(ABS(['DIM aligned to ALS16'.I8] - ['DIM aligned to ALS16'.$D8]) &gt; 0.2)" style:apply-style-name="Untitled1" style:base-cell-address="'DIM aligned to ALS16'.I8"/>
    </style:style>
    <style:style style:name="ce133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</style:style>
    <style:style style:name="ce134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map style:condition="is-true-formula(ABS(['DIM aligned to ALS16'.I12] - ['DIM aligned to ALS16'.$D12]) &gt; 0.2)" style:apply-style-name="Untitled1" style:base-cell-address="'DIM aligned to ALS16'.I12"/>
    </style:style>
    <style:style style:name="ce135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map style:condition="is-true-formula(ABS(['DIM aligned to ALS16'.I12] - ['DIM aligned to ALS16'.$D12]) &gt; 0.2)" style:apply-style-name="Untitled1" style:base-cell-address="'DIM aligned to ALS16'.I12"/>
    </style:style>
    <style:style style:name="ce136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map style:condition="is-true-formula(ABS(['DIM aligned to ALS16'.I16] - ['DIM aligned to ALS16'.$D16]) &gt; 0.2)" style:apply-style-name="Untitled1" style:base-cell-address="'DIM aligned to ALS16'.I16"/>
    </style:style>
    <style:style style:name="ce137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map style:condition="is-true-formula(ABS(['DIM aligned to ALS16'.I20] - ['DIM aligned to ALS16'.$D20]) &gt; 0.2)" style:apply-style-name="Untitled1" style:base-cell-address="'DIM aligned to ALS16'.I20"/>
    </style:style>
    <style:style style:name="ce138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map style:condition="is-true-formula(ABS(['DIM aligned to ALS16'.I20] - ['DIM aligned to ALS16'.$D20]) &gt; 0.2)" style:apply-style-name="Untitled1" style:base-cell-address="'DIM aligned to ALS16'.I20"/>
    </style:style>
    <style:style style:name="ce139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map style:condition="is-true-formula(ABS(['DIM aligned to ALS16'.I24] - ['DIM aligned to ALS16'.$D24]) &gt; 0.2)" style:apply-style-name="Untitled1" style:base-cell-address="'DIM aligned to ALS16'.I24"/>
    </style:style>
    <style:style style:name="ce140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map style:condition="is-true-formula(ABS(['DIM aligned to ALS16'.I28] - ['DIM aligned to ALS16'.$D28]) &gt; 0.2)" style:apply-style-name="Untitled1" style:base-cell-address="'DIM aligned to ALS16'.I28"/>
    </style:style>
    <style:style style:name="ce141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map style:condition="is-true-formula(ABS(['DIM aligned to ALS16'.I28] - ['DIM aligned to ALS16'.$D28]) &gt; 0.2)" style:apply-style-name="Untitled1" style:base-cell-address="'DIM aligned to ALS16'.I28"/>
    </style:style>
    <style:style style:name="ce142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map style:condition="is-true-formula(ABS(['DIM aligned to ALS16'.I32] - ['DIM aligned to ALS16'.$D32]) &gt; 0.2)" style:apply-style-name="Untitled1" style:base-cell-address="'DIM aligned to ALS16'.I32"/>
    </style:style>
    <style:style style:name="ce143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map style:condition="is-true-formula(ABS(['DIM aligned to ALS16'.I36] - ['DIM aligned to ALS16'.$D36]) &gt; 0.2)" style:apply-style-name="Untitled1" style:base-cell-address="'DIM aligned to ALS16'.I36"/>
    </style:style>
    <style:style style:name="ce144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map style:condition="is-true-formula(ABS(['DIM aligned to ALS16'.I36] - ['DIM aligned to ALS16'.$D36]) &gt; 0.2)" style:apply-style-name="Untitled1" style:base-cell-address="'DIM aligned to ALS16'.I36"/>
    </style:style>
    <style:style style:name="ce145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map style:condition="is-true-formula(ABS(['DIM aligned to ALS16'.I40] - ['DIM aligned to ALS16'.$D40]) &gt; 0.2)" style:apply-style-name="Untitled1" style:base-cell-address="'DIM aligned to ALS16'.I40"/>
    </style:style>
    <style:style style:name="ce146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map style:condition="is-true-formula(ABS(['DIM aligned to ALS16'.I44] - ['DIM aligned to ALS16'.$D44]) &gt; 0.2)" style:apply-style-name="Untitled1" style:base-cell-address="'DIM aligned to ALS16'.I44"/>
    </style:style>
    <style:style style:name="ce147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map style:condition="is-true-formula(ABS(['DIM aligned to ALS16'.I44] - ['DIM aligned to ALS16'.$D44]) &gt; 0.2)" style:apply-style-name="Untitled1" style:base-cell-address="'DIM aligned to ALS16'.I44"/>
    </style:style>
    <style:style style:name="ce148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map style:condition="is-true-formula(ABS(['DIM aligned to ALS16'.I48] - ['DIM aligned to ALS16'.$D48]) &gt; 0.2)" style:apply-style-name="Untitled1" style:base-cell-address="'DIM aligned to ALS16'.I48"/>
    </style:style>
    <style:style style:name="ce149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map style:condition="is-true-formula(ABS(['DIM aligned to ALS16'.I52] - ['DIM aligned to ALS16'.$D52]) &gt; 0.2)" style:apply-style-name="Untitled1" style:base-cell-address="'DIM aligned to ALS16'.I52"/>
    </style:style>
    <style:style style:name="ce150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map style:condition="is-true-formula(ABS(['DIM aligned to ALS16'.I52] - ['DIM aligned to ALS16'.$D52]) &gt; 0.2)" style:apply-style-name="Untitled1" style:base-cell-address="'DIM aligned to ALS16'.I52"/>
    </style:style>
    <style:style style:name="ce151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map style:condition="is-true-formula(ABS(['DIM aligned to ALS16'.I56] - ['DIM aligned to ALS16'.$D56]) &gt; 0.2)" style:apply-style-name="Untitled1" style:base-cell-address="'DIM aligned to ALS16'.I56"/>
    </style:style>
    <style:style style:name="ce152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map style:condition="is-true-formula(ABS(['DIM aligned to ALS16'.I60] - ['DIM aligned to ALS16'.$D60]) &gt; 0.2)" style:apply-style-name="Untitled1" style:base-cell-address="'DIM aligned to ALS16'.I60"/>
    </style:style>
    <style:style style:name="ce153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map style:condition="is-true-formula(ABS(['DIM aligned to ALS16'.I60] - ['DIM aligned to ALS16'.$D60]) &gt; 0.2)" style:apply-style-name="Untitled1" style:base-cell-address="'DIM aligned to ALS16'.I60"/>
    </style:style>
    <style:style style:name="ce154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map style:condition="is-true-formula(ABS(['DIM aligned to ALS16'.I64] - ['DIM aligned to ALS16'.$D64]) &gt; 0.2)" style:apply-style-name="Untitled1" style:base-cell-address="'DIM aligned to ALS16'.I64"/>
    </style:style>
    <style:style style:name="ce155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56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4] - ['DIM aligned to ALS16'.$D4]) &gt; 0.2)" style:apply-style-name="Untitled1" style:base-cell-address="'DIM aligned to ALS16'.J4"/>
    </style:style>
    <style:style style:name="ce15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4] - ['DIM aligned to ALS16'.$D4]) &gt; 0.2)" style:apply-style-name="Untitled1" style:base-cell-address="'DIM aligned to ALS16'.J4"/>
    </style:style>
    <style:style style:name="ce159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6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8] - ['DIM aligned to ALS16'.$D8]) &gt; 0.2)" style:apply-style-name="Untitled1" style:base-cell-address="'DIM aligned to ALS16'.J8"/>
    </style:style>
    <style:style style:name="ce16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6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6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12] - ['DIM aligned to ALS16'.$D12]) &gt; 0.2)" style:apply-style-name="Untitled1" style:base-cell-address="'DIM aligned to ALS16'.J12"/>
    </style:style>
    <style:style style:name="ce16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16] - ['DIM aligned to ALS16'.$D16]) &gt; 0.2)" style:apply-style-name="Untitled1" style:base-cell-address="'DIM aligned to ALS16'.J16"/>
    </style:style>
    <style:style style:name="ce16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20] - ['DIM aligned to ALS16'.$D20]) &gt; 0.2)" style:apply-style-name="Untitled1" style:base-cell-address="'DIM aligned to ALS16'.J20"/>
    </style:style>
    <style:style style:name="ce16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20] - ['DIM aligned to ALS16'.$D20]) &gt; 0.2)" style:apply-style-name="Untitled1" style:base-cell-address="'DIM aligned to ALS16'.J20"/>
    </style:style>
    <style:style style:name="ce16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24] - ['DIM aligned to ALS16'.$D24]) &gt; 0.2)" style:apply-style-name="Untitled1" style:base-cell-address="'DIM aligned to ALS16'.J24"/>
    </style:style>
    <style:style style:name="ce16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28] - ['DIM aligned to ALS16'.$D28]) &gt; 0.2)" style:apply-style-name="Untitled1" style:base-cell-address="'DIM aligned to ALS16'.J28"/>
    </style:style>
    <style:style style:name="ce16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28] - ['DIM aligned to ALS16'.$D28]) &gt; 0.2)" style:apply-style-name="Untitled1" style:base-cell-address="'DIM aligned to ALS16'.J28"/>
    </style:style>
    <style:style style:name="ce17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32] - ['DIM aligned to ALS16'.$D32]) &gt; 0.2)" style:apply-style-name="Untitled1" style:base-cell-address="'DIM aligned to ALS16'.J32"/>
    </style:style>
    <style:style style:name="ce17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36] - ['DIM aligned to ALS16'.$D36]) &gt; 0.2)" style:apply-style-name="Untitled1" style:base-cell-address="'DIM aligned to ALS16'.J36"/>
    </style:style>
    <style:style style:name="ce17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36] - ['DIM aligned to ALS16'.$D36]) &gt; 0.2)" style:apply-style-name="Untitled1" style:base-cell-address="'DIM aligned to ALS16'.J36"/>
    </style:style>
    <style:style style:name="ce17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40] - ['DIM aligned to ALS16'.$D40]) &gt; 0.2)" style:apply-style-name="Untitled1" style:base-cell-address="'DIM aligned to ALS16'.J40"/>
    </style:style>
    <style:style style:name="ce1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44] - ['DIM aligned to ALS16'.$D44]) &gt; 0.2)" style:apply-style-name="Untitled1" style:base-cell-address="'DIM aligned to ALS16'.J44"/>
    </style:style>
    <style:style style:name="ce1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44] - ['DIM aligned to ALS16'.$D44]) &gt; 0.2)" style:apply-style-name="Untitled1" style:base-cell-address="'DIM aligned to ALS16'.J44"/>
    </style:style>
    <style:style style:name="ce17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48] - ['DIM aligned to ALS16'.$D48]) &gt; 0.2)" style:apply-style-name="Untitled1" style:base-cell-address="'DIM aligned to ALS16'.J48"/>
    </style:style>
    <style:style style:name="ce17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52] - ['DIM aligned to ALS16'.$D52]) &gt; 0.2)" style:apply-style-name="Untitled1" style:base-cell-address="'DIM aligned to ALS16'.J52"/>
    </style:style>
    <style:style style:name="ce17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52] - ['DIM aligned to ALS16'.$D52]) &gt; 0.2)" style:apply-style-name="Untitled1" style:base-cell-address="'DIM aligned to ALS16'.J52"/>
    </style:style>
    <style:style style:name="ce17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56] - ['DIM aligned to ALS16'.$D56]) &gt; 0.2)" style:apply-style-name="Untitled1" style:base-cell-address="'DIM aligned to ALS16'.J56"/>
    </style:style>
    <style:style style:name="ce18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60] - ['DIM aligned to ALS16'.$D60]) &gt; 0.2)" style:apply-style-name="Untitled1" style:base-cell-address="'DIM aligned to ALS16'.J60"/>
    </style:style>
    <style:style style:name="ce18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60] - ['DIM aligned to ALS16'.$D60]) &gt; 0.2)" style:apply-style-name="Untitled1" style:base-cell-address="'DIM aligned to ALS16'.J60"/>
    </style:style>
    <style:style style:name="ce18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64] - ['DIM aligned to ALS16'.$D64]) &gt; 0.2)" style:apply-style-name="Untitled1" style:base-cell-address="'DIM aligned to ALS16'.J64"/>
    </style:style>
    <style:style style:name="ce18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4] - ['DIM aligned to ALS16'.$D4]) &gt; 0.2)" style:apply-style-name="Untitled1" style:base-cell-address="'DIM aligned to ALS16'.K4"/>
    </style:style>
    <style:style style:name="ce18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4] - ['DIM aligned to ALS16'.$D4]) &gt; 0.2)" style:apply-style-name="Untitled1" style:base-cell-address="'DIM aligned to ALS16'.K4"/>
    </style:style>
    <style:style style:name="ce18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8] - ['DIM aligned to ALS16'.$D8]) &gt; 0.2)" style:apply-style-name="Untitled1" style:base-cell-address="'DIM aligned to ALS16'.K8"/>
    </style:style>
    <style:style style:name="ce18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12] - ['DIM aligned to ALS16'.$D12]) &gt; 0.2)" style:apply-style-name="Untitled1" style:base-cell-address="'DIM aligned to ALS16'.K12"/>
    </style:style>
    <style:style style:name="ce18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12] - ['DIM aligned to ALS16'.$D12]) &gt; 0.2)" style:apply-style-name="Untitled1" style:base-cell-address="'DIM aligned to ALS16'.K12"/>
    </style:style>
    <style:style style:name="ce18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16] - ['DIM aligned to ALS16'.$D16]) &gt; 0.2)" style:apply-style-name="Untitled1" style:base-cell-address="'DIM aligned to ALS16'.K16"/>
    </style:style>
    <style:style style:name="ce18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20] - ['DIM aligned to ALS16'.$D20]) &gt; 0.2)" style:apply-style-name="Untitled1" style:base-cell-address="'DIM aligned to ALS16'.K20"/>
    </style:style>
    <style:style style:name="ce19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20] - ['DIM aligned to ALS16'.$D20]) &gt; 0.2)" style:apply-style-name="Untitled1" style:base-cell-address="'DIM aligned to ALS16'.K20"/>
    </style:style>
    <style:style style:name="ce19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24] - ['DIM aligned to ALS16'.$D24]) &gt; 0.2)" style:apply-style-name="Untitled1" style:base-cell-address="'DIM aligned to ALS16'.K24"/>
    </style:style>
    <style:style style:name="ce19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28] - ['DIM aligned to ALS16'.$D28]) &gt; 0.2)" style:apply-style-name="Untitled1" style:base-cell-address="'DIM aligned to ALS16'.K28"/>
    </style:style>
    <style:style style:name="ce19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28] - ['DIM aligned to ALS16'.$D28]) &gt; 0.2)" style:apply-style-name="Untitled1" style:base-cell-address="'DIM aligned to ALS16'.K28"/>
    </style:style>
    <style:style style:name="ce19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32] - ['DIM aligned to ALS16'.$D32]) &gt; 0.2)" style:apply-style-name="Untitled1" style:base-cell-address="'DIM aligned to ALS16'.K32"/>
    </style:style>
    <style:style style:name="ce19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36] - ['DIM aligned to ALS16'.$D36]) &gt; 0.2)" style:apply-style-name="Untitled1" style:base-cell-address="'DIM aligned to ALS16'.K36"/>
    </style:style>
    <style:style style:name="ce19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36] - ['DIM aligned to ALS16'.$D36]) &gt; 0.2)" style:apply-style-name="Untitled1" style:base-cell-address="'DIM aligned to ALS16'.K36"/>
    </style:style>
    <style:style style:name="ce19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40] - ['DIM aligned to ALS16'.$D40]) &gt; 0.2)" style:apply-style-name="Untitled1" style:base-cell-address="'DIM aligned to ALS16'.K40"/>
    </style:style>
    <style:style style:name="ce19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44] - ['DIM aligned to ALS16'.$D44]) &gt; 0.2)" style:apply-style-name="Untitled1" style:base-cell-address="'DIM aligned to ALS16'.K44"/>
    </style:style>
    <style:style style:name="ce19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44] - ['DIM aligned to ALS16'.$D44]) &gt; 0.2)" style:apply-style-name="Untitled1" style:base-cell-address="'DIM aligned to ALS16'.K44"/>
    </style:style>
    <style:style style:name="ce20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48] - ['DIM aligned to ALS16'.$D48]) &gt; 0.2)" style:apply-style-name="Untitled1" style:base-cell-address="'DIM aligned to ALS16'.K48"/>
    </style:style>
    <style:style style:name="ce20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52] - ['DIM aligned to ALS16'.$D52]) &gt; 0.2)" style:apply-style-name="Untitled1" style:base-cell-address="'DIM aligned to ALS16'.K52"/>
    </style:style>
    <style:style style:name="ce20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52] - ['DIM aligned to ALS16'.$D52]) &gt; 0.2)" style:apply-style-name="Untitled1" style:base-cell-address="'DIM aligned to ALS16'.K52"/>
    </style:style>
    <style:style style:name="ce20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56] - ['DIM aligned to ALS16'.$D56]) &gt; 0.2)" style:apply-style-name="Untitled1" style:base-cell-address="'DIM aligned to ALS16'.K56"/>
    </style:style>
    <style:style style:name="ce20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60] - ['DIM aligned to ALS16'.$D60]) &gt; 0.2)" style:apply-style-name="Untitled1" style:base-cell-address="'DIM aligned to ALS16'.K60"/>
    </style:style>
    <style:style style:name="ce20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60] - ['DIM aligned to ALS16'.$D60]) &gt; 0.2)" style:apply-style-name="Untitled1" style:base-cell-address="'DIM aligned to ALS16'.K60"/>
    </style:style>
    <style:style style:name="ce20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64] - ['DIM aligned to ALS16'.$D64]) &gt; 0.2)" style:apply-style-name="Untitled1" style:base-cell-address="'DIM aligned to ALS16'.K64"/>
    </style:style>
    <style:style style:name="ce207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20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L4] - ['DIM aligned to ALS16'.$D4]) &gt; 0.2)" style:apply-style-name="Untitled1" style:base-cell-address="'DIM aligned to ALS16'.L4"/>
    </style:style>
    <style:style style:name="ce21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L4] - ['DIM aligned to ALS16'.$D4]) &gt; 0.2)" style:apply-style-name="Untitled1" style:base-cell-address="'DIM aligned to ALS16'.L4"/>
    </style:style>
    <style:style style:name="ce21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2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L8] - ['DIM aligned to ALS16'.$D8]) &gt; 0.2)" style:apply-style-name="Untitled1" style:base-cell-address="'DIM aligned to ALS16'.L8"/>
    </style:style>
    <style:style style:name="ce2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2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L12] - ['DIM aligned to ALS16'.$D12]) &gt; 0.2)" style:apply-style-name="Untitled1" style:base-cell-address="'DIM aligned to ALS16'.L12"/>
    </style:style>
    <style:style style:name="ce2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L12] - ['DIM aligned to ALS16'.$D12]) &gt; 0.2)" style:apply-style-name="Untitled1" style:base-cell-address="'DIM aligned to ALS16'.L12"/>
    </style:style>
    <style:style style:name="ce2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L16] - ['DIM aligned to ALS16'.$D16]) &gt; 0.2)" style:apply-style-name="Untitled1" style:base-cell-address="'DIM aligned to ALS16'.L16"/>
    </style:style>
    <style:style style:name="ce21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L20] - ['DIM aligned to ALS16'.$D20]) &gt; 0.2)" style:apply-style-name="Untitled1" style:base-cell-address="'DIM aligned to ALS16'.L20"/>
    </style:style>
    <style:style style:name="ce21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L20] - ['DIM aligned to ALS16'.$D20]) &gt; 0.2)" style:apply-style-name="Untitled1" style:base-cell-address="'DIM aligned to ALS16'.L20"/>
    </style:style>
    <style:style style:name="ce2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L24] - ['DIM aligned to ALS16'.$D24]) &gt; 0.2)" style:apply-style-name="Untitled1" style:base-cell-address="'DIM aligned to ALS16'.L24"/>
    </style:style>
    <style:style style:name="ce22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L28] - ['DIM aligned to ALS16'.$D28]) &gt; 0.2)" style:apply-style-name="Untitled1" style:base-cell-address="'DIM aligned to ALS16'.L28"/>
    </style:style>
    <style:style style:name="ce22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L28] - ['DIM aligned to ALS16'.$D28]) &gt; 0.2)" style:apply-style-name="Untitled1" style:base-cell-address="'DIM aligned to ALS16'.L28"/>
    </style:style>
    <style:style style:name="ce22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L32] - ['DIM aligned to ALS16'.$D32]) &gt; 0.2)" style:apply-style-name="Untitled1" style:base-cell-address="'DIM aligned to ALS16'.L32"/>
    </style:style>
    <style:style style:name="ce22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L36] - ['DIM aligned to ALS16'.$D36]) &gt; 0.2)" style:apply-style-name="Untitled1" style:base-cell-address="'DIM aligned to ALS16'.L36"/>
    </style:style>
    <style:style style:name="ce22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L36] - ['DIM aligned to ALS16'.$D36]) &gt; 0.2)" style:apply-style-name="Untitled1" style:base-cell-address="'DIM aligned to ALS16'.L36"/>
    </style:style>
    <style:style style:name="ce22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L40] - ['DIM aligned to ALS16'.$D40]) &gt; 0.2)" style:apply-style-name="Untitled1" style:base-cell-address="'DIM aligned to ALS16'.L40"/>
    </style:style>
    <style:style style:name="ce22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L44] - ['DIM aligned to ALS16'.$D44]) &gt; 0.2)" style:apply-style-name="Untitled1" style:base-cell-address="'DIM aligned to ALS16'.L44"/>
    </style:style>
    <style:style style:name="ce22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L44] - ['DIM aligned to ALS16'.$D44]) &gt; 0.2)" style:apply-style-name="Untitled1" style:base-cell-address="'DIM aligned to ALS16'.L44"/>
    </style:style>
    <style:style style:name="ce22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L48] - ['DIM aligned to ALS16'.$D48]) &gt; 0.2)" style:apply-style-name="Untitled1" style:base-cell-address="'DIM aligned to ALS16'.L48"/>
    </style:style>
    <style:style style:name="ce22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L52] - ['DIM aligned to ALS16'.$D52]) &gt; 0.2)" style:apply-style-name="Untitled1" style:base-cell-address="'DIM aligned to ALS16'.L52"/>
    </style:style>
    <style:style style:name="ce23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L52] - ['DIM aligned to ALS16'.$D52]) &gt; 0.2)" style:apply-style-name="Untitled1" style:base-cell-address="'DIM aligned to ALS16'.L52"/>
    </style:style>
    <style:style style:name="ce23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L56] - ['DIM aligned to ALS16'.$D56]) &gt; 0.2)" style:apply-style-name="Untitled1" style:base-cell-address="'DIM aligned to ALS16'.L56"/>
    </style:style>
    <style:style style:name="ce23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L60] - ['DIM aligned to ALS16'.$D60]) &gt; 0.2)" style:apply-style-name="Untitled1" style:base-cell-address="'DIM aligned to ALS16'.L60"/>
    </style:style>
    <style:style style:name="ce23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L60] - ['DIM aligned to ALS16'.$D60]) &gt; 0.2)" style:apply-style-name="Untitled1" style:base-cell-address="'DIM aligned to ALS16'.L60"/>
    </style:style>
    <style:style style:name="ce23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L64] - ['DIM aligned to ALS16'.$D64]) &gt; 0.2)" style:apply-style-name="Untitled1" style:base-cell-address="'DIM aligned to ALS16'.L64"/>
    </style:style>
    <style:style style:name="ce23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M4] - ['DIM aligned to ALS16'.$D4]) &gt; 0.2)" style:apply-style-name="Untitled1" style:base-cell-address="'DIM aligned to ALS16'.M4"/>
    </style:style>
    <style:style style:name="ce23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M4] - ['DIM aligned to ALS16'.$D4]) &gt; 0.2)" style:apply-style-name="Untitled1" style:base-cell-address="'DIM aligned to ALS16'.M4"/>
    </style:style>
    <style:style style:name="ce23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M8] - ['DIM aligned to ALS16'.$D8]) &gt; 0.2)" style:apply-style-name="Untitled1" style:base-cell-address="'DIM aligned to ALS16'.M8"/>
    </style:style>
    <style:style style:name="ce2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M12] - ['DIM aligned to ALS16'.$D12]) &gt; 0.2)" style:apply-style-name="Untitled1" style:base-cell-address="'DIM aligned to ALS16'.M12"/>
    </style:style>
    <style:style style:name="ce2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M12] - ['DIM aligned to ALS16'.$D12]) &gt; 0.2)" style:apply-style-name="Untitled1" style:base-cell-address="'DIM aligned to ALS16'.M12"/>
    </style:style>
    <style:style style:name="ce24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M16] - ['DIM aligned to ALS16'.$D16]) &gt; 0.2)" style:apply-style-name="Untitled1" style:base-cell-address="'DIM aligned to ALS16'.M16"/>
    </style:style>
    <style:style style:name="ce24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M20] - ['DIM aligned to ALS16'.$D20]) &gt; 0.2)" style:apply-style-name="Untitled1" style:base-cell-address="'DIM aligned to ALS16'.M20"/>
    </style:style>
    <style:style style:name="ce24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M20] - ['DIM aligned to ALS16'.$D20]) &gt; 0.2)" style:apply-style-name="Untitled1" style:base-cell-address="'DIM aligned to ALS16'.M20"/>
    </style:style>
    <style:style style:name="ce24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M24] - ['DIM aligned to ALS16'.$D24]) &gt; 0.2)" style:apply-style-name="Untitled1" style:base-cell-address="'DIM aligned to ALS16'.M24"/>
    </style:style>
    <style:style style:name="ce24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M28] - ['DIM aligned to ALS16'.$D28]) &gt; 0.2)" style:apply-style-name="Untitled1" style:base-cell-address="'DIM aligned to ALS16'.M28"/>
    </style:style>
    <style:style style:name="ce24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M28] - ['DIM aligned to ALS16'.$D28]) &gt; 0.2)" style:apply-style-name="Untitled1" style:base-cell-address="'DIM aligned to ALS16'.M28"/>
    </style:style>
    <style:style style:name="ce24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M32] - ['DIM aligned to ALS16'.$D32]) &gt; 0.2)" style:apply-style-name="Untitled1" style:base-cell-address="'DIM aligned to ALS16'.M32"/>
    </style:style>
    <style:style style:name="ce24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M36] - ['DIM aligned to ALS16'.$D36]) &gt; 0.2)" style:apply-style-name="Untitled1" style:base-cell-address="'DIM aligned to ALS16'.M36"/>
    </style:style>
    <style:style style:name="ce24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M36] - ['DIM aligned to ALS16'.$D36]) &gt; 0.2)" style:apply-style-name="Untitled1" style:base-cell-address="'DIM aligned to ALS16'.M36"/>
    </style:style>
    <style:style style:name="ce24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M40] - ['DIM aligned to ALS16'.$D40]) &gt; 0.2)" style:apply-style-name="Untitled1" style:base-cell-address="'DIM aligned to ALS16'.M40"/>
    </style:style>
    <style:style style:name="ce25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M44] - ['DIM aligned to ALS16'.$D44]) &gt; 0.2)" style:apply-style-name="Untitled1" style:base-cell-address="'DIM aligned to ALS16'.M44"/>
    </style:style>
    <style:style style:name="ce25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M44] - ['DIM aligned to ALS16'.$D44]) &gt; 0.2)" style:apply-style-name="Untitled1" style:base-cell-address="'DIM aligned to ALS16'.M44"/>
    </style:style>
    <style:style style:name="ce25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M48] - ['DIM aligned to ALS16'.$D48]) &gt; 0.2)" style:apply-style-name="Untitled1" style:base-cell-address="'DIM aligned to ALS16'.M48"/>
    </style:style>
    <style:style style:name="ce25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M52] - ['DIM aligned to ALS16'.$D52]) &gt; 0.2)" style:apply-style-name="Untitled1" style:base-cell-address="'DIM aligned to ALS16'.M52"/>
    </style:style>
    <style:style style:name="ce25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M52] - ['DIM aligned to ALS16'.$D52]) &gt; 0.2)" style:apply-style-name="Untitled1" style:base-cell-address="'DIM aligned to ALS16'.M52"/>
    </style:style>
    <style:style style:name="ce25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M56] - ['DIM aligned to ALS16'.$D56]) &gt; 0.2)" style:apply-style-name="Untitled1" style:base-cell-address="'DIM aligned to ALS16'.M56"/>
    </style:style>
    <style:style style:name="ce25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M60] - ['DIM aligned to ALS16'.$D60]) &gt; 0.2)" style:apply-style-name="Untitled1" style:base-cell-address="'DIM aligned to ALS16'.M60"/>
    </style:style>
    <style:style style:name="ce25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M60] - ['DIM aligned to ALS16'.$D60]) &gt; 0.2)" style:apply-style-name="Untitled1" style:base-cell-address="'DIM aligned to ALS16'.M60"/>
    </style:style>
    <style:style style:name="ce25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M64] - ['DIM aligned to ALS16'.$D64]) &gt; 0.2)" style:apply-style-name="Untitled1" style:base-cell-address="'DIM aligned to ALS16'.M64"/>
    </style:style>
    <style:style style:name="ce25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N4] - ['DIM aligned to ALS16'.$D4]) &gt; 0.2)" style:apply-style-name="Untitled1" style:base-cell-address="'DIM aligned to ALS16'.N4"/>
    </style:style>
    <style:style style:name="ce260" style:family="table-cell" style:parent-style-name="Default" style:data-style-name="N2">
      <style:table-cell-properties fo:background-color="#99cccc"/>
      <style:map style:condition="is-true-formula(ABS(['DIM aligned to ALS16'.N4] - ['DIM aligned to ALS16'.$D4]) &gt; 0.2)" style:apply-style-name="Untitled1" style:base-cell-address="'DIM aligned to ALS16'.N4"/>
    </style:style>
    <style:style style:name="ce261" style:family="table-cell" style:parent-style-name="Default" style:data-style-name="N2">
      <style:table-cell-properties fo:background-color="#b0cccc"/>
      <style:map style:condition="is-true-formula(ABS(['DIM aligned to ALS16'.N8] - ['DIM aligned to ALS16'.$D8]) &gt; 0.2)" style:apply-style-name="Untitled1" style:base-cell-address="'DIM aligned to ALS16'.N8"/>
    </style:style>
    <style:style style:name="ce26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N12] - ['DIM aligned to ALS16'.$D12]) &gt; 0.2)" style:apply-style-name="Untitled1" style:base-cell-address="'DIM aligned to ALS16'.N12"/>
    </style:style>
    <style:style style:name="ce263" style:family="table-cell" style:parent-style-name="Default" style:data-style-name="N2">
      <style:table-cell-properties fo:background-color="#99cccc"/>
      <style:map style:condition="is-true-formula(ABS(['DIM aligned to ALS16'.N12] - ['DIM aligned to ALS16'.$D12]) &gt; 0.2)" style:apply-style-name="Untitled1" style:base-cell-address="'DIM aligned to ALS16'.N12"/>
    </style:style>
    <style:style style:name="ce264" style:family="table-cell" style:parent-style-name="Default" style:data-style-name="N2">
      <style:table-cell-properties fo:background-color="#b0cccc"/>
      <style:map style:condition="is-true-formula(ABS(['DIM aligned to ALS16'.N16] - ['DIM aligned to ALS16'.$D16]) &gt; 0.2)" style:apply-style-name="Untitled1" style:base-cell-address="'DIM aligned to ALS16'.N16"/>
    </style:style>
    <style:style style:name="ce26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N20] - ['DIM aligned to ALS16'.$D20]) &gt; 0.2)" style:apply-style-name="Untitled1" style:base-cell-address="'DIM aligned to ALS16'.N20"/>
    </style:style>
    <style:style style:name="ce266" style:family="table-cell" style:parent-style-name="Default" style:data-style-name="N2">
      <style:table-cell-properties fo:background-color="#99cccc"/>
      <style:map style:condition="is-true-formula(ABS(['DIM aligned to ALS16'.N20] - ['DIM aligned to ALS16'.$D20]) &gt; 0.2)" style:apply-style-name="Untitled1" style:base-cell-address="'DIM aligned to ALS16'.N20"/>
    </style:style>
    <style:style style:name="ce267" style:family="table-cell" style:parent-style-name="Default" style:data-style-name="N2">
      <style:table-cell-properties fo:background-color="#b0cccc"/>
      <style:map style:condition="is-true-formula(ABS(['DIM aligned to ALS16'.N24] - ['DIM aligned to ALS16'.$D24]) &gt; 0.2)" style:apply-style-name="Untitled1" style:base-cell-address="'DIM aligned to ALS16'.N24"/>
    </style:style>
    <style:style style:name="ce26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N28] - ['DIM aligned to ALS16'.$D28]) &gt; 0.2)" style:apply-style-name="Untitled1" style:base-cell-address="'DIM aligned to ALS16'.N28"/>
    </style:style>
    <style:style style:name="ce269" style:family="table-cell" style:parent-style-name="Default" style:data-style-name="N2">
      <style:table-cell-properties fo:background-color="#99cccc"/>
      <style:map style:condition="is-true-formula(ABS(['DIM aligned to ALS16'.N28] - ['DIM aligned to ALS16'.$D28]) &gt; 0.2)" style:apply-style-name="Untitled1" style:base-cell-address="'DIM aligned to ALS16'.N28"/>
    </style:style>
    <style:style style:name="ce270" style:family="table-cell" style:parent-style-name="Default" style:data-style-name="N2">
      <style:table-cell-properties fo:background-color="#b0cccc"/>
      <style:map style:condition="is-true-formula(ABS(['DIM aligned to ALS16'.N32] - ['DIM aligned to ALS16'.$D32]) &gt; 0.2)" style:apply-style-name="Untitled1" style:base-cell-address="'DIM aligned to ALS16'.N32"/>
    </style:style>
    <style:style style:name="ce27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N36] - ['DIM aligned to ALS16'.$D36]) &gt; 0.2)" style:apply-style-name="Untitled1" style:base-cell-address="'DIM aligned to ALS16'.N36"/>
    </style:style>
    <style:style style:name="ce272" style:family="table-cell" style:parent-style-name="Default" style:data-style-name="N2">
      <style:table-cell-properties fo:background-color="#99cccc"/>
      <style:map style:condition="is-true-formula(ABS(['DIM aligned to ALS16'.N36] - ['DIM aligned to ALS16'.$D36]) &gt; 0.2)" style:apply-style-name="Untitled1" style:base-cell-address="'DIM aligned to ALS16'.N36"/>
    </style:style>
    <style:style style:name="ce273" style:family="table-cell" style:parent-style-name="Default" style:data-style-name="N2">
      <style:table-cell-properties fo:background-color="#b0cccc"/>
      <style:map style:condition="is-true-formula(ABS(['DIM aligned to ALS16'.N40] - ['DIM aligned to ALS16'.$D40]) &gt; 0.2)" style:apply-style-name="Untitled1" style:base-cell-address="'DIM aligned to ALS16'.N40"/>
    </style:style>
    <style:style style:name="ce27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N44] - ['DIM aligned to ALS16'.$D44]) &gt; 0.2)" style:apply-style-name="Untitled1" style:base-cell-address="'DIM aligned to ALS16'.N44"/>
    </style:style>
    <style:style style:name="ce275" style:family="table-cell" style:parent-style-name="Default" style:data-style-name="N2">
      <style:table-cell-properties fo:background-color="#99cccc"/>
      <style:map style:condition="is-true-formula(ABS(['DIM aligned to ALS16'.N44] - ['DIM aligned to ALS16'.$D44]) &gt; 0.2)" style:apply-style-name="Untitled1" style:base-cell-address="'DIM aligned to ALS16'.N44"/>
    </style:style>
    <style:style style:name="ce276" style:family="table-cell" style:parent-style-name="Default" style:data-style-name="N2">
      <style:table-cell-properties fo:background-color="#b0cccc"/>
      <style:map style:condition="is-true-formula(ABS(['DIM aligned to ALS16'.N48] - ['DIM aligned to ALS16'.$D48]) &gt; 0.2)" style:apply-style-name="Untitled1" style:base-cell-address="'DIM aligned to ALS16'.N48"/>
    </style:style>
    <style:style style:name="ce27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N52] - ['DIM aligned to ALS16'.$D52]) &gt; 0.2)" style:apply-style-name="Untitled1" style:base-cell-address="'DIM aligned to ALS16'.N52"/>
    </style:style>
    <style:style style:name="ce278" style:family="table-cell" style:parent-style-name="Default" style:data-style-name="N2">
      <style:table-cell-properties fo:background-color="#99cccc"/>
      <style:map style:condition="is-true-formula(ABS(['DIM aligned to ALS16'.N52] - ['DIM aligned to ALS16'.$D52]) &gt; 0.2)" style:apply-style-name="Untitled1" style:base-cell-address="'DIM aligned to ALS16'.N52"/>
    </style:style>
    <style:style style:name="ce279" style:family="table-cell" style:parent-style-name="Default" style:data-style-name="N2">
      <style:table-cell-properties fo:background-color="#b0cccc"/>
      <style:map style:condition="is-true-formula(ABS(['DIM aligned to ALS16'.N56] - ['DIM aligned to ALS16'.$D56]) &gt; 0.2)" style:apply-style-name="Untitled1" style:base-cell-address="'DIM aligned to ALS16'.N56"/>
    </style:style>
    <style:style style:name="ce28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N60] - ['DIM aligned to ALS16'.$D60]) &gt; 0.2)" style:apply-style-name="Untitled1" style:base-cell-address="'DIM aligned to ALS16'.N60"/>
    </style:style>
    <style:style style:name="ce281" style:family="table-cell" style:parent-style-name="Default" style:data-style-name="N2">
      <style:table-cell-properties fo:background-color="#99cccc"/>
      <style:map style:condition="is-true-formula(ABS(['DIM aligned to ALS16'.N60] - ['DIM aligned to ALS16'.$D60]) &gt; 0.2)" style:apply-style-name="Untitled1" style:base-cell-address="'DIM aligned to ALS16'.N60"/>
    </style:style>
    <style:style style:name="ce282" style:family="table-cell" style:parent-style-name="Default" style:data-style-name="N2">
      <style:table-cell-properties fo:background-color="#b0cccc"/>
      <style:map style:condition="is-true-formula(ABS(['DIM aligned to ALS16'.N64] - ['DIM aligned to ALS16'.$D64]) &gt; 0.2)" style:apply-style-name="Untitled1" style:base-cell-address="'DIM aligned to ALS16'.N64"/>
    </style:style>
    <style:style style:name="ce2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O4] - ['DIM aligned to ALS16'.$D4]) &gt; 0.2)" style:apply-style-name="Untitled1" style:base-cell-address="'DIM aligned to ALS16'.O4"/>
    </style:style>
    <style:style style:name="ce2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O4] - ['DIM aligned to ALS16'.$D4]) &gt; 0.2)" style:apply-style-name="Untitled1" style:base-cell-address="'DIM aligned to ALS16'.O4"/>
    </style:style>
    <style:style style:name="ce2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O8] - ['DIM aligned to ALS16'.$D8]) &gt; 0.2)" style:apply-style-name="Untitled1" style:base-cell-address="'DIM aligned to ALS16'.O8"/>
    </style:style>
    <style:style style:name="ce2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O12] - ['DIM aligned to ALS16'.$D12]) &gt; 0.2)" style:apply-style-name="Untitled1" style:base-cell-address="'DIM aligned to ALS16'.O12"/>
    </style:style>
    <style:style style:name="ce2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O12] - ['DIM aligned to ALS16'.$D12]) &gt; 0.2)" style:apply-style-name="Untitled1" style:base-cell-address="'DIM aligned to ALS16'.O12"/>
    </style:style>
    <style:style style:name="ce2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O16] - ['DIM aligned to ALS16'.$D16]) &gt; 0.2)" style:apply-style-name="Untitled1" style:base-cell-address="'DIM aligned to ALS16'.O16"/>
    </style:style>
    <style:style style:name="ce2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O20] - ['DIM aligned to ALS16'.$D20]) &gt; 0.2)" style:apply-style-name="Untitled1" style:base-cell-address="'DIM aligned to ALS16'.O20"/>
    </style:style>
    <style:style style:name="ce2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O20] - ['DIM aligned to ALS16'.$D20]) &gt; 0.2)" style:apply-style-name="Untitled1" style:base-cell-address="'DIM aligned to ALS16'.O20"/>
    </style:style>
    <style:style style:name="ce2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O24] - ['DIM aligned to ALS16'.$D24]) &gt; 0.2)" style:apply-style-name="Untitled1" style:base-cell-address="'DIM aligned to ALS16'.O24"/>
    </style:style>
    <style:style style:name="ce29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O28] - ['DIM aligned to ALS16'.$D28]) &gt; 0.2)" style:apply-style-name="Untitled1" style:base-cell-address="'DIM aligned to ALS16'.O28"/>
    </style:style>
    <style:style style:name="ce29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O28] - ['DIM aligned to ALS16'.$D28]) &gt; 0.2)" style:apply-style-name="Untitled1" style:base-cell-address="'DIM aligned to ALS16'.O28"/>
    </style:style>
    <style:style style:name="ce29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O32] - ['DIM aligned to ALS16'.$D32]) &gt; 0.2)" style:apply-style-name="Untitled1" style:base-cell-address="'DIM aligned to ALS16'.O32"/>
    </style:style>
    <style:style style:name="ce29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O36] - ['DIM aligned to ALS16'.$D36]) &gt; 0.2)" style:apply-style-name="Untitled1" style:base-cell-address="'DIM aligned to ALS16'.O36"/>
    </style:style>
    <style:style style:name="ce29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O36] - ['DIM aligned to ALS16'.$D36]) &gt; 0.2)" style:apply-style-name="Untitled1" style:base-cell-address="'DIM aligned to ALS16'.O36"/>
    </style:style>
    <style:style style:name="ce29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O40] - ['DIM aligned to ALS16'.$D40]) &gt; 0.2)" style:apply-style-name="Untitled1" style:base-cell-address="'DIM aligned to ALS16'.O40"/>
    </style:style>
    <style:style style:name="ce29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O44] - ['DIM aligned to ALS16'.$D44]) &gt; 0.2)" style:apply-style-name="Untitled1" style:base-cell-address="'DIM aligned to ALS16'.O44"/>
    </style:style>
    <style:style style:name="ce29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O44] - ['DIM aligned to ALS16'.$D44]) &gt; 0.2)" style:apply-style-name="Untitled1" style:base-cell-address="'DIM aligned to ALS16'.O44"/>
    </style:style>
    <style:style style:name="ce30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O48] - ['DIM aligned to ALS16'.$D48]) &gt; 0.2)" style:apply-style-name="Untitled1" style:base-cell-address="'DIM aligned to ALS16'.O48"/>
    </style:style>
    <style:style style:name="ce30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O52] - ['DIM aligned to ALS16'.$D52]) &gt; 0.2)" style:apply-style-name="Untitled1" style:base-cell-address="'DIM aligned to ALS16'.O52"/>
    </style:style>
    <style:style style:name="ce30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O52] - ['DIM aligned to ALS16'.$D52]) &gt; 0.2)" style:apply-style-name="Untitled1" style:base-cell-address="'DIM aligned to ALS16'.O52"/>
    </style:style>
    <style:style style:name="ce30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O56] - ['DIM aligned to ALS16'.$D56]) &gt; 0.2)" style:apply-style-name="Untitled1" style:base-cell-address="'DIM aligned to ALS16'.O56"/>
    </style:style>
    <style:style style:name="ce30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O60] - ['DIM aligned to ALS16'.$D60]) &gt; 0.2)" style:apply-style-name="Untitled1" style:base-cell-address="'DIM aligned to ALS16'.O60"/>
    </style:style>
    <style:style style:name="ce30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O60] - ['DIM aligned to ALS16'.$D60]) &gt; 0.2)" style:apply-style-name="Untitled1" style:base-cell-address="'DIM aligned to ALS16'.O60"/>
    </style:style>
    <style:style style:name="ce30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O64] - ['DIM aligned to ALS16'.$D64]) &gt; 0.2)" style:apply-style-name="Untitled1" style:base-cell-address="'DIM aligned to ALS16'.O64"/>
    </style:style>
    <style:style style:name="ce30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P4] - ['DIM aligned to ALS16'.$D4]) &gt; 0.2)" style:apply-style-name="Untitled1" style:base-cell-address="'DIM aligned to ALS16'.P4"/>
    </style:style>
    <style:style style:name="ce308" style:family="table-cell" style:parent-style-name="Default" style:data-style-name="N2">
      <style:table-cell-properties fo:background-color="#ffcc00"/>
      <style:map style:condition="is-true-formula(ABS(['DIM aligned to ALS16'.P4] - ['DIM aligned to ALS16'.$D4]) &gt; 0.2)" style:apply-style-name="Untitled1" style:base-cell-address="'DIM aligned to ALS16'.P4"/>
    </style:style>
    <style:style style:name="ce309" style:family="table-cell" style:parent-style-name="Default" style:data-style-name="N2">
      <style:table-cell-properties fo:background-color="#ffdd54"/>
      <style:map style:condition="is-true-formula(ABS(['DIM aligned to ALS16'.P8] - ['DIM aligned to ALS16'.$D8]) &gt; 0.2)" style:apply-style-name="Untitled1" style:base-cell-address="'DIM aligned to ALS16'.P8"/>
    </style:style>
    <style:style style:name="ce31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P12] - ['DIM aligned to ALS16'.$D12]) &gt; 0.2)" style:apply-style-name="Untitled1" style:base-cell-address="'DIM aligned to ALS16'.P12"/>
    </style:style>
    <style:style style:name="ce311" style:family="table-cell" style:parent-style-name="Default" style:data-style-name="N2">
      <style:table-cell-properties fo:background-color="#ffcc00"/>
      <style:map style:condition="is-true-formula(ABS(['DIM aligned to ALS16'.P12] - ['DIM aligned to ALS16'.$D12]) &gt; 0.2)" style:apply-style-name="Untitled1" style:base-cell-address="'DIM aligned to ALS16'.P12"/>
    </style:style>
    <style:style style:name="ce312" style:family="table-cell" style:parent-style-name="Default" style:data-style-name="N2">
      <style:table-cell-properties fo:background-color="#ffdd54"/>
      <style:map style:condition="is-true-formula(ABS(['DIM aligned to ALS16'.P16] - ['DIM aligned to ALS16'.$D16]) &gt; 0.2)" style:apply-style-name="Untitled1" style:base-cell-address="'DIM aligned to ALS16'.P16"/>
    </style:style>
    <style:style style:name="ce31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P20] - ['DIM aligned to ALS16'.$D20]) &gt; 0.2)" style:apply-style-name="Untitled1" style:base-cell-address="'DIM aligned to ALS16'.P20"/>
    </style:style>
    <style:style style:name="ce314" style:family="table-cell" style:parent-style-name="Default" style:data-style-name="N2">
      <style:table-cell-properties fo:background-color="#ffcc00"/>
      <style:map style:condition="is-true-formula(ABS(['DIM aligned to ALS16'.P20] - ['DIM aligned to ALS16'.$D20]) &gt; 0.2)" style:apply-style-name="Untitled1" style:base-cell-address="'DIM aligned to ALS16'.P20"/>
    </style:style>
    <style:style style:name="ce315" style:family="table-cell" style:parent-style-name="Default" style:data-style-name="N2">
      <style:table-cell-properties fo:background-color="#ffdd54"/>
      <style:map style:condition="is-true-formula(ABS(['DIM aligned to ALS16'.P24] - ['DIM aligned to ALS16'.$D24]) &gt; 0.2)" style:apply-style-name="Untitled1" style:base-cell-address="'DIM aligned to ALS16'.P24"/>
    </style:style>
    <style:style style:name="ce31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P28] - ['DIM aligned to ALS16'.$D28]) &gt; 0.2)" style:apply-style-name="Untitled1" style:base-cell-address="'DIM aligned to ALS16'.P28"/>
    </style:style>
    <style:style style:name="ce317" style:family="table-cell" style:parent-style-name="Default" style:data-style-name="N2">
      <style:table-cell-properties fo:background-color="#ffcc00"/>
      <style:map style:condition="is-true-formula(ABS(['DIM aligned to ALS16'.P28] - ['DIM aligned to ALS16'.$D28]) &gt; 0.2)" style:apply-style-name="Untitled1" style:base-cell-address="'DIM aligned to ALS16'.P28"/>
    </style:style>
    <style:style style:name="ce318" style:family="table-cell" style:parent-style-name="Default" style:data-style-name="N2">
      <style:table-cell-properties fo:background-color="#ffdd54"/>
      <style:map style:condition="is-true-formula(ABS(['DIM aligned to ALS16'.P32] - ['DIM aligned to ALS16'.$D32]) &gt; 0.2)" style:apply-style-name="Untitled1" style:base-cell-address="'DIM aligned to ALS16'.P32"/>
    </style:style>
    <style:style style:name="ce31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P36] - ['DIM aligned to ALS16'.$D36]) &gt; 0.2)" style:apply-style-name="Untitled1" style:base-cell-address="'DIM aligned to ALS16'.P36"/>
    </style:style>
    <style:style style:name="ce320" style:family="table-cell" style:parent-style-name="Default" style:data-style-name="N2">
      <style:table-cell-properties fo:background-color="#ffcc00"/>
      <style:map style:condition="is-true-formula(ABS(['DIM aligned to ALS16'.P36] - ['DIM aligned to ALS16'.$D36]) &gt; 0.2)" style:apply-style-name="Untitled1" style:base-cell-address="'DIM aligned to ALS16'.P36"/>
    </style:style>
    <style:style style:name="ce321" style:family="table-cell" style:parent-style-name="Default" style:data-style-name="N2">
      <style:table-cell-properties fo:background-color="#ffdd54"/>
      <style:map style:condition="is-true-formula(ABS(['DIM aligned to ALS16'.P40] - ['DIM aligned to ALS16'.$D40]) &gt; 0.2)" style:apply-style-name="Untitled1" style:base-cell-address="'DIM aligned to ALS16'.P40"/>
    </style:style>
    <style:style style:name="ce32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P44] - ['DIM aligned to ALS16'.$D44]) &gt; 0.2)" style:apply-style-name="Untitled1" style:base-cell-address="'DIM aligned to ALS16'.P44"/>
    </style:style>
    <style:style style:name="ce323" style:family="table-cell" style:parent-style-name="Default" style:data-style-name="N2">
      <style:table-cell-properties fo:background-color="#ffcc00"/>
      <style:map style:condition="is-true-formula(ABS(['DIM aligned to ALS16'.P44] - ['DIM aligned to ALS16'.$D44]) &gt; 0.2)" style:apply-style-name="Untitled1" style:base-cell-address="'DIM aligned to ALS16'.P44"/>
    </style:style>
    <style:style style:name="ce324" style:family="table-cell" style:parent-style-name="Default" style:data-style-name="N2">
      <style:table-cell-properties fo:background-color="#ffdd54"/>
      <style:map style:condition="is-true-formula(ABS(['DIM aligned to ALS16'.P48] - ['DIM aligned to ALS16'.$D48]) &gt; 0.2)" style:apply-style-name="Untitled1" style:base-cell-address="'DIM aligned to ALS16'.P48"/>
    </style:style>
    <style:style style:name="ce32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P52] - ['DIM aligned to ALS16'.$D52]) &gt; 0.2)" style:apply-style-name="Untitled1" style:base-cell-address="'DIM aligned to ALS16'.P52"/>
    </style:style>
    <style:style style:name="ce326" style:family="table-cell" style:parent-style-name="Default" style:data-style-name="N2">
      <style:table-cell-properties fo:background-color="#ffcc00"/>
      <style:map style:condition="is-true-formula(ABS(['DIM aligned to ALS16'.P52] - ['DIM aligned to ALS16'.$D52]) &gt; 0.2)" style:apply-style-name="Untitled1" style:base-cell-address="'DIM aligned to ALS16'.P52"/>
    </style:style>
    <style:style style:name="ce327" style:family="table-cell" style:parent-style-name="Default" style:data-style-name="N2">
      <style:table-cell-properties fo:background-color="#ffdd54"/>
      <style:map style:condition="is-true-formula(ABS(['DIM aligned to ALS16'.P56] - ['DIM aligned to ALS16'.$D56]) &gt; 0.2)" style:apply-style-name="Untitled1" style:base-cell-address="'DIM aligned to ALS16'.P56"/>
    </style:style>
    <style:style style:name="ce32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P60] - ['DIM aligned to ALS16'.$D60]) &gt; 0.2)" style:apply-style-name="Untitled1" style:base-cell-address="'DIM aligned to ALS16'.P60"/>
    </style:style>
    <style:style style:name="ce329" style:family="table-cell" style:parent-style-name="Default" style:data-style-name="N2">
      <style:table-cell-properties fo:background-color="#ffcc00"/>
      <style:map style:condition="is-true-formula(ABS(['DIM aligned to ALS16'.P60] - ['DIM aligned to ALS16'.$D60]) &gt; 0.2)" style:apply-style-name="Untitled1" style:base-cell-address="'DIM aligned to ALS16'.P60"/>
    </style:style>
    <style:style style:name="ce330" style:family="table-cell" style:parent-style-name="Default" style:data-style-name="N2">
      <style:table-cell-properties fo:background-color="#ffdd54"/>
      <style:map style:condition="is-true-formula(ABS(['DIM aligned to ALS16'.P64] - ['DIM aligned to ALS16'.$D64]) &gt; 0.2)" style:apply-style-name="Untitled1" style:base-cell-address="'DIM aligned to ALS16'.P64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visibility="collapse" table:default-cell-style-name="ce80"/>
        <table:table-column table:style-name="co5" table:default-cell-style-name="ce25"/>
        <table:table-column table:style-name="co6" table:visibility="collapse" table:default-cell-style-name="ce131"/>
        <table:table-column table:style-name="co4" table:default-cell-style-name="ce159"/>
        <table:table-column table:style-name="co4" table:visibility="collapse" table:default-cell-style-name="ce159"/>
        <table:table-column table:style-name="co4" table:default-cell-style-name="ce211"/>
        <table:table-column table:style-name="co4" table:default-cell-style-name="ce159"/>
        <table:table-column table:style-name="co4" table:default-cell-style-name="ce25"/>
        <table:table-column table:style-name="co7" table:default-cell-style-name="ce211"/>
        <table:table-column table:style-name="co8" table:default-cell-style-name="ce53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L=1.0, d=0.2, s=0.15</text:p>
          </table:table-cell>
          <table:table-cell table:style-name="Default" table:number-columns-repeated="5"/>
          <table:table-cell table:style-name="Default" office:value-type="string" calcext:value-type="string">
            <text:p>R=1.0, s=0.05</text:p>
          </table:table-cell>
          <table:table-cell table:style-name="Default" table:number-columns-repeated="3"/>
          <table:table-cell table:style-name="Default" office:value-type="string" calcext:value-type="string">
            <text:p>This shouldn’t work that wel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ICP</text:p>
          </table:table-cell>
          <table:table-cell table:style-name="ce49" office:value-type="string" calcext:value-type="string" table:number-columns-spanned="1" table:number-rows-spanned="2">
            <text:p>Distance Consensus</text:p>
          </table:table-cell>
          <table:table-cell table:style-name="ce77" office:value-type="string" calcext:value-type="string" table:number-columns-spanned="1" table:number-rows-spanned="2">
            <text:p>Distance Consensus 10</text:p>
          </table:table-cell>
          <table:table-cell table:style-name="ce21" office:value-type="string" calcext:value-type="string" table:number-columns-spanned="1" table:number-rows-spanned="2">
            <text:p>Normal Vector Consensus</text:p>
          </table:table-cell>
          <table:table-cell table:style-name="ce128" office:value-type="string" calcext:value-type="string" table:number-columns-spanned="1" table:number-rows-spanned="2">
            <text:p>Normal Vector Consensus 10</text:p>
          </table:table-cell>
          <table:table-cell table:style-name="ce155" office:value-type="string" calcext:value-type="string" table:number-columns-spanned="1" table:number-rows-spanned="2">
            <text:p>Combined Consensus</text:p>
          </table:table-cell>
          <table:table-cell table:style-name="ce155" office:value-type="string" calcext:value-type="string" table:number-columns-spanned="1" table:number-rows-spanned="2">
            <text:p>Combined Consensus 10</text:p>
          </table:table-cell>
          <table:table-cell table:style-name="ce207" office:value-type="string" calcext:value-type="string" table:number-columns-spanned="1" table:number-rows-spanned="2">
            <text:p>Accumulator</text:p>
          </table:table-cell>
          <table:table-cell table:style-name="ce155" office:value-type="string" calcext:value-type="string" table:number-columns-spanned="1" table:number-rows-spanned="2">
            <text:p>Accumulator-ICP</text:p>
          </table:table-cell>
          <table:table-cell table:style-name="ce21" office:value-type="string" calcext:value-type="string" table:number-columns-spanned="1" table:number-rows-spanned="2">
            <text:p>Accumulator-Pruning-ICP</text:p>
          </table:table-cell>
          <table:table-cell table:style-name="ce207" office:value-type="string" calcext:value-type="string" table:number-columns-spanned="1" table:number-rows-spanned="2">
            <text:p>Distance Consensus-Pruning-ICP</text:p>
          </table:table-cell>
          <table:table-cell table:style-name="ce49" office:value-type="string" calcext:value-type="string" table:number-columns-spanned="1" table:number-rows-spanned="2">
            <text:p>Model Pruning-ICP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number-columns-repeated="2" table:style-name="ce50"/>
          <table:covered-table-cell table:number-columns-repeated="2" table:style-name="ce22"/>
          <table:covered-table-cell table:number-columns-repeated="2" table:style-name="ce156"/>
          <table:covered-table-cell table:style-name="ce208"/>
          <table:covered-table-cell table:style-name="ce156"/>
          <table:covered-table-cell table:style-name="ce22"/>
          <table:covered-table-cell table:style-name="ce208"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-0.0439837" calcext:value-type="float">
            <text:p>-0.04</text:p>
          </table:table-cell>
          <table:table-cell table:style-name="ce51" office:value-type="float" office:value="0" calcext:value-type="float">
            <text:p>0.00</text:p>
          </table:table-cell>
          <table:table-cell table:style-name="ce78" office:value-type="float" office:value="0.1" calcext:value-type="float">
            <text:p>0.10</text:p>
          </table:table-cell>
          <table:table-cell table:style-name="ce104" office:value-type="float" office:value="0" calcext:value-type="float">
            <text:p>0.00</text:p>
          </table:table-cell>
          <table:table-cell table:style-name="ce129" office:value-type="float" office:value="0" calcext:value-type="float">
            <text:p>0.00</text:p>
          </table:table-cell>
          <table:table-cell table:style-name="ce157" office:value-type="float" office:value="0" calcext:value-type="float">
            <text:p>0.00</text:p>
          </table:table-cell>
          <table:table-cell table:style-name="ce183" office:value-type="float" office:value="0.1" calcext:value-type="float">
            <text:p>0.10</text:p>
          </table:table-cell>
          <table:table-cell table:style-name="ce209" office:value-type="float" office:value="0.15" calcext:value-type="float">
            <text:p>0.15</text:p>
          </table:table-cell>
          <table:table-cell table:style-name="ce235" office:value-type="float" office:value="-0.18735228" calcext:value-type="float">
            <text:p>-0.19</text:p>
          </table:table-cell>
          <table:table-cell table:style-name="ce259" office:value-type="float" office:value="0.12309909" calcext:value-type="float">
            <text:p>0.12</text:p>
          </table:table-cell>
          <table:table-cell table:style-name="ce283" office:value-type="float" office:value="0.0074661" calcext:value-type="float">
            <text:p>0.01</text:p>
          </table:table-cell>
          <table:table-cell table:style-name="ce307" office:value-type="float" office:value="-0.00056267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-0.06518391" calcext:value-type="float">
            <text:p>-0.07</text:p>
          </table:table-cell>
          <table:table-cell table:style-name="ce52" office:value-type="float" office:value="0.15" calcext:value-type="float">
            <text:p>0.15</text:p>
          </table:table-cell>
          <table:table-cell table:style-name="ce79" office:value-type="float" office:value="0.1" calcext:value-type="float">
            <text:p>0.10</text:p>
          </table:table-cell>
          <table:table-cell table:style-name="ce105" office:value-type="float" office:value="0.15" calcext:value-type="float">
            <text:p>0.15</text:p>
          </table:table-cell>
          <table:table-cell table:style-name="ce130" office:value-type="float" office:value="0.2" calcext:value-type="float">
            <text:p>0.20</text:p>
          </table:table-cell>
          <table:table-cell table:style-name="ce158" office:value-type="float" office:value="0.15" calcext:value-type="float">
            <text:p>0.15</text:p>
          </table:table-cell>
          <table:table-cell table:style-name="ce184" office:value-type="float" office:value="0.1" calcext:value-type="float">
            <text:p>0.10</text:p>
          </table:table-cell>
          <table:table-cell table:style-name="ce210" office:value-type="float" office:value="0.05" calcext:value-type="float">
            <text:p>0.05</text:p>
          </table:table-cell>
          <table:table-cell table:style-name="ce236" office:value-type="float" office:value="-0.11430414" calcext:value-type="float">
            <text:p>-0.11</text:p>
          </table:table-cell>
          <table:table-cell table:style-name="ce260" office:value-type="float" office:value="0.07617252" calcext:value-type="float">
            <text:p>0.08</text:p>
          </table:table-cell>
          <table:table-cell table:style-name="ce284" office:value-type="float" office:value="0.1470811" calcext:value-type="float">
            <text:p>0.15</text:p>
          </table:table-cell>
          <table:table-cell table:style-name="ce308" office:value-type="float" office:value="0.03094057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29956961" calcext:value-type="float">
            <text:p>-0.30</text:p>
          </table:table-cell>
          <table:table-cell table:style-name="ce52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.00</text:p>
          </table:table-cell>
          <table:table-cell table:style-name="ce105" office:value-type="float" office:value="-0.6" calcext:value-type="float">
            <text:p>-0.60</text:p>
          </table:table-cell>
          <table:table-cell table:style-name="ce130" office:value-type="float" office:value="-0.5" calcext:value-type="float">
            <text:p>-0.50</text:p>
          </table:table-cell>
          <table:table-cell table:style-name="ce158" office:value-type="float" office:value="0" calcext:value-type="float">
            <text:p>0.00</text:p>
          </table:table-cell>
          <table:table-cell table:style-name="ce184" office:value-type="float" office:value="0" calcext:value-type="float">
            <text:p>0.00</text:p>
          </table:table-cell>
          <table:table-cell table:style-name="ce210" office:value-type="float" office:value="0" calcext:value-type="float">
            <text:p>0.00</text:p>
          </table:table-cell>
          <table:table-cell table:style-name="ce236" office:value-type="float" office:value="-0.29612572" calcext:value-type="float">
            <text:p>-0.30</text:p>
          </table:table-cell>
          <table:table-cell table:style-name="ce260" office:value-type="float" office:value="-0.03126485" calcext:value-type="float">
            <text:p>-0.03</text:p>
          </table:table-cell>
          <table:table-cell table:style-name="ce284" office:value-type="float" office:value="-0.03003082" calcext:value-type="float">
            <text:p>-0.03</text:p>
          </table:table-cell>
          <table:table-cell table:style-name="ce308" office:value-type="float" office:value="-0.03074053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0.38735604" calcext:value-type="float">
            <text:p>0.39</text:p>
          </table:table-cell>
          <table:table-cell office:value-type="float" office:value="0.97373455" calcext:value-type="float">
            <text:p>0.97</text:p>
          </table:table-cell>
          <table:table-cell office:value-type="float" office:value="0.68756731" calcext:value-type="float">
            <text:p>0.69</text:p>
          </table:table-cell>
          <table:table-cell office:value-type="float" office:value="0.97283559" calcext:value-type="float">
            <text:p>0.97</text:p>
          </table:table-cell>
          <table:table-cell office:value-type="float" office:value="0.97417241" calcext:value-type="float">
            <text:p>0.97</text:p>
          </table:table-cell>
          <table:table-cell office:value-type="float" office:value="0.97373455" calcext:value-type="float">
            <text:p>0.97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9708186" calcext:value-type="float">
            <text:p>1.00</text:p>
          </table:table-cell>
          <table:table-cell office:value-type="float" office:value="0.997533" calcext:value-type="float">
            <text:p>1.00</text:p>
          </table:table-cell>
          <table:table-cell office:value-type="float" office:value="0.99514353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5487148" calcext:value-type="float">
            <text:p>-0.15</text:p>
          </table:table-cell>
          <table:table-cell table:style-name="ce54" office:value-type="float" office:value="0" calcext:value-type="float">
            <text:p>0.00</text:p>
          </table:table-cell>
          <table:table-cell table:style-name="ce81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style-name="ce132" office:value-type="float" office:value="-0.1" calcext:value-type="float">
            <text:p>-0.10</text:p>
          </table:table-cell>
          <table:table-cell table:style-name="ce160" office:value-type="float" office:value="0" calcext:value-type="float">
            <text:p>0.00</text:p>
          </table:table-cell>
          <table:table-cell table:style-name="ce185" office:value-type="float" office:value="0" calcext:value-type="float">
            <text:p>0.00</text:p>
          </table:table-cell>
          <table:table-cell table:style-name="ce212" office:value-type="float" office:value="-0.1" calcext:value-type="float">
            <text:p>-0.10</text:p>
          </table:table-cell>
          <table:table-cell table:style-name="ce237" office:value-type="float" office:value="-0.05403661" calcext:value-type="float">
            <text:p>-0.05</text:p>
          </table:table-cell>
          <table:table-cell table:style-name="ce261" office:value-type="float" office:value="-0.09964047" calcext:value-type="float">
            <text:p>-0.10</text:p>
          </table:table-cell>
          <table:table-cell table:style-name="ce285" office:value-type="float" office:value="-0.01375673" calcext:value-type="float">
            <text:p>-0.01</text:p>
          </table:table-cell>
          <table:table-cell table:style-name="ce309" office:value-type="float" office:value="-0.02678344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5775448" calcext:value-type="float">
            <text:p>-0.16</text:p>
          </table:table-cell>
          <table:table-cell table:style-name="ce54" office:value-type="float" office:value="0" calcext:value-type="float">
            <text:p>0.00</text:p>
          </table:table-cell>
          <table:table-cell table:style-name="ce81" office:value-type="float" office:value="-0.1" calcext:value-type="float">
            <text:p>-0.10</text:p>
          </table:table-cell>
          <table:table-cell table:style-name="ce106" office:value-type="float" office:value="-0.45" calcext:value-type="float">
            <text:p>-0.45</text:p>
          </table:table-cell>
          <table:table-cell table:style-name="ce132" office:value-type="float" office:value="-0.4" calcext:value-type="float">
            <text:p>-0.40</text:p>
          </table:table-cell>
          <table:table-cell table:style-name="ce160" office:value-type="float" office:value="-0.15" calcext:value-type="float">
            <text:p>-0.15</text:p>
          </table:table-cell>
          <table:table-cell table:style-name="ce185" office:value-type="float" office:value="-0.1" calcext:value-type="float">
            <text:p>-0.10</text:p>
          </table:table-cell>
          <table:table-cell table:style-name="ce212" office:value-type="float" office:value="-0.1" calcext:value-type="float">
            <text:p>-0.10</text:p>
          </table:table-cell>
          <table:table-cell table:style-name="ce237" office:value-type="float" office:value="-0.06037555" calcext:value-type="float">
            <text:p>-0.06</text:p>
          </table:table-cell>
          <table:table-cell table:style-name="ce261" office:value-type="float" office:value="-0.09090562" calcext:value-type="float">
            <text:p>-0.09</text:p>
          </table:table-cell>
          <table:table-cell table:style-name="ce285" office:value-type="float" office:value="-0.03958937" calcext:value-type="float">
            <text:p>-0.04</text:p>
          </table:table-cell>
          <table:table-cell table:style-name="ce309" office:value-type="float" office:value="-0.03076814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13102991" calcext:value-type="float">
            <text:p>-0.13</text:p>
          </table:table-cell>
          <table:table-cell table:style-name="ce54" office:value-type="float" office:value="-0.15" calcext:value-type="float">
            <text:p>-0.15</text:p>
          </table:table-cell>
          <table:table-cell table:style-name="ce81" office:value-type="float" office:value="0" calcext:value-type="float">
            <text:p>0.00</text:p>
          </table:table-cell>
          <table:table-cell table:style-name="ce106" office:value-type="float" office:value="-0.45" calcext:value-type="float">
            <text:p>-0.45</text:p>
          </table:table-cell>
          <table:table-cell table:style-name="ce132" office:value-type="float" office:value="-0.4" calcext:value-type="float">
            <text:p>-0.40</text:p>
          </table:table-cell>
          <table:table-cell table:style-name="ce160" office:value-type="float" office:value="0" calcext:value-type="float">
            <text:p>0.00</text:p>
          </table:table-cell>
          <table:table-cell table:style-name="ce185" office:value-type="float" office:value="0" calcext:value-type="float">
            <text:p>0.00</text:p>
          </table:table-cell>
          <table:table-cell table:style-name="ce212" office:value-type="float" office:value="0" calcext:value-type="float">
            <text:p>0.00</text:p>
          </table:table-cell>
          <table:table-cell table:style-name="ce237" office:value-type="float" office:value="-0.13135747" calcext:value-type="float">
            <text:p>-0.13</text:p>
          </table:table-cell>
          <table:table-cell table:style-name="ce261" office:value-type="float" office:value="-0.05401441" calcext:value-type="float">
            <text:p>-0.05</text:p>
          </table:table-cell>
          <table:table-cell table:style-name="ce285" office:value-type="float" office:value="-0.08068873" calcext:value-type="float">
            <text:p>-0.08</text:p>
          </table:table-cell>
          <table:table-cell table:style-name="ce309" office:value-type="float" office:value="-0.05657917" calcext:value-type="float">
            <text:p>-0.0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1.09508987" calcext:value-type="float">
            <text:p>1.10</text:p>
          </table:table-cell>
          <table:table-cell table:style-name="ce55" office:value-type="float" office:value="0.65887505" calcext:value-type="float">
            <text:p>0.66</text:p>
          </table:table-cell>
          <table:table-cell table:style-name="ce82" office:value-type="float" office:value="0.98890518" calcext:value-type="float">
            <text:p>0.99</text:p>
          </table:table-cell>
          <table:table-cell table:style-name="ce27" office:value-type="float" office:value="0.81837982" calcext:value-type="float">
            <text:p>0.82</text:p>
          </table:table-cell>
          <table:table-cell table:style-name="ce133" office:value-type="float" office:value="1.49168752" calcext:value-type="float">
            <text:p>1.49</text:p>
          </table:table-cell>
          <table:table-cell table:style-name="ce161" office:value-type="float" office:value="0.98748371" calcext:value-type="float">
            <text:p>0.99</text:p>
          </table:table-cell>
          <table:table-cell table:style-name="ce161" office:value-type="float" office:value="0.98890518" calcext:value-type="float">
            <text:p>0.99</text:p>
          </table:table-cell>
          <table:table-cell table:style-name="ce213" office:value-type="float" office:value="0.00924075" calcext:value-type="float">
            <text:p>0.01</text:p>
          </table:table-cell>
          <table:table-cell table:style-name="ce161" office:value-type="float" office:value="0" calcext:value-type="float">
            <text:p>0.00</text:p>
          </table:table-cell>
          <table:table-cell table:style-name="ce27" office:value-type="float" office:value="0.98430195" calcext:value-type="float">
            <text:p>0.98</text:p>
          </table:table-cell>
          <table:table-cell table:style-name="ce213" office:value-type="float" office:value="1.11498166" calcext:value-type="float">
            <text:p>1.11</text:p>
          </table:table-cell>
          <table:table-cell table:style-name="ce55" office:value-type="float" office:value="0.98197271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/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8.10503043" calcext:value-type="float">
            <text:p>-8.11</text:p>
          </table:table-cell>
          <table:table-cell table:style-name="ce56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34" office:value-type="float" office:value="-0.1" calcext:value-type="float">
            <text:p>-0.10</text:p>
          </table:table-cell>
          <table:table-cell table:style-name="ce162" office:value-type="float" office:value="0" calcext:value-type="float">
            <text:p>0.00</text:p>
          </table:table-cell>
          <table:table-cell table:style-name="ce186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.00</text:p>
          </table:table-cell>
          <table:table-cell table:style-name="ce238" office:value-type="float" office:value="-8.10503043" calcext:value-type="float">
            <text:p>-8.11</text:p>
          </table:table-cell>
          <table:table-cell table:style-name="ce262" office:value-type="float" office:value="-0.03745773" calcext:value-type="float">
            <text:p>-0.04</text:p>
          </table:table-cell>
          <table:table-cell table:style-name="ce286" office:value-type="float" office:value="-0.03751433" calcext:value-type="float">
            <text:p>-0.04</text:p>
          </table:table-cell>
          <table:table-cell table:style-name="ce310" office:value-type="float" office:value="-0.04470742" calcext:value-type="float">
            <text:p>-0.04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2.16906141" calcext:value-type="float">
            <text:p>2.17</text:p>
          </table:table-cell>
          <table:table-cell table:style-name="ce57" office:value-type="float" office:value="-0.15" calcext:value-type="float">
            <text:p>-0.15</text:p>
          </table:table-cell>
          <table:table-cell table:style-name="ce84" office:value-type="float" office:value="-0.2" calcext:value-type="float">
            <text:p>-0.20</text:p>
          </table:table-cell>
          <table:table-cell table:style-name="ce108" office:value-type="float" office:value="0" calcext:value-type="float">
            <text:p>0.00</text:p>
          </table:table-cell>
          <table:table-cell table:style-name="ce135" office:value-type="float" office:value="0" calcext:value-type="float">
            <text:p>0.00</text:p>
          </table:table-cell>
          <table:table-cell table:style-name="ce163" office:value-type="float" office:value="-0.3" calcext:value-type="float">
            <text:p>-0.30</text:p>
          </table:table-cell>
          <table:table-cell table:style-name="ce187" office:value-type="float" office:value="-0.2" calcext:value-type="float">
            <text:p>-0.20</text:p>
          </table:table-cell>
          <table:table-cell table:style-name="ce215" office:value-type="float" office:value="-0.25" calcext:value-type="float">
            <text:p>-0.25</text:p>
          </table:table-cell>
          <table:table-cell table:style-name="ce239" office:value-type="float" office:value="2.41906141" calcext:value-type="float">
            <text:p>2.42</text:p>
          </table:table-cell>
          <table:table-cell table:style-name="ce263" office:value-type="float" office:value="-0.22221147" calcext:value-type="float">
            <text:p>-0.22</text:p>
          </table:table-cell>
          <table:table-cell table:style-name="ce287" office:value-type="float" office:value="-0.17601639" calcext:value-type="float">
            <text:p>-0.18</text:p>
          </table:table-cell>
          <table:table-cell table:style-name="ce311" office:value-type="float" office:value="-0.10738535" calcext:value-type="float">
            <text:p>-0.1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30634184" calcext:value-type="float">
            <text:p>-0.31</text:p>
          </table:table-cell>
          <table:table-cell table:style-name="ce57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35" office:value-type="float" office:value="-0.1" calcext:value-type="float">
            <text:p>-0.10</text:p>
          </table:table-cell>
          <table:table-cell table:style-name="ce163" office:value-type="float" office:value="0" calcext:value-type="float">
            <text:p>0.00</text:p>
          </table:table-cell>
          <table:table-cell table:style-name="ce187" office:value-type="float" office:value="0" calcext:value-type="float">
            <text:p>0.00</text:p>
          </table:table-cell>
          <table:table-cell table:style-name="ce215" office:value-type="float" office:value="0" calcext:value-type="float">
            <text:p>0.00</text:p>
          </table:table-cell>
          <table:table-cell table:style-name="ce239" office:value-type="float" office:value="-0.30634184" calcext:value-type="float">
            <text:p>-0.31</text:p>
          </table:table-cell>
          <table:table-cell table:style-name="ce263" office:value-type="float" office:value="0.00367258" calcext:value-type="float">
            <text:p>0.00</text:p>
          </table:table-cell>
          <table:table-cell table:style-name="ce287" office:value-type="float" office:value="0.00353459" calcext:value-type="float">
            <text:p>0.00</text:p>
          </table:table-cell>
          <table:table-cell table:style-name="ce311" office:value-type="float" office:value="0.00351062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8251967" calcext:value-type="float">
            <text:p>0.98</text:p>
          </table:table-cell>
          <table:table-cell office:value-type="float" office:value="0.91117362" calcext:value-type="float">
            <text:p>0.91</text:p>
          </table:table-cell>
          <table:table-cell office:value-type="float" office:value="1.11424062" calcext:value-type="float">
            <text:p>1.11</text:p>
          </table:table-cell>
          <table:table-cell office:value-type="float" office:value="0.97964358" calcext:value-type="float">
            <text:p>0.98</text:p>
          </table:table-cell>
          <table:table-cell office:value-type="float" office:value="0.98251967" calcext:value-type="float">
            <text:p>0.98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0181813" calcext:value-type="float">
            <text:p>1.00</text:p>
          </table:table-cell>
          <table:table-cell office:value-type="float" office:value="0.99607498" calcext:value-type="float">
            <text:p>1.00</text:p>
          </table:table-cell>
          <table:table-cell office:value-type="float" office:value="0.99136453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11"/>
          <table:table-cell office:value-type="float" office:value="0.008" calcext:value-type="float">
            <text:p>0.01</text:p>
          </table:table-cell>
          <table:table-cell table:style-name="ce30" office:value-type="float" office:value="-8.40191819" calcext:value-type="float">
            <text:p>-8.40</text:p>
          </table:table-cell>
          <table:table-cell table:style-name="ce58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109" office:value-type="float" office:value="-0.15" calcext:value-type="float">
            <text:p>-0.15</text:p>
          </table:table-cell>
          <table:table-cell table:style-name="ce136" office:value-type="float" office:value="-0.1" calcext:value-type="float">
            <text:p>-0.10</text:p>
          </table:table-cell>
          <table:table-cell table:style-name="ce164" office:value-type="float" office:value="0" calcext:value-type="float">
            <text:p>0.00</text:p>
          </table:table-cell>
          <table:table-cell table:style-name="ce188" office:value-type="float" office:value="0" calcext:value-type="float">
            <text:p>0.00</text:p>
          </table:table-cell>
          <table:table-cell table:style-name="ce216" office:value-type="float" office:value="-0.35" calcext:value-type="float">
            <text:p>-0.35</text:p>
          </table:table-cell>
          <table:table-cell table:style-name="ce240" office:value-type="float" office:value="-8.05164635" calcext:value-type="float">
            <text:p>-8.05</text:p>
          </table:table-cell>
          <table:table-cell table:style-name="ce264" office:value-type="float" office:value="-0.31637316" calcext:value-type="float">
            <text:p>-0.32</text:p>
          </table:table-cell>
          <table:table-cell table:style-name="ce288" office:value-type="float" office:value="-0.02035614" calcext:value-type="float">
            <text:p>-0.02</text:p>
          </table:table-cell>
          <table:table-cell table:style-name="ce312" office:value-type="float" office:value="-0.0262212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float" office:value="-0.057" calcext:value-type="float">
            <text:p>-0.06</text:p>
          </table:table-cell>
          <table:table-cell table:style-name="ce30" office:value-type="float" office:value="0.94805328" calcext:value-type="float">
            <text:p>0.95</text:p>
          </table:table-cell>
          <table:table-cell table:style-name="ce58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109" office:value-type="float" office:value="0" calcext:value-type="float">
            <text:p>0.00</text:p>
          </table:table-cell>
          <table:table-cell table:style-name="ce136" office:value-type="float" office:value="0" calcext:value-type="float">
            <text:p>0.00</text:p>
          </table:table-cell>
          <table:table-cell table:style-name="ce164" office:value-type="float" office:value="0" calcext:value-type="float">
            <text:p>0.00</text:p>
          </table:table-cell>
          <table:table-cell table:style-name="ce188" office:value-type="float" office:value="0" calcext:value-type="float">
            <text:p>0.00</text:p>
          </table:table-cell>
          <table:table-cell table:style-name="ce216" office:value-type="float" office:value="0.35" calcext:value-type="float">
            <text:p>0.35</text:p>
          </table:table-cell>
          <table:table-cell table:style-name="ce240" office:value-type="float" office:value="0.60550917" calcext:value-type="float">
            <text:p>0.61</text:p>
          </table:table-cell>
          <table:table-cell table:style-name="ce264" office:value-type="float" office:value="0.2878257" calcext:value-type="float">
            <text:p>0.29</text:p>
          </table:table-cell>
          <table:table-cell table:style-name="ce288" office:value-type="float" office:value="0.00444454" calcext:value-type="float">
            <text:p>0.00</text:p>
          </table:table-cell>
          <table:table-cell table:style-name="ce312" office:value-type="float" office:value="-0.00667712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float" office:value="0.082" calcext:value-type="float">
            <text:p>0.08</text:p>
          </table:table-cell>
          <table:table-cell table:style-name="ce30" office:value-type="float" office:value="-0.61518517" calcext:value-type="float">
            <text:p>-0.62</text:p>
          </table:table-cell>
          <table:table-cell table:style-name="ce58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109" office:value-type="float" office:value="-0.3" calcext:value-type="float">
            <text:p>-0.30</text:p>
          </table:table-cell>
          <table:table-cell table:style-name="ce136" office:value-type="float" office:value="-0.3" calcext:value-type="float">
            <text:p>-0.30</text:p>
          </table:table-cell>
          <table:table-cell table:style-name="ce164" office:value-type="float" office:value="0" calcext:value-type="float">
            <text:p>0.00</text:p>
          </table:table-cell>
          <table:table-cell table:style-name="ce188" office:value-type="float" office:value="0" calcext:value-type="float">
            <text:p>0.00</text:p>
          </table:table-cell>
          <table:table-cell table:style-name="ce216" office:value-type="float" office:value="0" calcext:value-type="float">
            <text:p>0.00</text:p>
          </table:table-cell>
          <table:table-cell table:style-name="ce240" office:value-type="float" office:value="-0.61534436" calcext:value-type="float">
            <text:p>-0.62</text:p>
          </table:table-cell>
          <table:table-cell table:style-name="ce264" office:value-type="float" office:value="-0.03035258" calcext:value-type="float">
            <text:p>-0.03</text:p>
          </table:table-cell>
          <table:table-cell table:style-name="ce288" office:value-type="float" office:value="-0.02831943" calcext:value-type="float">
            <text:p>-0.03</text:p>
          </table:table-cell>
          <table:table-cell table:style-name="ce312" office:value-type="float" office:value="-0.02827509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float" office:value="0.0563774" calcext:value-type="float">
            <text:p>0.06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57029839" calcext:value-type="float">
            <text:p>0.57</text:p>
          </table:table-cell>
          <table:table-cell table:style-name="ce82" office:value-type="float" office:value="1" calcext:value-type="float">
            <text:p>1.00</text:p>
          </table:table-cell>
          <table:table-cell table:style-name="ce27" office:value-type="float" office:value="0.81863649" calcext:value-type="float">
            <text:p>0.82</text:p>
          </table:table-cell>
          <table:table-cell table:style-name="ce133" office:value-type="float" office:value="1.37266867" calcext:value-type="float">
            <text:p>1.37</text:p>
          </table:table-cell>
          <table:table-cell table:number-columns-repeated="2" table:style-name="ce161" office:value-type="float" office:value="1" calcext:value-type="float">
            <text:p>1.00</text:p>
          </table:table-cell>
          <table:table-cell table:style-name="ce213" office:value-type="float" office:value="0.00169443" calcext:value-type="float">
            <text:p>0.00</text:p>
          </table:table-cell>
          <table:table-cell table:style-name="ce161" office:value-type="float" office:value="0" calcext:value-type="float">
            <text:p>0.00</text:p>
          </table:table-cell>
          <table:table-cell table:style-name="ce27" office:value-type="float" office:value="1.00076811" calcext:value-type="float">
            <text:p>1.00</text:p>
          </table:table-cell>
          <table:table-cell table:style-name="ce213" office:value-type="float" office:value="0.99788043" calcext:value-type="float">
            <text:p>1.00</text:p>
          </table:table-cell>
          <table:table-cell table:style-name="ce55" office:value-type="float" office:value="0.99783555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1640424" calcext:value-type="float">
            <text:p>-0.02</text:p>
          </table:table-cell>
          <table:table-cell table:style-name="ce59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37" office:value-type="float" office:value="0" calcext:value-type="float">
            <text:p>0.00</text:p>
          </table:table-cell>
          <table:table-cell table:style-name="ce165" office:value-type="float" office:value="0" calcext:value-type="float">
            <text:p>0.00</text:p>
          </table:table-cell>
          <table:table-cell table:style-name="ce189" office:value-type="float" office:value="0" calcext:value-type="float">
            <text:p>0.00</text:p>
          </table:table-cell>
          <table:table-cell table:style-name="ce217" office:value-type="float" office:value="-0.1" calcext:value-type="float">
            <text:p>-0.10</text:p>
          </table:table-cell>
          <table:table-cell table:style-name="ce241" office:value-type="float" office:value="0.08355132" calcext:value-type="float">
            <text:p>0.08</text:p>
          </table:table-cell>
          <table:table-cell table:style-name="ce265" office:value-type="float" office:value="-0.05134705" calcext:value-type="float">
            <text:p>-0.05</text:p>
          </table:table-cell>
          <table:table-cell table:style-name="ce289" office:value-type="float" office:value="0.00716166" calcext:value-type="float">
            <text:p>0.01</text:p>
          </table:table-cell>
          <table:table-cell table:style-name="ce313" office:value-type="float" office:value="0.01258785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06614937" calcext:value-type="float">
            <text:p>0.07</text:p>
          </table:table-cell>
          <table:table-cell table:style-name="ce60" office:value-type="float" office:value="0.15" calcext:value-type="float">
            <text:p>0.15</text:p>
          </table:table-cell>
          <table:table-cell table:style-name="ce87" office:value-type="float" office:value="0.2" calcext:value-type="float">
            <text:p>0.20</text:p>
          </table:table-cell>
          <table:table-cell table:style-name="ce111" office:value-type="float" office:value="0.15" calcext:value-type="float">
            <text:p>0.15</text:p>
          </table:table-cell>
          <table:table-cell table:style-name="ce138" office:value-type="float" office:value="0.1" calcext:value-type="float">
            <text:p>0.10</text:p>
          </table:table-cell>
          <table:table-cell table:style-name="ce166" office:value-type="float" office:value="0.15" calcext:value-type="float">
            <text:p>0.15</text:p>
          </table:table-cell>
          <table:table-cell table:style-name="ce190" office:value-type="float" office:value="0.2" calcext:value-type="float">
            <text:p>0.20</text:p>
          </table:table-cell>
          <table:table-cell table:style-name="ce218" office:value-type="float" office:value="0.25" calcext:value-type="float">
            <text:p>0.25</text:p>
          </table:table-cell>
          <table:table-cell table:style-name="ce242" office:value-type="float" office:value="-0.17630297" calcext:value-type="float">
            <text:p>-0.18</text:p>
          </table:table-cell>
          <table:table-cell table:style-name="ce266" office:value-type="float" office:value="0.22706766" calcext:value-type="float">
            <text:p>0.23</text:p>
          </table:table-cell>
          <table:table-cell table:style-name="ce290" office:value-type="float" office:value="0.15647164" calcext:value-type="float">
            <text:p>0.16</text:p>
          </table:table-cell>
          <table:table-cell table:style-name="ce314" office:value-type="float" office:value="0.06106604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60" office:value-type="float" office:value="-0.15" calcext:value-type="float">
            <text:p>-0.15</text:p>
          </table:table-cell>
          <table:table-cell table:style-name="ce87" office:value-type="float" office:value="0" calcext:value-type="float">
            <text:p>0.00</text:p>
          </table:table-cell>
          <table:table-cell table:style-name="ce111" office:value-type="float" office:value="0" calcext:value-type="float">
            <text:p>0.00</text:p>
          </table:table-cell>
          <table:table-cell table:style-name="ce138" office:value-type="float" office:value="-0.1" calcext:value-type="float">
            <text:p>-0.10</text:p>
          </table:table-cell>
          <table:table-cell table:style-name="ce166" office:value-type="float" office:value="0" calcext:value-type="float">
            <text:p>0.00</text:p>
          </table:table-cell>
          <table:table-cell table:style-name="ce190" office:value-type="float" office:value="0" calcext:value-type="float">
            <text:p>0.00</text:p>
          </table:table-cell>
          <table:table-cell table:style-name="ce218" office:value-type="float" office:value="0" calcext:value-type="float">
            <text:p>0.00</text:p>
          </table:table-cell>
          <table:table-cell table:style-name="ce242" office:value-type="float" office:value="-0.09057807" calcext:value-type="float">
            <text:p>-0.09</text:p>
          </table:table-cell>
          <table:table-cell table:style-name="ce266" office:value-type="float" office:value="-0.03502863" calcext:value-type="float">
            <text:p>-0.04</text:p>
          </table:table-cell>
          <table:table-cell table:style-name="ce290" office:value-type="float" office:value="-0.04988482" calcext:value-type="float">
            <text:p>-0.05</text:p>
          </table:table-cell>
          <table:table-cell table:style-name="ce314" office:value-type="float" office:value="-0.03477399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.76168486" calcext:value-type="float">
            <text:p>0.76</text:p>
          </table:table-cell>
          <table:table-cell office:value-type="float" office:value="0.97926999" calcext:value-type="float">
            <text:p>0.98</text:p>
          </table:table-cell>
          <table:table-cell office:value-type="float" office:value="0.84116238" calcext:value-type="float">
            <text:p>0.84</text:p>
          </table:table-cell>
          <table:table-cell office:value-type="float" office:value="1.06211067" calcext:value-type="float">
            <text:p>1.06</text:p>
          </table:table-cell>
          <table:table-cell office:value-type="float" office:value="0.98357639" calcext:value-type="float">
            <text:p>0.98</text:p>
          </table:table-cell>
          <table:table-cell office:value-type="float" office:value="0.97926999" calcext:value-type="float">
            <text:p>0.98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9993656" calcext:value-type="float">
            <text:p>1.00</text:p>
          </table:table-cell>
          <table:table-cell office:value-type="float" office:value="1.22209214" calcext:value-type="float">
            <text:p>1.22</text:p>
          </table:table-cell>
          <table:table-cell office:value-type="float" office:value="0.99129129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61" office:value-type="float" office:value="0" calcext:value-type="float">
            <text:p>0.00</text:p>
          </table:table-cell>
          <table:table-cell table:style-name="ce88" office:value-type="float" office:value="-0.1" calcext:value-type="float">
            <text:p>-0.10</text:p>
          </table:table-cell>
          <table:table-cell table:style-name="ce112" office:value-type="float" office:value="-0.6" calcext:value-type="float">
            <text:p>-0.60</text:p>
          </table:table-cell>
          <table:table-cell table:style-name="ce139" office:value-type="float" office:value="0.4" calcext:value-type="float">
            <text:p>0.40</text:p>
          </table:table-cell>
          <table:table-cell table:style-name="ce167" office:value-type="float" office:value="0" calcext:value-type="float">
            <text:p>0.00</text:p>
          </table:table-cell>
          <table:table-cell table:style-name="ce191" office:value-type="float" office:value="-0.1" calcext:value-type="float">
            <text:p>-0.10</text:p>
          </table:table-cell>
          <table:table-cell table:style-name="ce219" office:value-type="float" office:value="-0.05" calcext:value-type="float">
            <text:p>-0.05</text:p>
          </table:table-cell>
          <table:table-cell table:style-name="ce243" office:value-type="float" office:value="0.00087948" calcext:value-type="float">
            <text:p>0.00</text:p>
          </table:table-cell>
          <table:table-cell table:style-name="ce267" office:value-type="float" office:value="-0.11976825" calcext:value-type="float">
            <text:p>-0.12</text:p>
          </table:table-cell>
          <table:table-cell table:style-name="ce291" office:value-type="float" office:value="-0.12934888" calcext:value-type="float">
            <text:p>-0.13</text:p>
          </table:table-cell>
          <table:table-cell table:style-name="ce315" office:value-type="float" office:value="-0.00301994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61" office:value-type="float" office:value="0" calcext:value-type="float">
            <text:p>0.00</text:p>
          </table:table-cell>
          <table:table-cell table:style-name="ce88" office:value-type="float" office:value="0.1" calcext:value-type="float">
            <text:p>0.10</text:p>
          </table:table-cell>
          <table:table-cell table:style-name="ce112" office:value-type="float" office:value="-0.75" calcext:value-type="float">
            <text:p>-0.75</text:p>
          </table:table-cell>
          <table:table-cell table:style-name="ce139" office:value-type="float" office:value="-0.5" calcext:value-type="float">
            <text:p>-0.50</text:p>
          </table:table-cell>
          <table:table-cell table:style-name="ce167" office:value-type="float" office:value="-0.15" calcext:value-type="float">
            <text:p>-0.15</text:p>
          </table:table-cell>
          <table:table-cell table:style-name="ce191" office:value-type="float" office:value="0.1" calcext:value-type="float">
            <text:p>0.10</text:p>
          </table:table-cell>
          <table:table-cell table:style-name="ce219" office:value-type="float" office:value="-0.15" calcext:value-type="float">
            <text:p>-0.15</text:p>
          </table:table-cell>
          <table:table-cell table:style-name="ce243" office:value-type="float" office:value="0.09402796" calcext:value-type="float">
            <text:p>0.09</text:p>
          </table:table-cell>
          <table:table-cell table:style-name="ce267" office:value-type="float" office:value="-0.08080802" calcext:value-type="float">
            <text:p>-0.08</text:p>
          </table:table-cell>
          <table:table-cell table:style-name="ce291" office:value-type="float" office:value="0.00769221" calcext:value-type="float">
            <text:p>0.01</text:p>
          </table:table-cell>
          <table:table-cell table:style-name="ce315" office:value-type="float" office:value="-0.060352" calcext:value-type="float">
            <text:p>-0.0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8" office:value-type="float" office:value="-0.2" calcext:value-type="float">
            <text:p>-0.20</text:p>
          </table:table-cell>
          <table:table-cell table:style-name="ce112" office:value-type="float" office:value="0" calcext:value-type="float">
            <text:p>0.00</text:p>
          </table:table-cell>
          <table:table-cell table:style-name="ce139" office:value-type="float" office:value="-0.1" calcext:value-type="float">
            <text:p>-0.10</text:p>
          </table:table-cell>
          <table:table-cell table:style-name="ce167" office:value-type="float" office:value="-0.15" calcext:value-type="float">
            <text:p>-0.15</text:p>
          </table:table-cell>
          <table:table-cell table:style-name="ce191" office:value-type="float" office:value="-0.2" calcext:value-type="float">
            <text:p>-0.20</text:p>
          </table:table-cell>
          <table:table-cell table:style-name="ce219" office:value-type="float" office:value="-0.15" calcext:value-type="float">
            <text:p>-0.15</text:p>
          </table:table-cell>
          <table:table-cell table:style-name="ce243" office:value-type="float" office:value="-0.01114486" calcext:value-type="float">
            <text:p>-0.01</text:p>
          </table:table-cell>
          <table:table-cell table:style-name="ce267" office:value-type="float" office:value="-0.16189187" calcext:value-type="float">
            <text:p>-0.16</text:p>
          </table:table-cell>
          <table:table-cell table:style-name="ce291" office:value-type="float" office:value="-0.16300047" calcext:value-type="float">
            <text:p>-0.16</text:p>
          </table:table-cell>
          <table:table-cell table:style-name="ce315" office:value-type="float" office:value="-0.16134673" calcext:value-type="float">
            <text:p>-0.1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63233031" calcext:value-type="float">
            <text:p>0.63</text:p>
          </table:table-cell>
          <table:table-cell table:style-name="ce55" office:value-type="float" office:value="0.99761" calcext:value-type="float">
            <text:p>1.00</text:p>
          </table:table-cell>
          <table:table-cell table:style-name="ce82" office:value-type="float" office:value="0.66109675" calcext:value-type="float">
            <text:p>0.66</text:p>
          </table:table-cell>
          <table:table-cell table:style-name="ce27" office:value-type="float" office:value="0.997647" calcext:value-type="float">
            <text:p>1.00</text:p>
          </table:table-cell>
          <table:table-cell table:style-name="ce133" office:value-type="float" office:value="0.68750009" calcext:value-type="float">
            <text:p>0.69</text:p>
          </table:table-cell>
          <table:table-cell table:style-name="ce161" office:value-type="float" office:value="0.63342096" calcext:value-type="float">
            <text:p>0.63</text:p>
          </table:table-cell>
          <table:table-cell table:style-name="ce161" office:value-type="float" office:value="0.66109675" calcext:value-type="float">
            <text:p>0.66</text:p>
          </table:table-cell>
          <table:table-cell table:style-name="ce213" office:value-type="float" office:value="0.020953" calcext:value-type="float">
            <text:p>0.02</text:p>
          </table:table-cell>
          <table:table-cell table:style-name="ce161" office:value-type="float" office:value="0" calcext:value-type="float">
            <text:p>0.00</text:p>
          </table:table-cell>
          <table:table-cell table:style-name="ce27" office:value-type="float" office:value="0.95925797" calcext:value-type="float">
            <text:p>0.96</text:p>
          </table:table-cell>
          <table:table-cell table:style-name="ce213" office:value-type="float" office:value="0.95362601" calcext:value-type="float">
            <text:p>0.95</text:p>
          </table:table-cell>
          <table:table-cell table:style-name="ce55" office:value-type="float" office:value="0.63245213" calcext:value-type="float">
            <text:p>0.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1.32650748" calcext:value-type="float">
            <text:p>1.33</text:p>
          </table:table-cell>
          <table:table-cell table:style-name="ce62" office:value-type="float" office:value="0" calcext:value-type="float">
            <text:p>0.00</text:p>
          </table:table-cell>
          <table:table-cell table:style-name="ce89" office:value-type="float" office:value="-0.1" calcext:value-type="float">
            <text:p>-0.10</text:p>
          </table:table-cell>
          <table:table-cell table:style-name="ce113" office:value-type="float" office:value="0.3" calcext:value-type="float">
            <text:p>0.30</text:p>
          </table:table-cell>
          <table:table-cell table:style-name="ce140" office:value-type="float" office:value="0.1" calcext:value-type="float">
            <text:p>0.10</text:p>
          </table:table-cell>
          <table:table-cell table:style-name="ce168" office:value-type="float" office:value="-0.15" calcext:value-type="float">
            <text:p>-0.15</text:p>
          </table:table-cell>
          <table:table-cell table:style-name="ce192" office:value-type="float" office:value="-0.1" calcext:value-type="float">
            <text:p>-0.10</text:p>
          </table:table-cell>
          <table:table-cell table:style-name="ce220" office:value-type="float" office:value="-0.15" calcext:value-type="float">
            <text:p>-0.15</text:p>
          </table:table-cell>
          <table:table-cell table:style-name="ce244" office:value-type="float" office:value="1.45739461" calcext:value-type="float">
            <text:p>1.46</text:p>
          </table:table-cell>
          <table:table-cell table:style-name="ce268" office:value-type="float" office:value="-0.13582147" calcext:value-type="float">
            <text:p>-0.14</text:p>
          </table:table-cell>
          <table:table-cell table:style-name="ce292" office:value-type="float" office:value="0.00030281" calcext:value-type="float">
            <text:p>0.00</text:p>
          </table:table-cell>
          <table:table-cell table:style-name="ce316" office:value-type="float" office:value="-0.00034209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63" office:value-type="float" office:value="-0.15" calcext:value-type="float">
            <text:p>-0.15</text:p>
          </table:table-cell>
          <table:table-cell table:style-name="ce90" office:value-type="float" office:value="-0.2" calcext:value-type="float">
            <text:p>-0.20</text:p>
          </table:table-cell>
          <table:table-cell table:style-name="ce114" office:value-type="float" office:value="-0.9" calcext:value-type="float">
            <text:p>-0.90</text:p>
          </table:table-cell>
          <table:table-cell table:style-name="ce141" office:value-type="float" office:value="-0.5" calcext:value-type="float">
            <text:p>-0.50</text:p>
          </table:table-cell>
          <table:table-cell table:style-name="ce169" office:value-type="float" office:value="-0.15" calcext:value-type="float">
            <text:p>-0.15</text:p>
          </table:table-cell>
          <table:table-cell table:style-name="ce193" office:value-type="float" office:value="-0.2" calcext:value-type="float">
            <text:p>-0.20</text:p>
          </table:table-cell>
          <table:table-cell table:style-name="ce221" office:value-type="float" office:value="-0.25" calcext:value-type="float">
            <text:p>-0.25</text:p>
          </table:table-cell>
          <table:table-cell table:style-name="ce245" office:value-type="float" office:value="-2.11185358" calcext:value-type="float">
            <text:p>-2.11</text:p>
          </table:table-cell>
          <table:table-cell table:style-name="ce269" office:value-type="float" office:value="-0.24448587" calcext:value-type="float">
            <text:p>-0.24</text:p>
          </table:table-cell>
          <table:table-cell table:style-name="ce293" office:value-type="float" office:value="-0.15489882" calcext:value-type="float">
            <text:p>-0.15</text:p>
          </table:table-cell>
          <table:table-cell table:style-name="ce317" office:value-type="float" office:value="-0.0197818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63" office:value-type="float" office:value="0" calcext:value-type="float">
            <text:p>0.00</text:p>
          </table:table-cell>
          <table:table-cell table:style-name="ce90" office:value-type="float" office:value="0" calcext:value-type="float">
            <text:p>0.00</text:p>
          </table:table-cell>
          <table:table-cell table:style-name="ce114" office:value-type="float" office:value="-1.05" calcext:value-type="float">
            <text:p>-1.05</text:p>
          </table:table-cell>
          <table:table-cell table:style-name="ce141" office:value-type="float" office:value="-0.5" calcext:value-type="float">
            <text:p>-0.50</text:p>
          </table:table-cell>
          <table:table-cell table:style-name="ce169" office:value-type="float" office:value="0" calcext:value-type="float">
            <text:p>0.00</text:p>
          </table:table-cell>
          <table:table-cell table:style-name="ce193" office:value-type="float" office:value="0" calcext:value-type="float">
            <text:p>0.00</text:p>
          </table:table-cell>
          <table:table-cell table:style-name="ce221" office:value-type="float" office:value="0.05" calcext:value-type="float">
            <text:p>0.05</text:p>
          </table:table-cell>
          <table:table-cell table:style-name="ce245" office:value-type="float" office:value="-0.09168108" calcext:value-type="float">
            <text:p>-0.09</text:p>
          </table:table-cell>
          <table:table-cell table:style-name="ce269" office:value-type="float" office:value="-0.00410337" calcext:value-type="float">
            <text:p>0.00</text:p>
          </table:table-cell>
          <table:table-cell table:style-name="ce293" office:value-type="float" office:value="-0.01623701" calcext:value-type="float">
            <text:p>-0.02</text:p>
          </table:table-cell>
          <table:table-cell table:style-name="ce317" office:value-type="float" office:value="-0.01400238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0.18027591" calcext:value-type="float">
            <text:p>0.18</text:p>
          </table:table-cell>
          <table:table-cell office:value-type="float" office:value="0.95130866" calcext:value-type="float">
            <text:p>0.95</text:p>
          </table:table-cell>
          <table:table-cell office:value-type="float" office:value="0.3756526" calcext:value-type="float">
            <text:p>0.38</text:p>
          </table:table-cell>
          <table:table-cell office:value-type="float" office:value="0.65223095" calcext:value-type="float">
            <text:p>0.65</text:p>
          </table:table-cell>
          <table:table-cell office:value-type="float" office:value="0.9562796" calcext:value-type="float">
            <text:p>0.96</text:p>
          </table:table-cell>
          <table:table-cell office:value-type="float" office:value="0.95130866" calcext:value-type="float">
            <text:p>0.95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3875595" calcext:value-type="float">
            <text:p>1.04</text:p>
          </table:table-cell>
          <table:table-cell office:value-type="float" office:value="1.00738854" calcext:value-type="float">
            <text:p>1.01</text:p>
          </table:table-cell>
          <table:table-cell office:value-type="float" office:value="1.00559213" calcext:value-type="float">
            <text:p>1.0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/>
          <table:table-cell office:value-type="float" office:value="0.039" calcext:value-type="float">
            <text:p>0.04</text:p>
          </table:table-cell>
          <table:table-cell table:style-name="ce36" office:value-type="float" office:value="-0.76527803" calcext:value-type="float">
            <text:p>-0.77</text:p>
          </table:table-cell>
          <table:table-cell table:style-name="ce64" office:value-type="float" office:value="0.15" calcext:value-type="float">
            <text:p>0.15</text:p>
          </table:table-cell>
          <table:table-cell table:style-name="ce91" office:value-type="float" office:value="0.2" calcext:value-type="float">
            <text:p>0.20</text:p>
          </table:table-cell>
          <table:table-cell table:style-name="ce115" office:value-type="float" office:value="0" calcext:value-type="float">
            <text:p>0.00</text:p>
          </table:table-cell>
          <table:table-cell table:style-name="ce142" office:value-type="float" office:value="0" calcext:value-type="float">
            <text:p>0.00</text:p>
          </table:table-cell>
          <table:table-cell table:style-name="ce170" office:value-type="float" office:value="0.15" calcext:value-type="float">
            <text:p>0.15</text:p>
          </table:table-cell>
          <table:table-cell table:style-name="ce194" office:value-type="float" office:value="0.3" calcext:value-type="float">
            <text:p>0.30</text:p>
          </table:table-cell>
          <table:table-cell table:style-name="ce222" office:value-type="float" office:value="0.15" calcext:value-type="float">
            <text:p>0.15</text:p>
          </table:table-cell>
          <table:table-cell table:style-name="ce246" office:value-type="float" office:value="-0.91475233" calcext:value-type="float">
            <text:p>-0.91</text:p>
          </table:table-cell>
          <table:table-cell table:style-name="ce270" office:value-type="float" office:value="0.15055331" calcext:value-type="float">
            <text:p>0.15</text:p>
          </table:table-cell>
          <table:table-cell table:style-name="ce294" office:value-type="float" office:value="0.15319926" calcext:value-type="float">
            <text:p>0.15</text:p>
          </table:table-cell>
          <table:table-cell table:style-name="ce318" office:value-type="float" office:value="0.02052946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/>
          <table:table-cell office:value-type="float" office:value="-0.022" calcext:value-type="float">
            <text:p>-0.02</text:p>
          </table:table-cell>
          <table:table-cell table:style-name="ce36" office:value-type="float" office:value="-0.4298094" calcext:value-type="float">
            <text:p>-0.43</text:p>
          </table:table-cell>
          <table:table-cell table:style-name="ce64" office:value-type="float" office:value="-0.15" calcext:value-type="float">
            <text:p>-0.15</text:p>
          </table:table-cell>
          <table:table-cell table:style-name="ce91" office:value-type="float" office:value="-0.2" calcext:value-type="float">
            <text:p>-0.20</text:p>
          </table:table-cell>
          <table:table-cell table:style-name="ce115" office:value-type="float" office:value="0.15" calcext:value-type="float">
            <text:p>0.15</text:p>
          </table:table-cell>
          <table:table-cell table:style-name="ce142" office:value-type="float" office:value="0.2" calcext:value-type="float">
            <text:p>0.20</text:p>
          </table:table-cell>
          <table:table-cell table:style-name="ce170" office:value-type="float" office:value="-0.15" calcext:value-type="float">
            <text:p>-0.15</text:p>
          </table:table-cell>
          <table:table-cell table:style-name="ce194" office:value-type="float" office:value="-0.2" calcext:value-type="float">
            <text:p>-0.20</text:p>
          </table:table-cell>
          <table:table-cell table:style-name="ce222" office:value-type="float" office:value="-0.1" calcext:value-type="float">
            <text:p>-0.10</text:p>
          </table:table-cell>
          <table:table-cell table:style-name="ce246" office:value-type="float" office:value="-0.33592212" calcext:value-type="float">
            <text:p>-0.34</text:p>
          </table:table-cell>
          <table:table-cell table:style-name="ce270" office:value-type="float" office:value="-0.10228833" calcext:value-type="float">
            <text:p>-0.10</text:p>
          </table:table-cell>
          <table:table-cell table:style-name="ce294" office:value-type="float" office:value="-0.14976199" calcext:value-type="float">
            <text:p>-0.15</text:p>
          </table:table-cell>
          <table:table-cell table:style-name="ce318" office:value-type="float" office:value="-0.02094747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/>
          <table:table-cell office:value-type="float" office:value="-0.018" calcext:value-type="float">
            <text:p>-0.02</text:p>
          </table:table-cell>
          <table:table-cell table:style-name="ce36" office:value-type="float" office:value="0.91590391" calcext:value-type="float">
            <text:p>0.92</text:p>
          </table:table-cell>
          <table:table-cell table:style-name="ce64" office:value-type="float" office:value="0.15" calcext:value-type="float">
            <text:p>0.15</text:p>
          </table:table-cell>
          <table:table-cell table:style-name="ce91" office:value-type="float" office:value="0.1" calcext:value-type="float">
            <text:p>0.10</text:p>
          </table:table-cell>
          <table:table-cell table:style-name="ce115" office:value-type="float" office:value="-0.15" calcext:value-type="float">
            <text:p>-0.15</text:p>
          </table:table-cell>
          <table:table-cell table:style-name="ce142" office:value-type="float" office:value="-0.2" calcext:value-type="float">
            <text:p>-0.20</text:p>
          </table:table-cell>
          <table:table-cell table:style-name="ce170" office:value-type="float" office:value="0" calcext:value-type="float">
            <text:p>0.00</text:p>
          </table:table-cell>
          <table:table-cell table:style-name="ce194" office:value-type="float" office:value="0.1" calcext:value-type="float">
            <text:p>0.10</text:p>
          </table:table-cell>
          <table:table-cell table:style-name="ce222" office:value-type="float" office:value="0" calcext:value-type="float">
            <text:p>0.00</text:p>
          </table:table-cell>
          <table:table-cell table:style-name="ce246" office:value-type="float" office:value="0.91564033" calcext:value-type="float">
            <text:p>0.92</text:p>
          </table:table-cell>
          <table:table-cell table:style-name="ce270" office:value-type="float" office:value="0.0985238" calcext:value-type="float">
            <text:p>0.10</text:p>
          </table:table-cell>
          <table:table-cell table:style-name="ce294" office:value-type="float" office:value="0.12481041" calcext:value-type="float">
            <text:p>0.12</text:p>
          </table:table-cell>
          <table:table-cell table:style-name="ce318" office:value-type="float" office:value="0.09498913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/>
          <table:table-cell office:value-type="float" office:value="0.036874" calcext:value-type="float">
            <text:p>0.04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36841797" calcext:value-type="float">
            <text:p>0.37</text:p>
          </table:table-cell>
          <table:table-cell table:style-name="ce82" office:value-type="float" office:value="0.93260198" calcext:value-type="float">
            <text:p>0.93</text:p>
          </table:table-cell>
          <table:table-cell table:style-name="ce27" office:value-type="float" office:value="0.88882209" calcext:value-type="float">
            <text:p>0.89</text:p>
          </table:table-cell>
          <table:table-cell table:style-name="ce133" office:value-type="float" office:value="1.31895044" calcext:value-type="float">
            <text:p>1.32</text:p>
          </table:table-cell>
          <table:table-cell table:style-name="ce161" office:value-type="float" office:value="0.98900786" calcext:value-type="float">
            <text:p>0.99</text:p>
          </table:table-cell>
          <table:table-cell table:style-name="ce161" office:value-type="float" office:value="0.92670455" calcext:value-type="float">
            <text:p>0.93</text:p>
          </table:table-cell>
          <table:table-cell table:style-name="ce213" office:value-type="float" office:value="0.00125759" calcext:value-type="float">
            <text:p>0.00</text:p>
          </table:table-cell>
          <table:table-cell table:style-name="ce161" office:value-type="float" office:value="0" calcext:value-type="float">
            <text:p>0.00</text:p>
          </table:table-cell>
          <table:table-cell table:style-name="ce27" office:value-type="float" office:value="0.96207323" calcext:value-type="float">
            <text:p>0.96</text:p>
          </table:table-cell>
          <table:table-cell table:style-name="ce213" office:value-type="float" office:value="1.02746745" calcext:value-type="float">
            <text:p>1.03</text:p>
          </table:table-cell>
          <table:table-cell table:style-name="ce55" office:value-type="float" office:value="0.96070202" calcext:value-type="float">
            <text:p>0.96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8"/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09626252" calcext:value-type="float">
            <text:p>0.10</text:p>
          </table:table-cell>
          <table:table-cell table:style-name="ce65" office:value-type="float" office:value="-0.15" calcext:value-type="float">
            <text:p>-0.15</text:p>
          </table:table-cell>
          <table:table-cell table:style-name="ce92" office:value-type="float" office:value="0.1" calcext:value-type="float">
            <text:p>0.10</text:p>
          </table:table-cell>
          <table:table-cell table:style-name="ce116" office:value-type="float" office:value="0.3" calcext:value-type="float">
            <text:p>0.30</text:p>
          </table:table-cell>
          <table:table-cell table:style-name="ce143" office:value-type="float" office:value="0.3" calcext:value-type="float">
            <text:p>0.30</text:p>
          </table:table-cell>
          <table:table-cell table:style-name="ce171" office:value-type="float" office:value="-0.15" calcext:value-type="float">
            <text:p>-0.15</text:p>
          </table:table-cell>
          <table:table-cell table:style-name="ce195" office:value-type="float" office:value="0.1" calcext:value-type="float">
            <text:p>0.10</text:p>
          </table:table-cell>
          <table:table-cell table:style-name="ce223" office:value-type="float" office:value="0.35" calcext:value-type="float">
            <text:p>0.35</text:p>
          </table:table-cell>
          <table:table-cell table:style-name="ce247" office:value-type="float" office:value="-0.25323436" calcext:value-type="float">
            <text:p>-0.25</text:p>
          </table:table-cell>
          <table:table-cell table:style-name="ce271" office:value-type="float" office:value="0.34090466" calcext:value-type="float">
            <text:p>0.34</text:p>
          </table:table-cell>
          <table:table-cell table:style-name="ce295" office:value-type="float" office:value="-0.15055663" calcext:value-type="float">
            <text:p>-0.15</text:p>
          </table:table-cell>
          <table:table-cell table:style-name="ce319" office:value-type="float" office:value="-0.00009681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48502968" calcext:value-type="float">
            <text:p>-0.49</text:p>
          </table:table-cell>
          <table:table-cell table:style-name="ce66" office:value-type="float" office:value="0" calcext:value-type="float">
            <text:p>0.00</text:p>
          </table:table-cell>
          <table:table-cell table:style-name="ce93" office:value-type="float" office:value="-0.2" calcext:value-type="float">
            <text:p>-0.20</text:p>
          </table:table-cell>
          <table:table-cell table:style-name="ce117" office:value-type="float" office:value="-0.3" calcext:value-type="float">
            <text:p>-0.30</text:p>
          </table:table-cell>
          <table:table-cell table:style-name="ce144" office:value-type="float" office:value="-0.2" calcext:value-type="float">
            <text:p>-0.20</text:p>
          </table:table-cell>
          <table:table-cell table:style-name="ce172" office:value-type="float" office:value="0" calcext:value-type="float">
            <text:p>0.00</text:p>
          </table:table-cell>
          <table:table-cell table:style-name="ce196" office:value-type="float" office:value="-0.2" calcext:value-type="float">
            <text:p>-0.20</text:p>
          </table:table-cell>
          <table:table-cell table:style-name="ce224" office:value-type="float" office:value="0.1" calcext:value-type="float">
            <text:p>0.10</text:p>
          </table:table-cell>
          <table:table-cell table:style-name="ce248" office:value-type="float" office:value="-0.58493454" calcext:value-type="float">
            <text:p>-0.58</text:p>
          </table:table-cell>
          <table:table-cell table:style-name="ce272" office:value-type="float" office:value="0.09456194" calcext:value-type="float">
            <text:p>0.09</text:p>
          </table:table-cell>
          <table:table-cell table:style-name="ce296" office:value-type="float" office:value="-0.00164025" calcext:value-type="float">
            <text:p>0.00</text:p>
          </table:table-cell>
          <table:table-cell table:style-name="ce320" office:value-type="float" office:value="-0.00883223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64543436" calcext:value-type="float">
            <text:p>0.65</text:p>
          </table:table-cell>
          <table:table-cell table:style-name="ce66" office:value-type="float" office:value="0" calcext:value-type="float">
            <text:p>0.00</text:p>
          </table:table-cell>
          <table:table-cell table:style-name="ce93" office:value-type="float" office:value="0.1" calcext:value-type="float">
            <text:p>0.10</text:p>
          </table:table-cell>
          <table:table-cell table:style-name="ce117" office:value-type="float" office:value="-1.05" calcext:value-type="float">
            <text:p>-1.05</text:p>
          </table:table-cell>
          <table:table-cell table:style-name="ce144" office:value-type="float" office:value="-0.5" calcext:value-type="float">
            <text:p>-0.50</text:p>
          </table:table-cell>
          <table:table-cell table:style-name="ce172" office:value-type="float" office:value="0" calcext:value-type="float">
            <text:p>0.00</text:p>
          </table:table-cell>
          <table:table-cell table:style-name="ce196" office:value-type="float" office:value="0.1" calcext:value-type="float">
            <text:p>0.10</text:p>
          </table:table-cell>
          <table:table-cell table:style-name="ce224" office:value-type="float" office:value="0.05" calcext:value-type="float">
            <text:p>0.05</text:p>
          </table:table-cell>
          <table:table-cell table:style-name="ce248" office:value-type="float" office:value="0.5954514" calcext:value-type="float">
            <text:p>0.60</text:p>
          </table:table-cell>
          <table:table-cell table:style-name="ce272" office:value-type="float" office:value="0.06817898" calcext:value-type="float">
            <text:p>0.07</text:p>
          </table:table-cell>
          <table:table-cell table:style-name="ce296" office:value-type="float" office:value="0.04932712" calcext:value-type="float">
            <text:p>0.05</text:p>
          </table:table-cell>
          <table:table-cell table:style-name="ce320" office:value-type="float" office:value="0.05009051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51590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29248511" calcext:value-type="float">
            <text:p>0.29</text:p>
          </table:table-cell>
          <table:table-cell office:value-type="float" office:value="0.96507651" calcext:value-type="float">
            <text:p>0.97</text:p>
          </table:table-cell>
          <table:table-cell office:value-type="float" office:value="0.83786446" calcext:value-type="float">
            <text:p>0.84</text:p>
          </table:table-cell>
          <table:table-cell office:value-type="float" office:value="0.96555443" calcext:value-type="float">
            <text:p>0.97</text:p>
          </table:table-cell>
          <table:table-cell office:value-type="float" office:value="0.99201785" calcext:value-type="float">
            <text:p>0.99</text:p>
          </table:table-cell>
          <table:table-cell office:value-type="float" office:value="0.96507651" calcext:value-type="float">
            <text:p>0.97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9257508" calcext:value-type="float">
            <text:p>0.99</text:p>
          </table:table-cell>
          <table:table-cell office:value-type="float" office:value="0.98762736" calcext:value-type="float">
            <text:p>0.99</text:p>
          </table:table-cell>
          <table:table-cell office:value-type="float" office:value="0.98761901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9" office:value-type="float" office:value="-0.05641433" calcext:value-type="float">
            <text:p>-0.06</text:p>
          </table:table-cell>
          <table:table-cell table:style-name="ce67" office:value-type="float" office:value="-0.3" calcext:value-type="float">
            <text:p>-0.30</text:p>
          </table:table-cell>
          <table:table-cell table:style-name="ce94" office:value-type="float" office:value="-0.4" calcext:value-type="float">
            <text:p>-0.40</text:p>
          </table:table-cell>
          <table:table-cell table:style-name="ce118" office:value-type="float" office:value="-0.15" calcext:value-type="float">
            <text:p>-0.15</text:p>
          </table:table-cell>
          <table:table-cell table:style-name="ce145" office:value-type="float" office:value="-0.1" calcext:value-type="float">
            <text:p>-0.10</text:p>
          </table:table-cell>
          <table:table-cell table:style-name="ce173" office:value-type="float" office:value="0" calcext:value-type="float">
            <text:p>0.00</text:p>
          </table:table-cell>
          <table:table-cell table:style-name="ce197" office:value-type="float" office:value="-0.4" calcext:value-type="float">
            <text:p>-0.40</text:p>
          </table:table-cell>
          <table:table-cell table:style-name="ce225" office:value-type="float" office:value="-0.3" calcext:value-type="float">
            <text:p>-0.30</text:p>
          </table:table-cell>
          <table:table-cell table:style-name="ce249" office:value-type="float" office:value="0.22778646" calcext:value-type="float">
            <text:p>0.23</text:p>
          </table:table-cell>
          <table:table-cell table:style-name="ce273" office:value-type="float" office:value="-0.28608277" calcext:value-type="float">
            <text:p>-0.29</text:p>
          </table:table-cell>
          <table:table-cell table:style-name="ce297" office:value-type="float" office:value="-0.28786577" calcext:value-type="float">
            <text:p>-0.29</text:p>
          </table:table-cell>
          <table:table-cell table:style-name="ce321" office:value-type="float" office:value="-0.01725845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9" office:value-type="float" office:value="-0.26383163" calcext:value-type="float">
            <text:p>-0.26</text:p>
          </table:table-cell>
          <table:table-cell table:style-name="ce67" office:value-type="float" office:value="0" calcext:value-type="float">
            <text:p>0.00</text:p>
          </table:table-cell>
          <table:table-cell table:style-name="ce94" office:value-type="float" office:value="0.1" calcext:value-type="float">
            <text:p>0.10</text:p>
          </table:table-cell>
          <table:table-cell table:style-name="ce118" office:value-type="float" office:value="-0.15" calcext:value-type="float">
            <text:p>-0.15</text:p>
          </table:table-cell>
          <table:table-cell table:style-name="ce145" office:value-type="float" office:value="-0.2" calcext:value-type="float">
            <text:p>-0.20</text:p>
          </table:table-cell>
          <table:table-cell table:style-name="ce173" office:value-type="float" office:value="0" calcext:value-type="float">
            <text:p>0.00</text:p>
          </table:table-cell>
          <table:table-cell table:style-name="ce197" office:value-type="float" office:value="0.1" calcext:value-type="float">
            <text:p>0.10</text:p>
          </table:table-cell>
          <table:table-cell table:style-name="ce225" office:value-type="float" office:value="0.15" calcext:value-type="float">
            <text:p>0.15</text:p>
          </table:table-cell>
          <table:table-cell table:style-name="ce249" office:value-type="float" office:value="-0.42525855" calcext:value-type="float">
            <text:p>-0.43</text:p>
          </table:table-cell>
          <table:table-cell table:style-name="ce273" office:value-type="float" office:value="0.13739532" calcext:value-type="float">
            <text:p>0.14</text:p>
          </table:table-cell>
          <table:table-cell table:style-name="ce297" office:value-type="float" office:value="-0.0052026" calcext:value-type="float">
            <text:p>-0.01</text:p>
          </table:table-cell>
          <table:table-cell table:style-name="ce321" office:value-type="float" office:value="0.00499621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9" office:value-type="float" office:value="-0.13352215" calcext:value-type="float">
            <text:p>-0.13</text:p>
          </table:table-cell>
          <table:table-cell table:style-name="ce67" office:value-type="float" office:value="-0.15" calcext:value-type="float">
            <text:p>-0.15</text:p>
          </table:table-cell>
          <table:table-cell table:style-name="ce94" office:value-type="float" office:value="-0.1" calcext:value-type="float">
            <text:p>-0.10</text:p>
          </table:table-cell>
          <table:table-cell table:style-name="ce118" office:value-type="float" office:value="-0.45" calcext:value-type="float">
            <text:p>-0.45</text:p>
          </table:table-cell>
          <table:table-cell table:style-name="ce145" office:value-type="float" office:value="-0.5" calcext:value-type="float">
            <text:p>-0.50</text:p>
          </table:table-cell>
          <table:table-cell table:style-name="ce173" office:value-type="float" office:value="0" calcext:value-type="float">
            <text:p>0.00</text:p>
          </table:table-cell>
          <table:table-cell table:style-name="ce197" office:value-type="float" office:value="-0.1" calcext:value-type="float">
            <text:p>-0.10</text:p>
          </table:table-cell>
          <table:table-cell table:style-name="ce225" office:value-type="float" office:value="0" calcext:value-type="float">
            <text:p>0.00</text:p>
          </table:table-cell>
          <table:table-cell table:style-name="ce249" office:value-type="float" office:value="-0.13389543" calcext:value-type="float">
            <text:p>-0.13</text:p>
          </table:table-cell>
          <table:table-cell table:style-name="ce273" office:value-type="float" office:value="-0.0805749" calcext:value-type="float">
            <text:p>-0.08</text:p>
          </table:table-cell>
          <table:table-cell table:style-name="ce297" office:value-type="float" office:value="-0.09127462" calcext:value-type="float">
            <text:p>-0.09</text:p>
          </table:table-cell>
          <table:table-cell table:style-name="ce321" office:value-type="float" office:value="-0.07640716" calcext:value-type="float">
            <text:p>-0.08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27" office:value-type="float" office:value="1.03647289" calcext:value-type="float">
            <text:p>1.04</text:p>
          </table:table-cell>
          <table:table-cell table:style-name="ce55" office:value-type="float" office:value="0.6838126" calcext:value-type="float">
            <text:p>0.68</text:p>
          </table:table-cell>
          <table:table-cell table:style-name="ce82" office:value-type="float" office:value="0.94061592" calcext:value-type="float">
            <text:p>0.94</text:p>
          </table:table-cell>
          <table:table-cell table:style-name="ce27" office:value-type="float" office:value="0.89808294" calcext:value-type="float">
            <text:p>0.90</text:p>
          </table:table-cell>
          <table:table-cell table:style-name="ce133" office:value-type="float" office:value="1.31039696" calcext:value-type="float">
            <text:p>1.31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float" office:value="0.94061592" calcext:value-type="float">
            <text:p>0.94</text:p>
          </table:table-cell>
          <table:table-cell table:style-name="ce213" office:value-type="float" office:value="0.00567953" calcext:value-type="float">
            <text:p>0.01</text:p>
          </table:table-cell>
          <table:table-cell table:style-name="ce161" office:value-type="float" office:value="0" calcext:value-type="float">
            <text:p>0.00</text:p>
          </table:table-cell>
          <table:table-cell table:style-name="ce27" office:value-type="float" office:value="0.96944266" calcext:value-type="float">
            <text:p>0.97</text:p>
          </table:table-cell>
          <table:table-cell table:style-name="ce213" office:value-type="float" office:value="1.0973254" calcext:value-type="float">
            <text:p>1.10</text:p>
          </table:table-cell>
          <table:table-cell table:style-name="ce55" office:value-type="float" office:value="0.96723806" calcext:value-type="float">
            <text:p>0.9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76220289" calcext:value-type="float">
            <text:p>-0.76</text:p>
          </table:table-cell>
          <table:table-cell table:style-name="ce68" office:value-type="float" office:value="-0.15" calcext:value-type="float">
            <text:p>-0.15</text:p>
          </table:table-cell>
          <table:table-cell table:style-name="ce95" office:value-type="float" office:value="-0.1" calcext:value-type="float">
            <text:p>-0.10</text:p>
          </table:table-cell>
          <table:table-cell table:style-name="ce119" office:value-type="float" office:value="-0.15" calcext:value-type="float">
            <text:p>-0.15</text:p>
          </table:table-cell>
          <table:table-cell table:style-name="ce146" office:value-type="float" office:value="-0.2" calcext:value-type="float">
            <text:p>-0.20</text:p>
          </table:table-cell>
          <table:table-cell table:style-name="ce174" office:value-type="float" office:value="0" calcext:value-type="float">
            <text:p>0.00</text:p>
          </table:table-cell>
          <table:table-cell table:style-name="ce198" office:value-type="float" office:value="-0.1" calcext:value-type="float">
            <text:p>-0.10</text:p>
          </table:table-cell>
          <table:table-cell table:style-name="ce226" office:value-type="float" office:value="0" calcext:value-type="float">
            <text:p>0.00</text:p>
          </table:table-cell>
          <table:table-cell table:style-name="ce250" office:value-type="float" office:value="-0.73610483" calcext:value-type="float">
            <text:p>-0.74</text:p>
          </table:table-cell>
          <table:table-cell table:style-name="ce274" office:value-type="float" office:value="-0.01766513" calcext:value-type="float">
            <text:p>-0.02</text:p>
          </table:table-cell>
          <table:table-cell table:style-name="ce298" office:value-type="float" office:value="-0.16574901" calcext:value-type="float">
            <text:p>-0.17</text:p>
          </table:table-cell>
          <table:table-cell table:style-name="ce322" office:value-type="float" office:value="-0.03603638" calcext:value-type="float">
            <text:p>-0.04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2588309" calcext:value-type="float">
            <text:p>0.43</text:p>
          </table:table-cell>
          <table:table-cell table:style-name="ce69" office:value-type="float" office:value="0.15" calcext:value-type="float">
            <text:p>0.15</text:p>
          </table:table-cell>
          <table:table-cell table:style-name="ce96" office:value-type="float" office:value="0.3" calcext:value-type="float">
            <text:p>0.30</text:p>
          </table:table-cell>
          <table:table-cell table:style-name="ce120" office:value-type="float" office:value="0.3" calcext:value-type="float">
            <text:p>0.30</text:p>
          </table:table-cell>
          <table:table-cell table:style-name="ce147" office:value-type="float" office:value="0.3" calcext:value-type="float">
            <text:p>0.30</text:p>
          </table:table-cell>
          <table:table-cell table:style-name="ce175" office:value-type="float" office:value="0.3" calcext:value-type="float">
            <text:p>0.30</text:p>
          </table:table-cell>
          <table:table-cell table:style-name="ce199" office:value-type="float" office:value="0.3" calcext:value-type="float">
            <text:p>0.30</text:p>
          </table:table-cell>
          <table:table-cell table:style-name="ce227" office:value-type="float" office:value="0.45" calcext:value-type="float">
            <text:p>0.45</text:p>
          </table:table-cell>
          <table:table-cell table:style-name="ce251" office:value-type="float" office:value="-0.02972499" calcext:value-type="float">
            <text:p>-0.03</text:p>
          </table:table-cell>
          <table:table-cell table:style-name="ce275" office:value-type="float" office:value="0.43829805" calcext:value-type="float">
            <text:p>0.44</text:p>
          </table:table-cell>
          <table:table-cell table:style-name="ce299" office:value-type="float" office:value="0.1911911" calcext:value-type="float">
            <text:p>0.19</text:p>
          </table:table-cell>
          <table:table-cell table:style-name="ce323" office:value-type="float" office:value="0.04854903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9395641" calcext:value-type="float">
            <text:p>-0.09</text:p>
          </table:table-cell>
          <table:table-cell table:style-name="ce69" office:value-type="float" office:value="0" calcext:value-type="float">
            <text:p>0.00</text:p>
          </table:table-cell>
          <table:table-cell table:style-name="ce96" office:value-type="float" office:value="0" calcext:value-type="float">
            <text:p>0.00</text:p>
          </table:table-cell>
          <table:table-cell table:style-name="ce120" office:value-type="float" office:value="-0.3" calcext:value-type="float">
            <text:p>-0.30</text:p>
          </table:table-cell>
          <table:table-cell table:style-name="ce147" office:value-type="float" office:value="-0.3" calcext:value-type="float">
            <text:p>-0.30</text:p>
          </table:table-cell>
          <table:table-cell table:style-name="ce175" office:value-type="float" office:value="0" calcext:value-type="float">
            <text:p>0.00</text:p>
          </table:table-cell>
          <table:table-cell table:style-name="ce199" office:value-type="float" office:value="0" calcext:value-type="float">
            <text:p>0.00</text:p>
          </table:table-cell>
          <table:table-cell table:style-name="ce227" office:value-type="float" office:value="0" calcext:value-type="float">
            <text:p>0.00</text:p>
          </table:table-cell>
          <table:table-cell table:style-name="ce251" office:value-type="float" office:value="-0.09346232" calcext:value-type="float">
            <text:p>-0.09</text:p>
          </table:table-cell>
          <table:table-cell table:style-name="ce275" office:value-type="float" office:value="-0.02447529" calcext:value-type="float">
            <text:p>-0.02</text:p>
          </table:table-cell>
          <table:table-cell table:style-name="ce299" office:value-type="float" office:value="-0.02082589" calcext:value-type="float">
            <text:p>-0.02</text:p>
          </table:table-cell>
          <table:table-cell table:style-name="ce323" office:value-type="float" office:value="-0.01828538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0.83940075" calcext:value-type="float">
            <text:p>0.84</text:p>
          </table:table-cell>
          <table:table-cell office:value-type="float" office:value="0.97892801" calcext:value-type="float">
            <text:p>0.98</text:p>
          </table:table-cell>
          <table:table-cell office:value-type="float" office:value="0.92995959" calcext:value-type="float">
            <text:p>0.93</text:p>
          </table:table-cell>
          <table:table-cell office:value-type="float" office:value="1.8724377" calcext:value-type="float">
            <text:p>1.87</text:p>
          </table:table-cell>
          <table:table-cell office:value-type="float" office:value="0.97972161" calcext:value-type="float">
            <text:p>0.98</text:p>
          </table:table-cell>
          <table:table-cell office:value-type="float" office:value="0.97892801" calcext:value-type="float">
            <text:p>0.98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.00285134" calcext:value-type="float">
            <text:p>1.00</text:p>
          </table:table-cell>
          <table:table-cell office:value-type="float" office:value="0.99797763" calcext:value-type="float">
            <text:p>1.00</text:p>
          </table:table-cell>
          <table:table-cell office:value-type="float" office:value="0.99662526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08789648" calcext:value-type="float">
            <text:p>-0.09</text:p>
          </table:table-cell>
          <table:table-cell table:style-name="ce70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21" office:value-type="float" office:value="0.3" calcext:value-type="float">
            <text:p>0.30</text:p>
          </table:table-cell>
          <table:table-cell table:style-name="ce148" office:value-type="float" office:value="0.4" calcext:value-type="float">
            <text:p>0.40</text:p>
          </table:table-cell>
          <table:table-cell table:style-name="ce176" office:value-type="float" office:value="0" calcext:value-type="float">
            <text:p>0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28" office:value-type="float" office:value="-0.15" calcext:value-type="float">
            <text:p>-0.15</text:p>
          </table:table-cell>
          <table:table-cell table:style-name="ce252" office:value-type="float" office:value="0.08277581" calcext:value-type="float">
            <text:p>0.08</text:p>
          </table:table-cell>
          <table:table-cell table:style-name="ce276" office:value-type="float" office:value="-0.15630815" calcext:value-type="float">
            <text:p>-0.16</text:p>
          </table:table-cell>
          <table:table-cell table:style-name="ce300" office:value-type="float" office:value="0.01651117" calcext:value-type="float">
            <text:p>0.02</text:p>
          </table:table-cell>
          <table:table-cell table:style-name="ce324" office:value-type="float" office:value="0.00652607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1433362" calcext:value-type="float">
            <text:p>0.14</text:p>
          </table:table-cell>
          <table:table-cell table:style-name="ce70" office:value-type="float" office:value="0.15" calcext:value-type="float">
            <text:p>0.15</text:p>
          </table:table-cell>
          <table:table-cell table:style-name="ce97" office:value-type="float" office:value="0" calcext:value-type="float">
            <text:p>0.00</text:p>
          </table:table-cell>
          <table:table-cell table:style-name="ce121" office:value-type="float" office:value="1.05" calcext:value-type="float">
            <text:p>1.05</text:p>
          </table:table-cell>
          <table:table-cell table:style-name="ce148" office:value-type="float" office:value="0.4" calcext:value-type="float">
            <text:p>0.40</text:p>
          </table:table-cell>
          <table:table-cell table:style-name="ce176" office:value-type="float" office:value="0" calcext:value-type="float">
            <text:p>0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28" office:value-type="float" office:value="0.5" calcext:value-type="float">
            <text:p>0.50</text:p>
          </table:table-cell>
          <table:table-cell table:style-name="ce252" office:value-type="float" office:value="-0.39623521" calcext:value-type="float">
            <text:p>-0.40</text:p>
          </table:table-cell>
          <table:table-cell table:style-name="ce276" office:value-type="float" office:value="0.44881887" calcext:value-type="float">
            <text:p>0.45</text:p>
          </table:table-cell>
          <table:table-cell table:style-name="ce300" office:value-type="float" office:value="0.17249959" calcext:value-type="float">
            <text:p>0.17</text:p>
          </table:table-cell>
          <table:table-cell table:style-name="ce324" office:value-type="float" office:value="-0.00390734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0721109" calcext:value-type="float">
            <text:p>0.01</text:p>
          </table:table-cell>
          <table:table-cell table:style-name="ce70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21" office:value-type="float" office:value="0" calcext:value-type="float">
            <text:p>0.00</text:p>
          </table:table-cell>
          <table:table-cell table:style-name="ce148" office:value-type="float" office:value="0" calcext:value-type="float">
            <text:p>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28" office:value-type="float" office:value="0" calcext:value-type="float">
            <text:p>0.00</text:p>
          </table:table-cell>
          <table:table-cell table:style-name="ce252" office:value-type="float" office:value="0.00455776" calcext:value-type="float">
            <text:p>0.00</text:p>
          </table:table-cell>
          <table:table-cell table:style-name="ce276" office:value-type="float" office:value="0.00965902" calcext:value-type="float">
            <text:p>0.01</text:p>
          </table:table-cell>
          <table:table-cell table:style-name="ce300" office:value-type="float" office:value="0.01218693" calcext:value-type="float">
            <text:p>0.01</text:p>
          </table:table-cell>
          <table:table-cell table:style-name="ce324" office:value-type="float" office:value="0.01575656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 office:value-type="float" office:value="1.00109717" calcext:value-type="float">
            <text:p>1.00</text:p>
          </table:table-cell>
          <table:table-cell table:style-name="ce55" office:value-type="float" office:value="0.8521229" calcext:value-type="float">
            <text:p>0.85</text:p>
          </table:table-cell>
          <table:table-cell table:style-name="ce82" office:value-type="float" office:value="1" calcext:value-type="float">
            <text:p>1.00</text:p>
          </table:table-cell>
          <table:table-cell table:style-name="ce27" office:value-type="float" office:value="0.93362497" calcext:value-type="float">
            <text:p>0.93</text:p>
          </table:table-cell>
          <table:table-cell table:style-name="ce133" office:value-type="float" office:value="1.02726916" calcext:value-type="float">
            <text:p>1.03</text:p>
          </table:table-cell>
          <table:table-cell table:number-columns-repeated="2" table:style-name="ce161" office:value-type="float" office:value="1" calcext:value-type="float">
            <text:p>1.00</text:p>
          </table:table-cell>
          <table:table-cell table:style-name="ce213" office:value-type="float" office:value="0.00864695" calcext:value-type="float">
            <text:p>0.01</text:p>
          </table:table-cell>
          <table:table-cell table:style-name="ce161" office:value-type="float" office:value="0" calcext:value-type="float">
            <text:p>0.00</text:p>
          </table:table-cell>
          <table:table-cell table:style-name="ce27" office:value-type="float" office:value="1.00104272" calcext:value-type="float">
            <text:p>1.00</text:p>
          </table:table-cell>
          <table:table-cell table:style-name="ce213" office:value-type="float" office:value="0.9965203" calcext:value-type="float">
            <text:p>1.00</text:p>
          </table:table-cell>
          <table:table-cell table:style-name="ce55" office:value-type="float" office:value="0.99743747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04031229" calcext:value-type="float">
            <text:p>-0.04</text:p>
          </table:table-cell>
          <table:table-cell table:style-name="ce71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.00</text:p>
          </table:table-cell>
          <table:table-cell table:style-name="ce177" office:value-type="float" office:value="0" calcext:value-type="float">
            <text:p>0.00</text:p>
          </table:table-cell>
          <table:table-cell table:style-name="ce201" office:value-type="float" office:value="0" calcext:value-type="float">
            <text:p>0.00</text:p>
          </table:table-cell>
          <table:table-cell table:style-name="ce229" office:value-type="float" office:value="-0.2" calcext:value-type="float">
            <text:p>-0.20</text:p>
          </table:table-cell>
          <table:table-cell table:style-name="ce253" office:value-type="float" office:value="0.15555959" calcext:value-type="float">
            <text:p>0.16</text:p>
          </table:table-cell>
          <table:table-cell table:style-name="ce277" office:value-type="float" office:value="-0.13689417" calcext:value-type="float">
            <text:p>-0.14</text:p>
          </table:table-cell>
          <table:table-cell table:style-name="ce301" office:value-type="float" office:value="-0.00672337" calcext:value-type="float">
            <text:p>-0.01</text:p>
          </table:table-cell>
          <table:table-cell table:style-name="ce325" office:value-type="float" office:value="0.0078466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3322116" calcext:value-type="float">
            <text:p>0.13</text:p>
          </table:table-cell>
          <table:table-cell table:style-name="ce72" office:value-type="float" office:value="0.15" calcext:value-type="float">
            <text:p>0.15</text:p>
          </table:table-cell>
          <table:table-cell table:style-name="ce99" office:value-type="float" office:value="0.2" calcext:value-type="float">
            <text:p>0.20</text:p>
          </table:table-cell>
          <table:table-cell table:style-name="ce123" office:value-type="float" office:value="0.15" calcext:value-type="float">
            <text:p>0.15</text:p>
          </table:table-cell>
          <table:table-cell table:style-name="ce150" office:value-type="float" office:value="0.2" calcext:value-type="float">
            <text:p>0.20</text:p>
          </table:table-cell>
          <table:table-cell table:style-name="ce178" office:value-type="float" office:value="0.15" calcext:value-type="float">
            <text:p>0.15</text:p>
          </table:table-cell>
          <table:table-cell table:style-name="ce202" office:value-type="float" office:value="0.2" calcext:value-type="float">
            <text:p>0.20</text:p>
          </table:table-cell>
          <table:table-cell table:style-name="ce230" office:value-type="float" office:value="0.15" calcext:value-type="float">
            <text:p>0.15</text:p>
          </table:table-cell>
          <table:table-cell table:style-name="ce254" office:value-type="float" office:value="0.01953287" calcext:value-type="float">
            <text:p>0.02</text:p>
          </table:table-cell>
          <table:table-cell table:style-name="ce278" office:value-type="float" office:value="0.16661757" calcext:value-type="float">
            <text:p>0.17</text:p>
          </table:table-cell>
          <table:table-cell table:style-name="ce302" office:value-type="float" office:value="0.17731876" calcext:value-type="float">
            <text:p>0.18</text:p>
          </table:table-cell>
          <table:table-cell table:style-name="ce326" office:value-type="float" office:value="0.06649149" calcext:value-type="float">
            <text:p>0.07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-0.00572155" calcext:value-type="float">
            <text:p>-0.01</text:p>
          </table:table-cell>
          <table:table-cell table:style-name="ce72" office:value-type="float" office:value="0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123" office:value-type="float" office:value="0" calcext:value-type="float">
            <text:p>0.00</text:p>
          </table:table-cell>
          <table:table-cell table:style-name="ce150" office:value-type="float" office:value="0" calcext:value-type="float">
            <text:p>0.00</text:p>
          </table:table-cell>
          <table:table-cell table:style-name="ce178" office:value-type="float" office:value="0" calcext:value-type="float">
            <text:p>0.00</text:p>
          </table:table-cell>
          <table:table-cell table:style-name="ce202" office:value-type="float" office:value="0" calcext:value-type="float">
            <text:p>0.00</text:p>
          </table:table-cell>
          <table:table-cell table:style-name="ce230" office:value-type="float" office:value="0" calcext:value-type="float">
            <text:p>0.00</text:p>
          </table:table-cell>
          <table:table-cell table:style-name="ce254" office:value-type="float" office:value="-0.00564025" calcext:value-type="float">
            <text:p>-0.01</text:p>
          </table:table-cell>
          <table:table-cell table:style-name="ce278" office:value-type="float" office:value="0.00394055" calcext:value-type="float">
            <text:p>0.00</text:p>
          </table:table-cell>
          <table:table-cell table:style-name="ce302" office:value-type="float" office:value="0.0051288" calcext:value-type="float">
            <text:p>0.01</text:p>
          </table:table-cell>
          <table:table-cell table:style-name="ce326" office:value-type="float" office:value="0.00417887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.83807141" calcext:value-type="float">
            <text:p>0.84</text:p>
          </table:table-cell>
          <table:table-cell office:value-type="float" office:value="0.98265588" calcext:value-type="float">
            <text:p>0.98</text:p>
          </table:table-cell>
          <table:table-cell office:value-type="float" office:value="0.93129012" calcext:value-type="float">
            <text:p>0.93</text:p>
          </table:table-cell>
          <table:table-cell office:value-type="float" office:value="0.98265588" calcext:value-type="float">
            <text:p>0.98</text:p>
          </table:table-cell>
          <table:table-cell office:value-type="float" office:value="0.98663458" calcext:value-type="float">
            <text:p>0.99</text:p>
          </table:table-cell>
          <table:table-cell office:value-type="float" office:value="0.98265588" calcext:value-type="float">
            <text:p>0.98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.0002872" calcext:value-type="float">
            <text:p>1.00</text:p>
          </table:table-cell>
          <table:table-cell office:value-type="float" office:value="0.99682929" calcext:value-type="float">
            <text:p>1.00</text:p>
          </table:table-cell>
          <table:table-cell office:value-type="float" office:value="0.99549202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13532361" calcext:value-type="float">
            <text:p>0.14</text:p>
          </table:table-cell>
          <table:table-cell table:style-name="ce73" office:value-type="float" office:value="0" calcext:value-type="float">
            <text:p>0.00</text:p>
          </table:table-cell>
          <table:table-cell table:style-name="ce100" office:value-type="float" office:value="-0.1" calcext:value-type="float">
            <text:p>-0.10</text:p>
          </table:table-cell>
          <table:table-cell table:style-name="ce124" office:value-type="float" office:value="-0.3" calcext:value-type="float">
            <text:p>-0.30</text:p>
          </table:table-cell>
          <table:table-cell table:style-name="ce151" office:value-type="float" office:value="-0.4" calcext:value-type="float">
            <text:p>-0.40</text:p>
          </table:table-cell>
          <table:table-cell table:style-name="ce179" office:value-type="float" office:value="0" calcext:value-type="float">
            <text:p>0.00</text:p>
          </table:table-cell>
          <table:table-cell table:style-name="ce203" office:value-type="float" office:value="-0.1" calcext:value-type="float">
            <text:p>-0.10</text:p>
          </table:table-cell>
          <table:table-cell table:style-name="ce231" office:value-type="float" office:value="0.2" calcext:value-type="float">
            <text:p>0.20</text:p>
          </table:table-cell>
          <table:table-cell table:style-name="ce255" office:value-type="float" office:value="-0.0609049" calcext:value-type="float">
            <text:p>-0.06</text:p>
          </table:table-cell>
          <table:table-cell table:style-name="ce279" office:value-type="float" office:value="0.08141121" calcext:value-type="float">
            <text:p>0.08</text:p>
          </table:table-cell>
          <table:table-cell table:style-name="ce303" office:value-type="float" office:value="-0.04259245" calcext:value-type="float">
            <text:p>-0.04</text:p>
          </table:table-cell>
          <table:table-cell table:style-name="ce327" office:value-type="float" office:value="-0.03841153" calcext:value-type="float">
            <text:p>-0.04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7972957" calcext:value-type="float">
            <text:p>0.08</text:p>
          </table:table-cell>
          <table:table-cell table:style-name="ce73" office:value-type="float" office:value="0.15" calcext:value-type="float">
            <text:p>0.15</text:p>
          </table:table-cell>
          <table:table-cell table:style-name="ce100" office:value-type="float" office:value="0.1" calcext:value-type="float">
            <text:p>0.10</text:p>
          </table:table-cell>
          <table:table-cell table:style-name="ce124" office:value-type="float" office:value="0.6" calcext:value-type="float">
            <text:p>0.60</text:p>
          </table:table-cell>
          <table:table-cell table:style-name="ce151" office:value-type="float" office:value="0.5" calcext:value-type="float">
            <text:p>0.50</text:p>
          </table:table-cell>
          <table:table-cell table:style-name="ce179" office:value-type="float" office:value="0.15" calcext:value-type="float">
            <text:p>0.15</text:p>
          </table:table-cell>
          <table:table-cell table:style-name="ce203" office:value-type="float" office:value="0.1" calcext:value-type="float">
            <text:p>0.10</text:p>
          </table:table-cell>
          <table:table-cell table:style-name="ce231" office:value-type="float" office:value="0.05" calcext:value-type="float">
            <text:p>0.05</text:p>
          </table:table-cell>
          <table:table-cell table:style-name="ce255" office:value-type="float" office:value="0.02716112" calcext:value-type="float">
            <text:p>0.03</text:p>
          </table:table-cell>
          <table:table-cell table:style-name="ce279" office:value-type="float" office:value="0.08538859" calcext:value-type="float">
            <text:p>0.09</text:p>
          </table:table-cell>
          <table:table-cell table:style-name="ce303" office:value-type="float" office:value="0.14657282" calcext:value-type="float">
            <text:p>0.15</text:p>
          </table:table-cell>
          <table:table-cell table:style-name="ce327" office:value-type="float" office:value="0.0787516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9960063" calcext:value-type="float">
            <text:p>-0.10</text:p>
          </table:table-cell>
          <table:table-cell table:style-name="ce73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24" office:value-type="float" office:value="-0.75" calcext:value-type="float">
            <text:p>-0.75</text:p>
          </table:table-cell>
          <table:table-cell table:style-name="ce151" office:value-type="float" office:value="-0.5" calcext:value-type="float">
            <text:p>-0.50</text:p>
          </table:table-cell>
          <table:table-cell table:style-name="ce179" office:value-type="float" office:value="0" calcext:value-type="float">
            <text:p>0.00</text:p>
          </table:table-cell>
          <table:table-cell table:style-name="ce203" office:value-type="float" office:value="0" calcext:value-type="float">
            <text:p>0.00</text:p>
          </table:table-cell>
          <table:table-cell table:style-name="ce231" office:value-type="float" office:value="0" calcext:value-type="float">
            <text:p>0.00</text:p>
          </table:table-cell>
          <table:table-cell table:style-name="ce255" office:value-type="float" office:value="-0.0987016" calcext:value-type="float">
            <text:p>-0.10</text:p>
          </table:table-cell>
          <table:table-cell table:style-name="ce279" office:value-type="float" office:value="-0.01057669" calcext:value-type="float">
            <text:p>-0.01</text:p>
          </table:table-cell>
          <table:table-cell table:style-name="ce303" office:value-type="float" office:value="-0.01059374" calcext:value-type="float">
            <text:p>-0.01</text:p>
          </table:table-cell>
          <table:table-cell table:style-name="ce327" office:value-type="float" office:value="-0.00983866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1.1048893" calcext:value-type="float">
            <text:p>1.10</text:p>
          </table:table-cell>
          <table:table-cell table:style-name="ce55" office:value-type="float" office:value="0.87600088" calcext:value-type="float">
            <text:p>0.88</text:p>
          </table:table-cell>
          <table:table-cell table:style-name="ce82" office:value-type="float" office:value="0.99347637" calcext:value-type="float">
            <text:p>0.99</text:p>
          </table:table-cell>
          <table:table-cell table:style-name="ce27" office:value-type="float" office:value="0.96022203" calcext:value-type="float">
            <text:p>0.96</text:p>
          </table:table-cell>
          <table:table-cell table:style-name="ce133" office:value-type="float" office:value="1.43321051" calcext:value-type="float">
            <text:p>1.43</text:p>
          </table:table-cell>
          <table:table-cell table:style-name="ce161" office:value-type="float" office:value="0.99437481" calcext:value-type="float">
            <text:p>0.99</text:p>
          </table:table-cell>
          <table:table-cell table:style-name="ce161" office:value-type="float" office:value="0.99347637" calcext:value-type="float">
            <text:p>0.99</text:p>
          </table:table-cell>
          <table:table-cell table:style-name="ce213" office:value-type="float" office:value="0.01114507" calcext:value-type="float">
            <text:p>0.01</text:p>
          </table:table-cell>
          <table:table-cell table:style-name="ce161" office:value-type="float" office:value="0" calcext:value-type="float">
            <text:p>0.00</text:p>
          </table:table-cell>
          <table:table-cell table:style-name="ce27" office:value-type="float" office:value="0.99678272" calcext:value-type="float">
            <text:p>1.00</text:p>
          </table:table-cell>
          <table:table-cell table:style-name="ce213" office:value-type="float" office:value="0.99823447" calcext:value-type="float">
            <text:p>1.00</text:p>
          </table:table-cell>
          <table:table-cell table:style-name="ce55" office:value-type="float" office:value="0.99415683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0.01023038" calcext:value-type="float">
            <text:p>0.01</text:p>
          </table:table-cell>
          <table:table-cell table:style-name="ce74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52" office:value-type="float" office:value="0" calcext:value-type="float">
            <text:p>0.00</text:p>
          </table:table-cell>
          <table:table-cell table:style-name="ce180" office:value-type="float" office:value="0" calcext:value-type="float">
            <text:p>0.00</text:p>
          </table:table-cell>
          <table:table-cell table:style-name="ce204" office:value-type="float" office:value="0" calcext:value-type="float">
            <text:p>0.00</text:p>
          </table:table-cell>
          <table:table-cell table:style-name="ce232" office:value-type="float" office:value="-0.1" calcext:value-type="float">
            <text:p>-0.10</text:p>
          </table:table-cell>
          <table:table-cell table:style-name="ce256" office:value-type="float" office:value="0.12081914" calcext:value-type="float">
            <text:p>0.12</text:p>
          </table:table-cell>
          <table:table-cell table:style-name="ce280" office:value-type="float" office:value="-0.06098043" calcext:value-type="float">
            <text:p>-0.06</text:p>
          </table:table-cell>
          <table:table-cell table:style-name="ce304" office:value-type="float" office:value="0.014665" calcext:value-type="float">
            <text:p>0.01</text:p>
          </table:table-cell>
          <table:table-cell table:style-name="ce328" office:value-type="float" office:value="0.01146834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0745964" calcext:value-type="float">
            <text:p>0.01</text:p>
          </table:table-cell>
          <table:table-cell table:style-name="ce75" office:value-type="float" office:value="0" calcext:value-type="float">
            <text:p>0.00</text:p>
          </table:table-cell>
          <table:table-cell table:style-name="ce102" office:value-type="float" office:value="0.1" calcext:value-type="float">
            <text:p>0.10</text:p>
          </table:table-cell>
          <table:table-cell table:style-name="ce126" office:value-type="float" office:value="0" calcext:value-type="float">
            <text:p>0.00</text:p>
          </table:table-cell>
          <table:table-cell table:style-name="ce153" office:value-type="float" office:value="0" calcext:value-type="float">
            <text:p>0.00</text:p>
          </table:table-cell>
          <table:table-cell table:style-name="ce181" office:value-type="float" office:value="0.15" calcext:value-type="float">
            <text:p>0.15</text:p>
          </table:table-cell>
          <table:table-cell table:style-name="ce205" office:value-type="float" office:value="0.1" calcext:value-type="float">
            <text:p>0.10</text:p>
          </table:table-cell>
          <table:table-cell table:style-name="ce233" office:value-type="float" office:value="0.1" calcext:value-type="float">
            <text:p>0.10</text:p>
          </table:table-cell>
          <table:table-cell table:style-name="ce257" office:value-type="float" office:value="-0.09834416" calcext:value-type="float">
            <text:p>-0.10</text:p>
          </table:table-cell>
          <table:table-cell table:style-name="ce281" office:value-type="float" office:value="0.08521893" calcext:value-type="float">
            <text:p>0.09</text:p>
          </table:table-cell>
          <table:table-cell table:style-name="ce305" office:value-type="float" office:value="0.01887109" calcext:value-type="float">
            <text:p>0.02</text:p>
          </table:table-cell>
          <table:table-cell table:style-name="ce329" office:value-type="float" office:value="0.01998661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-0.11361364" calcext:value-type="float">
            <text:p>-0.11</text:p>
          </table:table-cell>
          <table:table-cell table:style-name="ce75" office:value-type="float" office:value="0" calcext:value-type="float">
            <text:p>0.00</text:p>
          </table:table-cell>
          <table:table-cell table:style-name="ce102" office:value-type="float" office:value="0" calcext:value-type="float">
            <text:p>0.00</text:p>
          </table:table-cell>
          <table:table-cell table:style-name="ce126" office:value-type="float" office:value="-0.3" calcext:value-type="float">
            <text:p>-0.30</text:p>
          </table:table-cell>
          <table:table-cell table:style-name="ce153" office:value-type="float" office:value="-0.4" calcext:value-type="float">
            <text:p>-0.40</text:p>
          </table:table-cell>
          <table:table-cell table:style-name="ce181" office:value-type="float" office:value="0" calcext:value-type="float">
            <text:p>0.00</text:p>
          </table:table-cell>
          <table:table-cell table:style-name="ce205" office:value-type="float" office:value="0" calcext:value-type="float">
            <text:p>0.00</text:p>
          </table:table-cell>
          <table:table-cell table:style-name="ce233" office:value-type="float" office:value="0.05" calcext:value-type="float">
            <text:p>0.05</text:p>
          </table:table-cell>
          <table:table-cell table:style-name="ce257" office:value-type="float" office:value="-0.16328252" calcext:value-type="float">
            <text:p>-0.16</text:p>
          </table:table-cell>
          <table:table-cell table:style-name="ce281" office:value-type="float" office:value="-0.01111217" calcext:value-type="float">
            <text:p>-0.01</text:p>
          </table:table-cell>
          <table:table-cell table:style-name="ce305" office:value-type="float" office:value="-0.01812072" calcext:value-type="float">
            <text:p>-0.02</text:p>
          </table:table-cell>
          <table:table-cell table:style-name="ce329" office:value-type="float" office:value="-0.01799335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0.66184594" calcext:value-type="float">
            <text:p>0.66</text:p>
          </table:table-cell>
          <table:table-cell office:value-type="float" office:value="0.99484328" calcext:value-type="float">
            <text:p>0.99</text:p>
          </table:table-cell>
          <table:table-cell office:value-type="float" office:value="0.76774293" calcext:value-type="float">
            <text:p>0.77</text:p>
          </table:table-cell>
          <table:table-cell office:value-type="float" office:value="1.65565996" calcext:value-type="float">
            <text:p>1.66</text:p>
          </table:table-cell>
          <table:table-cell office:value-type="float" office:value="0.99458086" calcext:value-type="float">
            <text:p>0.99</text:p>
          </table:table-cell>
          <table:table-cell office:value-type="float" office:value="0.99484328" calcext:value-type="float">
            <text:p>0.99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.043446" calcext:value-type="float">
            <text:p>1.04</text:p>
          </table:table-cell>
          <table:table-cell office:value-type="float" office:value="1.0035933" calcext:value-type="float">
            <text:p>1.00</text:p>
          </table:table-cell>
          <table:table-cell office:value-type="float" office:value="1.00358514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-0.13018958" calcext:value-type="float">
            <text:p>-0.13</text:p>
          </table:table-cell>
          <table:table-cell table:style-name="ce76" office:value-type="float" office:value="0" calcext:value-type="float">
            <text:p>0.00</text:p>
          </table:table-cell>
          <table:table-cell table:style-name="ce103" office:value-type="float" office:value="0.2" calcext:value-type="float">
            <text:p>0.20</text:p>
          </table:table-cell>
          <table:table-cell table:style-name="ce127" office:value-type="float" office:value="0" calcext:value-type="float">
            <text:p>0.00</text:p>
          </table:table-cell>
          <table:table-cell table:style-name="ce154" office:value-type="float" office:value="-0.1" calcext:value-type="float">
            <text:p>-0.10</text:p>
          </table:table-cell>
          <table:table-cell table:style-name="ce182" office:value-type="float" office:value="0.15" calcext:value-type="float">
            <text:p>0.15</text:p>
          </table:table-cell>
          <table:table-cell table:style-name="ce206" office:value-type="float" office:value="0.3" calcext:value-type="float">
            <text:p>0.30</text:p>
          </table:table-cell>
          <table:table-cell table:style-name="ce234" office:value-type="float" office:value="0" calcext:value-type="float">
            <text:p>0.00</text:p>
          </table:table-cell>
          <table:table-cell table:style-name="ce258" office:value-type="float" office:value="-0.12930853" calcext:value-type="float">
            <text:p>-0.13</text:p>
          </table:table-cell>
          <table:table-cell table:style-name="ce282" office:value-type="float" office:value="-0.001769" calcext:value-type="float">
            <text:p>0.00</text:p>
          </table:table-cell>
          <table:table-cell table:style-name="ce306" office:value-type="float" office:value="-0.00420273" calcext:value-type="float">
            <text:p>0.00</text:p>
          </table:table-cell>
          <table:table-cell table:style-name="ce330" office:value-type="float" office:value="-0.00327993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0.09467847" calcext:value-type="float">
            <text:p>0.09</text:p>
          </table:table-cell>
          <table:table-cell table:style-name="ce76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27" office:value-type="float" office:value="0.15" calcext:value-type="float">
            <text:p>0.15</text:p>
          </table:table-cell>
          <table:table-cell table:style-name="ce154" office:value-type="float" office:value="0.1" calcext:value-type="float">
            <text:p>0.10</text:p>
          </table:table-cell>
          <table:table-cell table:style-name="ce182" office:value-type="float" office:value="0" calcext:value-type="float">
            <text:p>0.00</text:p>
          </table:table-cell>
          <table:table-cell table:style-name="ce206" office:value-type="float" office:value="-0.1" calcext:value-type="float">
            <text:p>-0.10</text:p>
          </table:table-cell>
          <table:table-cell table:style-name="ce234" office:value-type="float" office:value="0.2" calcext:value-type="float">
            <text:p>0.20</text:p>
          </table:table-cell>
          <table:table-cell table:style-name="ce258" office:value-type="float" office:value="-0.0870927" calcext:value-type="float">
            <text:p>-0.09</text:p>
          </table:table-cell>
          <table:table-cell table:style-name="ce282" office:value-type="float" office:value="0.19205939" calcext:value-type="float">
            <text:p>0.19</text:p>
          </table:table-cell>
          <table:table-cell table:style-name="ce306" office:value-type="float" office:value="0.00123585" calcext:value-type="float">
            <text:p>0.00</text:p>
          </table:table-cell>
          <table:table-cell table:style-name="ce330" office:value-type="float" office:value="0.0078204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10552332" calcext:value-type="float">
            <text:p>-0.11</text:p>
          </table:table-cell>
          <table:table-cell table:style-name="ce76" office:value-type="float" office:value="-0.15" calcext:value-type="float">
            <text:p>-0.15</text:p>
          </table:table-cell>
          <table:table-cell table:style-name="ce103" office:value-type="float" office:value="0" calcext:value-type="float">
            <text:p>0.00</text:p>
          </table:table-cell>
          <table:table-cell table:style-name="ce127" office:value-type="float" office:value="-0.3" calcext:value-type="float">
            <text:p>-0.30</text:p>
          </table:table-cell>
          <table:table-cell table:style-name="ce154" office:value-type="float" office:value="-0.2" calcext:value-type="float">
            <text:p>-0.20</text:p>
          </table:table-cell>
          <table:table-cell table:style-name="ce182" office:value-type="float" office:value="0" calcext:value-type="float">
            <text:p>0.00</text:p>
          </table:table-cell>
          <table:table-cell table:style-name="ce206" office:value-type="float" office:value="0" calcext:value-type="float">
            <text:p>0.00</text:p>
          </table:table-cell>
          <table:table-cell table:style-name="ce234" office:value-type="float" office:value="0.05" calcext:value-type="float">
            <text:p>0.05</text:p>
          </table:table-cell>
          <table:table-cell table:style-name="ce258" office:value-type="float" office:value="-0.15520956" calcext:value-type="float">
            <text:p>-0.16</text:p>
          </table:table-cell>
          <table:table-cell table:style-name="ce282" office:value-type="float" office:value="-0.0268829" calcext:value-type="float">
            <text:p>-0.03</text:p>
          </table:table-cell>
          <table:table-cell table:style-name="ce306" office:value-type="float" office:value="-0.05901052" calcext:value-type="float">
            <text:p>-0.06</text:p>
          </table:table-cell>
          <table:table-cell table:style-name="ce330" office:value-type="float" office:value="-0.03674399" calcext:value-type="float">
            <text:p>-0.04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1.09675281" calcext:value-type="float">
            <text:p>1.10</text:p>
          </table:table-cell>
          <table:table-cell table:style-name="ce55" office:value-type="float" office:value="0.61560301" calcext:value-type="float">
            <text:p>0.62</text:p>
          </table:table-cell>
          <table:table-cell table:style-name="ce82" office:value-type="float" office:value="0.98349036" calcext:value-type="float">
            <text:p>0.98</text:p>
          </table:table-cell>
          <table:table-cell table:style-name="ce27" office:value-type="float" office:value="0.6983333" calcext:value-type="float">
            <text:p>0.70</text:p>
          </table:table-cell>
          <table:table-cell table:style-name="ce133" office:value-type="float" office:value="1.22684898" calcext:value-type="float">
            <text:p>1.23</text:p>
          </table:table-cell>
          <table:table-cell table:style-name="ce161" office:value-type="float" office:value="0.98968382" calcext:value-type="float">
            <text:p>0.99</text:p>
          </table:table-cell>
          <table:table-cell table:style-name="ce161" office:value-type="float" office:value="0.96422121" calcext:value-type="float">
            <text:p>0.96</text:p>
          </table:table-cell>
          <table:table-cell table:style-name="ce213" office:value-type="float" office:value="0.01095881" calcext:value-type="float">
            <text:p>0.01</text:p>
          </table:table-cell>
          <table:table-cell table:style-name="ce161" office:value-type="float" office:value="0" calcext:value-type="float">
            <text:p>0.00</text:p>
          </table:table-cell>
          <table:table-cell table:style-name="ce27" office:value-type="float" office:value="1.03461378" calcext:value-type="float">
            <text:p>1.03</text:p>
          </table:table-cell>
          <table:table-cell table:style-name="ce213" office:value-type="float" office:value="1.1486174" calcext:value-type="float">
            <text:p>1.15</text:p>
          </table:table-cell>
          <table:table-cell table:style-name="ce55" office:value-type="float" office:value="1.0010103" calcext:value-type="float">
            <text:p>1.00</text:p>
          </table:table-cell>
          <table:table-cell table:number-columns-repeated="2"/>
        </table:table-row>
        <calcext:conditional-formats>
          <calcext:conditional-format calcext:target-range-address="'DIM aligned to ALS16'.E20:'DIM aligned to ALS16'.F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F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F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F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F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F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F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F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56:'DIM aligned to ALS16'.F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F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12:'DIM aligned to ALS16'.F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32:'DIM aligned to ALS16'.F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16:'DIM aligned to ALS16'.F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36:'DIM aligned to ALS16'.F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8:'DIM aligned to ALS16'.F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4:'DIM aligned to ALS16'.F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M4:'DIM aligned to ALS16'.M6">
            <calcext:condition calcext:apply-style-name="Untitled1" calcext:value="formula-is(ABS(['DIM aligned to ALS16'.M4] - ['DIM aligned to ALS16'.$D4]) &gt; 0.2)" calcext:base-cell-address="'DIM aligned to ALS16'.M4"/>
          </calcext:conditional-format>
          <calcext:conditional-format calcext:target-range-address="'DIM aligned to ALS16'.M8:'DIM aligned to ALS16'.M10">
            <calcext:condition calcext:apply-style-name="Untitled1" calcext:value="formula-is(ABS(['DIM aligned to ALS16'.M8] - ['DIM aligned to ALS16'.$D8]) &gt; 0.2)" calcext:base-cell-address="'DIM aligned to ALS16'.M8"/>
          </calcext:conditional-format>
          <calcext:conditional-format calcext:target-range-address="'DIM aligned to ALS16'.M20:'DIM aligned to ALS16'.M22">
            <calcext:condition calcext:apply-style-name="Untitled1" calcext:value="formula-is(ABS(['DIM aligned to ALS16'.M20] - ['DIM aligned to ALS16'.$D20]) &gt; 0.2)" calcext:base-cell-address="'DIM aligned to ALS16'.M20"/>
          </calcext:conditional-format>
          <calcext:conditional-format calcext:target-range-address="'DIM aligned to ALS16'.M28:'DIM aligned to ALS16'.M30">
            <calcext:condition calcext:apply-style-name="Untitled1" calcext:value="formula-is(ABS(['DIM aligned to ALS16'.M28] - ['DIM aligned to ALS16'.$D28]) &gt; 0.2)" calcext:base-cell-address="'DIM aligned to ALS16'.M28"/>
          </calcext:conditional-format>
          <calcext:conditional-format calcext:target-range-address="'DIM aligned to ALS16'.M44:'DIM aligned to ALS16'.M46">
            <calcext:condition calcext:apply-style-name="Untitled1" calcext:value="formula-is(ABS(['DIM aligned to ALS16'.M44] - ['DIM aligned to ALS16'.$D44]) &gt; 0.2)" calcext:base-cell-address="'DIM aligned to ALS16'.M44"/>
          </calcext:conditional-format>
          <calcext:conditional-format calcext:target-range-address="'DIM aligned to ALS16'.M52:'DIM aligned to ALS16'.M54">
            <calcext:condition calcext:apply-style-name="Untitled1" calcext:value="formula-is(ABS(['DIM aligned to ALS16'.M52] - ['DIM aligned to ALS16'.$D52]) &gt; 0.2)" calcext:base-cell-address="'DIM aligned to ALS16'.M52"/>
          </calcext:conditional-format>
          <calcext:conditional-format calcext:target-range-address="'DIM aligned to ALS16'.M60:'DIM aligned to ALS16'.M62">
            <calcext:condition calcext:apply-style-name="Untitled1" calcext:value="formula-is(ABS(['DIM aligned to ALS16'.M60] - ['DIM aligned to ALS16'.$D60]) &gt; 0.2)" calcext:base-cell-address="'DIM aligned to ALS16'.M60"/>
          </calcext:conditional-format>
          <calcext:conditional-format calcext:target-range-address="'DIM aligned to ALS16'.M24:'DIM aligned to ALS16'.M26">
            <calcext:condition calcext:apply-style-name="Untitled1" calcext:value="formula-is(ABS(['DIM aligned to ALS16'.M24] - ['DIM aligned to ALS16'.$D24]) &gt; 0.2)" calcext:base-cell-address="'DIM aligned to ALS16'.M24"/>
          </calcext:conditional-format>
          <calcext:conditional-format calcext:target-range-address="'DIM aligned to ALS16'.M40:'DIM aligned to ALS16'.M42">
            <calcext:condition calcext:apply-style-name="Untitled1" calcext:value="formula-is(ABS(['DIM aligned to ALS16'.M40] - ['DIM aligned to ALS16'.$D40]) &gt; 0.2)" calcext:base-cell-address="'DIM aligned to ALS16'.M40"/>
          </calcext:conditional-format>
          <calcext:conditional-format calcext:target-range-address="'DIM aligned to ALS16'.M48:'DIM aligned to ALS16'.M50">
            <calcext:condition calcext:apply-style-name="Untitled1" calcext:value="formula-is(ABS(['DIM aligned to ALS16'.M48] - ['DIM aligned to ALS16'.$D48]) &gt; 0.2)" calcext:base-cell-address="'DIM aligned to ALS16'.M48"/>
          </calcext:conditional-format>
          <calcext:conditional-format calcext:target-range-address="'DIM aligned to ALS16'.M56:'DIM aligned to ALS16'.M58">
            <calcext:condition calcext:apply-style-name="Untitled1" calcext:value="formula-is(ABS(['DIM aligned to ALS16'.M56] - ['DIM aligned to ALS16'.$D56]) &gt; 0.2)" calcext:base-cell-address="'DIM aligned to ALS16'.M56"/>
          </calcext:conditional-format>
          <calcext:conditional-format calcext:target-range-address="'DIM aligned to ALS16'.M64:'DIM aligned to ALS16'.M66">
            <calcext:condition calcext:apply-style-name="Untitled1" calcext:value="formula-is(ABS(['DIM aligned to ALS16'.M64] - ['DIM aligned to ALS16'.$D64]) &gt; 0.2)" calcext:base-cell-address="'DIM aligned to ALS16'.M64"/>
          </calcext:conditional-format>
          <calcext:conditional-format calcext:target-range-address="'DIM aligned to ALS16'.M12:'DIM aligned to ALS16'.M14">
            <calcext:condition calcext:apply-style-name="Untitled1" calcext:value="formula-is(ABS(['DIM aligned to ALS16'.M12] - ['DIM aligned to ALS16'.$D12]) &gt; 0.2)" calcext:base-cell-address="'DIM aligned to ALS16'.M12"/>
          </calcext:conditional-format>
          <calcext:conditional-format calcext:target-range-address="'DIM aligned to ALS16'.M32:'DIM aligned to ALS16'.M34">
            <calcext:condition calcext:apply-style-name="Untitled1" calcext:value="formula-is(ABS(['DIM aligned to ALS16'.M32] - ['DIM aligned to ALS16'.$D32]) &gt; 0.2)" calcext:base-cell-address="'DIM aligned to ALS16'.M32"/>
          </calcext:conditional-format>
          <calcext:conditional-format calcext:target-range-address="'DIM aligned to ALS16'.M16:'DIM aligned to ALS16'.M18">
            <calcext:condition calcext:apply-style-name="Untitled1" calcext:value="formula-is(ABS(['DIM aligned to ALS16'.M16] - ['DIM aligned to ALS16'.$D16]) &gt; 0.2)" calcext:base-cell-address="'DIM aligned to ALS16'.M16"/>
          </calcext:conditional-format>
          <calcext:conditional-format calcext:target-range-address="'DIM aligned to ALS16'.M36:'DIM aligned to ALS16'.M38">
            <calcext:condition calcext:apply-style-name="Untitled1" calcext:value="formula-is(ABS(['DIM aligned to ALS16'.M36] - ['DIM aligned to ALS16'.$D36]) &gt; 0.2)" calcext:base-cell-address="'DIM aligned to ALS16'.M36"/>
          </calcext:conditional-format>
          <calcext:conditional-format calcext:target-range-address="'DIM aligned to ALS16'.P4:'DIM aligned to ALS16'.P6">
            <calcext:condition calcext:apply-style-name="Untitled1" calcext:value="formula-is(ABS(['DIM aligned to ALS16'.P4] - ['DIM aligned to ALS16'.$D4]) &gt; 0.2)" calcext:base-cell-address="'DIM aligned to ALS16'.P4"/>
          </calcext:conditional-format>
          <calcext:conditional-format calcext:target-range-address="'DIM aligned to ALS16'.P8:'DIM aligned to ALS16'.P10">
            <calcext:condition calcext:apply-style-name="Untitled1" calcext:value="formula-is(ABS(['DIM aligned to ALS16'.P8] - ['DIM aligned to ALS16'.$D8]) &gt; 0.2)" calcext:base-cell-address="'DIM aligned to ALS16'.P8"/>
          </calcext:conditional-format>
          <calcext:conditional-format calcext:target-range-address="'DIM aligned to ALS16'.P20:'DIM aligned to ALS16'.P22">
            <calcext:condition calcext:apply-style-name="Untitled1" calcext:value="formula-is(ABS(['DIM aligned to ALS16'.P20] - ['DIM aligned to ALS16'.$D20]) &gt; 0.2)" calcext:base-cell-address="'DIM aligned to ALS16'.P20"/>
          </calcext:conditional-format>
          <calcext:conditional-format calcext:target-range-address="'DIM aligned to ALS16'.P28:'DIM aligned to ALS16'.P30">
            <calcext:condition calcext:apply-style-name="Untitled1" calcext:value="formula-is(ABS(['DIM aligned to ALS16'.P28] - ['DIM aligned to ALS16'.$D28]) &gt; 0.2)" calcext:base-cell-address="'DIM aligned to ALS16'.P28"/>
          </calcext:conditional-format>
          <calcext:conditional-format calcext:target-range-address="'DIM aligned to ALS16'.P44:'DIM aligned to ALS16'.P46">
            <calcext:condition calcext:apply-style-name="Untitled1" calcext:value="formula-is(ABS(['DIM aligned to ALS16'.P44] - ['DIM aligned to ALS16'.$D44]) &gt; 0.2)" calcext:base-cell-address="'DIM aligned to ALS16'.P44"/>
          </calcext:conditional-format>
          <calcext:conditional-format calcext:target-range-address="'DIM aligned to ALS16'.P52:'DIM aligned to ALS16'.P54">
            <calcext:condition calcext:apply-style-name="Untitled1" calcext:value="formula-is(ABS(['DIM aligned to ALS16'.P52] - ['DIM aligned to ALS16'.$D52]) &gt; 0.2)" calcext:base-cell-address="'DIM aligned to ALS16'.P52"/>
          </calcext:conditional-format>
          <calcext:conditional-format calcext:target-range-address="'DIM aligned to ALS16'.P60:'DIM aligned to ALS16'.P62">
            <calcext:condition calcext:apply-style-name="Untitled1" calcext:value="formula-is(ABS(['DIM aligned to ALS16'.P60] - ['DIM aligned to ALS16'.$D60]) &gt; 0.2)" calcext:base-cell-address="'DIM aligned to ALS16'.P60"/>
          </calcext:conditional-format>
          <calcext:conditional-format calcext:target-range-address="'DIM aligned to ALS16'.P24:'DIM aligned to ALS16'.P26">
            <calcext:condition calcext:apply-style-name="Untitled1" calcext:value="formula-is(ABS(['DIM aligned to ALS16'.P24] - ['DIM aligned to ALS16'.$D24]) &gt; 0.2)" calcext:base-cell-address="'DIM aligned to ALS16'.P24"/>
          </calcext:conditional-format>
          <calcext:conditional-format calcext:target-range-address="'DIM aligned to ALS16'.P40:'DIM aligned to ALS16'.P42">
            <calcext:condition calcext:apply-style-name="Untitled1" calcext:value="formula-is(ABS(['DIM aligned to ALS16'.P40] - ['DIM aligned to ALS16'.$D40]) &gt; 0.2)" calcext:base-cell-address="'DIM aligned to ALS16'.P40"/>
          </calcext:conditional-format>
          <calcext:conditional-format calcext:target-range-address="'DIM aligned to ALS16'.P48:'DIM aligned to ALS16'.P50">
            <calcext:condition calcext:apply-style-name="Untitled1" calcext:value="formula-is(ABS(['DIM aligned to ALS16'.P48] - ['DIM aligned to ALS16'.$D48]) &gt; 0.2)" calcext:base-cell-address="'DIM aligned to ALS16'.P48"/>
          </calcext:conditional-format>
          <calcext:conditional-format calcext:target-range-address="'DIM aligned to ALS16'.P56:'DIM aligned to ALS16'.P58">
            <calcext:condition calcext:apply-style-name="Untitled1" calcext:value="formula-is(ABS(['DIM aligned to ALS16'.P56] - ['DIM aligned to ALS16'.$D56]) &gt; 0.2)" calcext:base-cell-address="'DIM aligned to ALS16'.P56"/>
          </calcext:conditional-format>
          <calcext:conditional-format calcext:target-range-address="'DIM aligned to ALS16'.P64:'DIM aligned to ALS16'.P66">
            <calcext:condition calcext:apply-style-name="Untitled1" calcext:value="formula-is(ABS(['DIM aligned to ALS16'.P64] - ['DIM aligned to ALS16'.$D64]) &gt; 0.2)" calcext:base-cell-address="'DIM aligned to ALS16'.P64"/>
          </calcext:conditional-format>
          <calcext:conditional-format calcext:target-range-address="'DIM aligned to ALS16'.P32:'DIM aligned to ALS16'.P34">
            <calcext:condition calcext:apply-style-name="Untitled1" calcext:value="formula-is(ABS(['DIM aligned to ALS16'.P32] - ['DIM aligned to ALS16'.$D32]) &gt; 0.2)" calcext:base-cell-address="'DIM aligned to ALS16'.P32"/>
          </calcext:conditional-format>
          <calcext:conditional-format calcext:target-range-address="'DIM aligned to ALS16'.P12:'DIM aligned to ALS16'.P14">
            <calcext:condition calcext:apply-style-name="Untitled1" calcext:value="formula-is(ABS(['DIM aligned to ALS16'.P12] - ['DIM aligned to ALS16'.$D12]) &gt; 0.2)" calcext:base-cell-address="'DIM aligned to ALS16'.P12"/>
          </calcext:conditional-format>
          <calcext:conditional-format calcext:target-range-address="'DIM aligned to ALS16'.P16:'DIM aligned to ALS16'.P18">
            <calcext:condition calcext:apply-style-name="Untitled1" calcext:value="formula-is(ABS(['DIM aligned to ALS16'.P16] - ['DIM aligned to ALS16'.$D16]) &gt; 0.2)" calcext:base-cell-address="'DIM aligned to ALS16'.P16"/>
          </calcext:conditional-format>
          <calcext:conditional-format calcext:target-range-address="'DIM aligned to ALS16'.P36:'DIM aligned to ALS16'.P38">
            <calcext:condition calcext:apply-style-name="Untitled1" calcext:value="formula-is(ABS(['DIM aligned to ALS16'.P36] - ['DIM aligned to ALS16'.$D36]) &gt; 0.2)" calcext:base-cell-address="'DIM aligned to ALS16'.P36"/>
          </calcext:conditional-format>
          <calcext:conditional-format calcext:target-range-address="'DIM aligned to ALS16'.H20:'DIM aligned to ALS16'.H22">
            <calcext:condition calcext:apply-style-name="Untitled1" calcext:value="formula-is(ABS(['DIM aligned to ALS16'.H20] - ['DIM aligned to ALS16'.$D20]) &gt; 0.2)" calcext:base-cell-address="'DIM aligned to ALS16'.H20"/>
          </calcext:conditional-format>
          <calcext:conditional-format calcext:target-range-address="'DIM aligned to ALS16'.H28:'DIM aligned to ALS16'.H30">
            <calcext:condition calcext:apply-style-name="Untitled1" calcext:value="formula-is(ABS(['DIM aligned to ALS16'.H28] - ['DIM aligned to ALS16'.$D28]) &gt; 0.2)" calcext:base-cell-address="'DIM aligned to ALS16'.H28"/>
          </calcext:conditional-format>
          <calcext:conditional-format calcext:target-range-address="'DIM aligned to ALS16'.H44:'DIM aligned to ALS16'.H46">
            <calcext:condition calcext:apply-style-name="Untitled1" calcext:value="formula-is(ABS(['DIM aligned to ALS16'.H44] - ['DIM aligned to ALS16'.$D44]) &gt; 0.2)" calcext:base-cell-address="'DIM aligned to ALS16'.H44"/>
          </calcext:conditional-format>
          <calcext:conditional-format calcext:target-range-address="'DIM aligned to ALS16'.H52:'DIM aligned to ALS16'.H54">
            <calcext:condition calcext:apply-style-name="Untitled1" calcext:value="formula-is(ABS(['DIM aligned to ALS16'.H52] - ['DIM aligned to ALS16'.$D52]) &gt; 0.2)" calcext:base-cell-address="'DIM aligned to ALS16'.H52"/>
          </calcext:conditional-format>
          <calcext:conditional-format calcext:target-range-address="'DIM aligned to ALS16'.H60:'DIM aligned to ALS16'.H62">
            <calcext:condition calcext:apply-style-name="Untitled1" calcext:value="formula-is(ABS(['DIM aligned to ALS16'.H60] - ['DIM aligned to ALS16'.$D60]) &gt; 0.2)" calcext:base-cell-address="'DIM aligned to ALS16'.H60"/>
          </calcext:conditional-format>
          <calcext:conditional-format calcext:target-range-address="'DIM aligned to ALS16'.H24:'DIM aligned to ALS16'.H26">
            <calcext:condition calcext:apply-style-name="Untitled1" calcext:value="formula-is(ABS(['DIM aligned to ALS16'.H24] - ['DIM aligned to ALS16'.$D24]) &gt; 0.2)" calcext:base-cell-address="'DIM aligned to ALS16'.H24"/>
          </calcext:conditional-format>
          <calcext:conditional-format calcext:target-range-address="'DIM aligned to ALS16'.H40:'DIM aligned to ALS16'.H42">
            <calcext:condition calcext:apply-style-name="Untitled1" calcext:value="formula-is(ABS(['DIM aligned to ALS16'.H40] - ['DIM aligned to ALS16'.$D40]) &gt; 0.2)" calcext:base-cell-address="'DIM aligned to ALS16'.H40"/>
          </calcext:conditional-format>
          <calcext:conditional-format calcext:target-range-address="'DIM aligned to ALS16'.H48:'DIM aligned to ALS16'.H50">
            <calcext:condition calcext:apply-style-name="Untitled1" calcext:value="formula-is(ABS(['DIM aligned to ALS16'.H48] - ['DIM aligned to ALS16'.$D48]) &gt; 0.2)" calcext:base-cell-address="'DIM aligned to ALS16'.H48"/>
          </calcext:conditional-format>
          <calcext:conditional-format calcext:target-range-address="'DIM aligned to ALS16'.H56:'DIM aligned to ALS16'.H58">
            <calcext:condition calcext:apply-style-name="Untitled1" calcext:value="formula-is(ABS(['DIM aligned to ALS16'.H56] - ['DIM aligned to ALS16'.$D56]) &gt; 0.2)" calcext:base-cell-address="'DIM aligned to ALS16'.H56"/>
          </calcext:conditional-format>
          <calcext:conditional-format calcext:target-range-address="'DIM aligned to ALS16'.H64:'DIM aligned to ALS16'.H66">
            <calcext:condition calcext:apply-style-name="Untitled1" calcext:value="formula-is(ABS(['DIM aligned to ALS16'.H64] - ['DIM aligned to ALS16'.$D64]) &gt; 0.2)" calcext:base-cell-address="'DIM aligned to ALS16'.H64"/>
          </calcext:conditional-format>
          <calcext:conditional-format calcext:target-range-address="'DIM aligned to ALS16'.H12:'DIM aligned to ALS16'.H14">
            <calcext:condition calcext:apply-style-name="Untitled1" calcext:value="formula-is(ABS(['DIM aligned to ALS16'.H12] - ['DIM aligned to ALS16'.$D12]) &gt; 0.2)" calcext:base-cell-address="'DIM aligned to ALS16'.H12"/>
          </calcext:conditional-format>
          <calcext:conditional-format calcext:target-range-address="'DIM aligned to ALS16'.H32:'DIM aligned to ALS16'.H34">
            <calcext:condition calcext:apply-style-name="Untitled1" calcext:value="formula-is(ABS(['DIM aligned to ALS16'.H32] - ['DIM aligned to ALS16'.$D32]) &gt; 0.2)" calcext:base-cell-address="'DIM aligned to ALS16'.H32"/>
          </calcext:conditional-format>
          <calcext:conditional-format calcext:target-range-address="'DIM aligned to ALS16'.H16:'DIM aligned to ALS16'.H18">
            <calcext:condition calcext:apply-style-name="Untitled1" calcext:value="formula-is(ABS(['DIM aligned to ALS16'.H16] - ['DIM aligned to ALS16'.$D16]) &gt; 0.2)" calcext:base-cell-address="'DIM aligned to ALS16'.H16"/>
          </calcext:conditional-format>
          <calcext:conditional-format calcext:target-range-address="'DIM aligned to ALS16'.H36:'DIM aligned to ALS16'.H38">
            <calcext:condition calcext:apply-style-name="Untitled1" calcext:value="formula-is(ABS(['DIM aligned to ALS16'.H36] - ['DIM aligned to ALS16'.$D36]) &gt; 0.2)" calcext:base-cell-address="'DIM aligned to ALS16'.H36"/>
          </calcext:conditional-format>
          <calcext:conditional-format calcext:target-range-address="'DIM aligned to ALS16'.H8:'DIM aligned to ALS16'.H10">
            <calcext:condition calcext:apply-style-name="Untitled1" calcext:value="formula-is(ABS(['DIM aligned to ALS16'.H8] - ['DIM aligned to ALS16'.$D8]) &gt; 0.2)" calcext:base-cell-address="'DIM aligned to ALS16'.H8"/>
          </calcext:conditional-format>
          <calcext:conditional-format calcext:target-range-address="'DIM aligned to ALS16'.H4:'DIM aligned to ALS16'.H6">
            <calcext:condition calcext:apply-style-name="Untitled1" calcext:value="formula-is(ABS(['DIM aligned to ALS16'.H4] - ['DIM aligned to ALS16'.$D4]) &gt; 0.2)" calcext:base-cell-address="'DIM aligned to ALS16'.H4"/>
          </calcext:conditional-format>
          <calcext:conditional-format calcext:target-range-address="'DIM aligned to ALS16'.N20:'DIM aligned to ALS16'.N22">
            <calcext:condition calcext:apply-style-name="Untitled1" calcext:value="formula-is(ABS(['DIM aligned to ALS16'.N20] - ['DIM aligned to ALS16'.$D20]) &gt; 0.2)" calcext:base-cell-address="'DIM aligned to ALS16'.N20"/>
          </calcext:conditional-format>
          <calcext:conditional-format calcext:target-range-address="'DIM aligned to ALS16'.N28:'DIM aligned to ALS16'.N30">
            <calcext:condition calcext:apply-style-name="Untitled1" calcext:value="formula-is(ABS(['DIM aligned to ALS16'.N28] - ['DIM aligned to ALS16'.$D28]) &gt; 0.2)" calcext:base-cell-address="'DIM aligned to ALS16'.N28"/>
          </calcext:conditional-format>
          <calcext:conditional-format calcext:target-range-address="'DIM aligned to ALS16'.N44:'DIM aligned to ALS16'.N46">
            <calcext:condition calcext:apply-style-name="Untitled1" calcext:value="formula-is(ABS(['DIM aligned to ALS16'.N44] - ['DIM aligned to ALS16'.$D44]) &gt; 0.2)" calcext:base-cell-address="'DIM aligned to ALS16'.N44"/>
          </calcext:conditional-format>
          <calcext:conditional-format calcext:target-range-address="'DIM aligned to ALS16'.N52:'DIM aligned to ALS16'.N54">
            <calcext:condition calcext:apply-style-name="Untitled1" calcext:value="formula-is(ABS(['DIM aligned to ALS16'.N52] - ['DIM aligned to ALS16'.$D52]) &gt; 0.2)" calcext:base-cell-address="'DIM aligned to ALS16'.N52"/>
          </calcext:conditional-format>
          <calcext:conditional-format calcext:target-range-address="'DIM aligned to ALS16'.N60:'DIM aligned to ALS16'.N62">
            <calcext:condition calcext:apply-style-name="Untitled1" calcext:value="formula-is(ABS(['DIM aligned to ALS16'.N60] - ['DIM aligned to ALS16'.$D60]) &gt; 0.2)" calcext:base-cell-address="'DIM aligned to ALS16'.N60"/>
          </calcext:conditional-format>
          <calcext:conditional-format calcext:target-range-address="'DIM aligned to ALS16'.N24:'DIM aligned to ALS16'.N26">
            <calcext:condition calcext:apply-style-name="Untitled1" calcext:value="formula-is(ABS(['DIM aligned to ALS16'.N24] - ['DIM aligned to ALS16'.$D24]) &gt; 0.2)" calcext:base-cell-address="'DIM aligned to ALS16'.N24"/>
          </calcext:conditional-format>
          <calcext:conditional-format calcext:target-range-address="'DIM aligned to ALS16'.N40:'DIM aligned to ALS16'.N42">
            <calcext:condition calcext:apply-style-name="Untitled1" calcext:value="formula-is(ABS(['DIM aligned to ALS16'.N40] - ['DIM aligned to ALS16'.$D40]) &gt; 0.2)" calcext:base-cell-address="'DIM aligned to ALS16'.N40"/>
          </calcext:conditional-format>
          <calcext:conditional-format calcext:target-range-address="'DIM aligned to ALS16'.N48:'DIM aligned to ALS16'.N50">
            <calcext:condition calcext:apply-style-name="Untitled1" calcext:value="formula-is(ABS(['DIM aligned to ALS16'.N48] - ['DIM aligned to ALS16'.$D48]) &gt; 0.2)" calcext:base-cell-address="'DIM aligned to ALS16'.N48"/>
          </calcext:conditional-format>
          <calcext:conditional-format calcext:target-range-address="'DIM aligned to ALS16'.N56:'DIM aligned to ALS16'.N58">
            <calcext:condition calcext:apply-style-name="Untitled1" calcext:value="formula-is(ABS(['DIM aligned to ALS16'.N56] - ['DIM aligned to ALS16'.$D56]) &gt; 0.2)" calcext:base-cell-address="'DIM aligned to ALS16'.N56"/>
          </calcext:conditional-format>
          <calcext:conditional-format calcext:target-range-address="'DIM aligned to ALS16'.N64:'DIM aligned to ALS16'.N66">
            <calcext:condition calcext:apply-style-name="Untitled1" calcext:value="formula-is(ABS(['DIM aligned to ALS16'.N64] - ['DIM aligned to ALS16'.$D64]) &gt; 0.2)" calcext:base-cell-address="'DIM aligned to ALS16'.N64"/>
          </calcext:conditional-format>
          <calcext:conditional-format calcext:target-range-address="'DIM aligned to ALS16'.N12:'DIM aligned to ALS16'.N14">
            <calcext:condition calcext:apply-style-name="Untitled1" calcext:value="formula-is(ABS(['DIM aligned to ALS16'.N12] - ['DIM aligned to ALS16'.$D12]) &gt; 0.2)" calcext:base-cell-address="'DIM aligned to ALS16'.N12"/>
          </calcext:conditional-format>
          <calcext:conditional-format calcext:target-range-address="'DIM aligned to ALS16'.N32:'DIM aligned to ALS16'.N34">
            <calcext:condition calcext:apply-style-name="Untitled1" calcext:value="formula-is(ABS(['DIM aligned to ALS16'.N32] - ['DIM aligned to ALS16'.$D32]) &gt; 0.2)" calcext:base-cell-address="'DIM aligned to ALS16'.N32"/>
          </calcext:conditional-format>
          <calcext:conditional-format calcext:target-range-address="'DIM aligned to ALS16'.N16:'DIM aligned to ALS16'.N18">
            <calcext:condition calcext:apply-style-name="Untitled1" calcext:value="formula-is(ABS(['DIM aligned to ALS16'.N16] - ['DIM aligned to ALS16'.$D16]) &gt; 0.2)" calcext:base-cell-address="'DIM aligned to ALS16'.N16"/>
          </calcext:conditional-format>
          <calcext:conditional-format calcext:target-range-address="'DIM aligned to ALS16'.N36:'DIM aligned to ALS16'.N38">
            <calcext:condition calcext:apply-style-name="Untitled1" calcext:value="formula-is(ABS(['DIM aligned to ALS16'.N36] - ['DIM aligned to ALS16'.$D36]) &gt; 0.2)" calcext:base-cell-address="'DIM aligned to ALS16'.N36"/>
          </calcext:conditional-format>
          <calcext:conditional-format calcext:target-range-address="'DIM aligned to ALS16'.N8:'DIM aligned to ALS16'.N10">
            <calcext:condition calcext:apply-style-name="Untitled1" calcext:value="formula-is(ABS(['DIM aligned to ALS16'.N8] - ['DIM aligned to ALS16'.$D8]) &gt; 0.2)" calcext:base-cell-address="'DIM aligned to ALS16'.N8"/>
          </calcext:conditional-format>
          <calcext:conditional-format calcext:target-range-address="'DIM aligned to ALS16'.N4:'DIM aligned to ALS16'.N6">
            <calcext:condition calcext:apply-style-name="Untitled1" calcext:value="formula-is(ABS(['DIM aligned to ALS16'.N4] - ['DIM aligned to ALS16'.$D4]) &gt; 0.2)" calcext:base-cell-address="'DIM aligned to ALS16'.N4"/>
          </calcext:conditional-format>
          <calcext:conditional-format calcext:target-range-address="'DIM aligned to ALS16'.O20:'DIM aligned to ALS16'.O22">
            <calcext:condition calcext:apply-style-name="Untitled1" calcext:value="formula-is(ABS(['DIM aligned to ALS16'.O20] - ['DIM aligned to ALS16'.$D20]) &gt; 0.2)" calcext:base-cell-address="'DIM aligned to ALS16'.O20"/>
          </calcext:conditional-format>
          <calcext:conditional-format calcext:target-range-address="'DIM aligned to ALS16'.O28:'DIM aligned to ALS16'.O30">
            <calcext:condition calcext:apply-style-name="Untitled1" calcext:value="formula-is(ABS(['DIM aligned to ALS16'.O28] - ['DIM aligned to ALS16'.$D28]) &gt; 0.2)" calcext:base-cell-address="'DIM aligned to ALS16'.O28"/>
          </calcext:conditional-format>
          <calcext:conditional-format calcext:target-range-address="'DIM aligned to ALS16'.O44:'DIM aligned to ALS16'.O46">
            <calcext:condition calcext:apply-style-name="Untitled1" calcext:value="formula-is(ABS(['DIM aligned to ALS16'.O44] - ['DIM aligned to ALS16'.$D44]) &gt; 0.2)" calcext:base-cell-address="'DIM aligned to ALS16'.O44"/>
          </calcext:conditional-format>
          <calcext:conditional-format calcext:target-range-address="'DIM aligned to ALS16'.O52:'DIM aligned to ALS16'.O54">
            <calcext:condition calcext:apply-style-name="Untitled1" calcext:value="formula-is(ABS(['DIM aligned to ALS16'.O52] - ['DIM aligned to ALS16'.$D52]) &gt; 0.2)" calcext:base-cell-address="'DIM aligned to ALS16'.O52"/>
          </calcext:conditional-format>
          <calcext:conditional-format calcext:target-range-address="'DIM aligned to ALS16'.O60:'DIM aligned to ALS16'.O62">
            <calcext:condition calcext:apply-style-name="Untitled1" calcext:value="formula-is(ABS(['DIM aligned to ALS16'.O60] - ['DIM aligned to ALS16'.$D60]) &gt; 0.2)" calcext:base-cell-address="'DIM aligned to ALS16'.O60"/>
          </calcext:conditional-format>
          <calcext:conditional-format calcext:target-range-address="'DIM aligned to ALS16'.O24:'DIM aligned to ALS16'.O26">
            <calcext:condition calcext:apply-style-name="Untitled1" calcext:value="formula-is(ABS(['DIM aligned to ALS16'.O24] - ['DIM aligned to ALS16'.$D24]) &gt; 0.2)" calcext:base-cell-address="'DIM aligned to ALS16'.O24"/>
          </calcext:conditional-format>
          <calcext:conditional-format calcext:target-range-address="'DIM aligned to ALS16'.O40:'DIM aligned to ALS16'.O42">
            <calcext:condition calcext:apply-style-name="Untitled1" calcext:value="formula-is(ABS(['DIM aligned to ALS16'.O40] - ['DIM aligned to ALS16'.$D40]) &gt; 0.2)" calcext:base-cell-address="'DIM aligned to ALS16'.O40"/>
          </calcext:conditional-format>
          <calcext:conditional-format calcext:target-range-address="'DIM aligned to ALS16'.O48:'DIM aligned to ALS16'.O50">
            <calcext:condition calcext:apply-style-name="Untitled1" calcext:value="formula-is(ABS(['DIM aligned to ALS16'.O48] - ['DIM aligned to ALS16'.$D48]) &gt; 0.2)" calcext:base-cell-address="'DIM aligned to ALS16'.O48"/>
          </calcext:conditional-format>
          <calcext:conditional-format calcext:target-range-address="'DIM aligned to ALS16'.O56:'DIM aligned to ALS16'.O58">
            <calcext:condition calcext:apply-style-name="Untitled1" calcext:value="formula-is(ABS(['DIM aligned to ALS16'.O56] - ['DIM aligned to ALS16'.$D56]) &gt; 0.2)" calcext:base-cell-address="'DIM aligned to ALS16'.O56"/>
          </calcext:conditional-format>
          <calcext:conditional-format calcext:target-range-address="'DIM aligned to ALS16'.O64:'DIM aligned to ALS16'.O66">
            <calcext:condition calcext:apply-style-name="Untitled1" calcext:value="formula-is(ABS(['DIM aligned to ALS16'.O64] - ['DIM aligned to ALS16'.$D64]) &gt; 0.2)" calcext:base-cell-address="'DIM aligned to ALS16'.O64"/>
          </calcext:conditional-format>
          <calcext:conditional-format calcext:target-range-address="'DIM aligned to ALS16'.O12:'DIM aligned to ALS16'.O14">
            <calcext:condition calcext:apply-style-name="Untitled1" calcext:value="formula-is(ABS(['DIM aligned to ALS16'.O12] - ['DIM aligned to ALS16'.$D12]) &gt; 0.2)" calcext:base-cell-address="'DIM aligned to ALS16'.O12"/>
          </calcext:conditional-format>
          <calcext:conditional-format calcext:target-range-address="'DIM aligned to ALS16'.O32:'DIM aligned to ALS16'.O34">
            <calcext:condition calcext:apply-style-name="Untitled1" calcext:value="formula-is(ABS(['DIM aligned to ALS16'.O32] - ['DIM aligned to ALS16'.$D32]) &gt; 0.2)" calcext:base-cell-address="'DIM aligned to ALS16'.O32"/>
          </calcext:conditional-format>
          <calcext:conditional-format calcext:target-range-address="'DIM aligned to ALS16'.O16:'DIM aligned to ALS16'.O18">
            <calcext:condition calcext:apply-style-name="Untitled1" calcext:value="formula-is(ABS(['DIM aligned to ALS16'.O16] - ['DIM aligned to ALS16'.$D16]) &gt; 0.2)" calcext:base-cell-address="'DIM aligned to ALS16'.O16"/>
          </calcext:conditional-format>
          <calcext:conditional-format calcext:target-range-address="'DIM aligned to ALS16'.O36:'DIM aligned to ALS16'.O38">
            <calcext:condition calcext:apply-style-name="Untitled1" calcext:value="formula-is(ABS(['DIM aligned to ALS16'.O36] - ['DIM aligned to ALS16'.$D36]) &gt; 0.2)" calcext:base-cell-address="'DIM aligned to ALS16'.O36"/>
          </calcext:conditional-format>
          <calcext:conditional-format calcext:target-range-address="'DIM aligned to ALS16'.O8:'DIM aligned to ALS16'.O10">
            <calcext:condition calcext:apply-style-name="Untitled1" calcext:value="formula-is(ABS(['DIM aligned to ALS16'.O8] - ['DIM aligned to ALS16'.$D8]) &gt; 0.2)" calcext:base-cell-address="'DIM aligned to ALS16'.O8"/>
          </calcext:conditional-format>
          <calcext:conditional-format calcext:target-range-address="'DIM aligned to ALS16'.O4:'DIM aligned to ALS16'.O6">
            <calcext:condition calcext:apply-style-name="Untitled1" calcext:value="formula-is(ABS(['DIM aligned to ALS16'.O4] - ['DIM aligned to ALS16'.$D4]) &gt; 0.2)" calcext:base-cell-address="'DIM aligned to ALS16'.O4"/>
          </calcext:conditional-format>
          <calcext:conditional-format calcext:target-range-address="'DIM aligned to ALS16'.J4:'DIM aligned to ALS16'.J6">
            <calcext:condition calcext:apply-style-name="Untitled1" calcext:value="formula-is(ABS(['DIM aligned to ALS16'.J4] - ['DIM aligned to ALS16'.$D4]) &gt; 0.2)" calcext:base-cell-address="'DIM aligned to ALS16'.J4"/>
          </calcext:conditional-format>
          <calcext:conditional-format calcext:target-range-address="'DIM aligned to ALS16'.J8:'DIM aligned to ALS16'.J10">
            <calcext:condition calcext:apply-style-name="Untitled1" calcext:value="formula-is(ABS(['DIM aligned to ALS16'.J8] - ['DIM aligned to ALS16'.$D8]) &gt; 0.2)" calcext:base-cell-address="'DIM aligned to ALS16'.J8"/>
          </calcext:conditional-format>
          <calcext:conditional-format calcext:target-range-address="'DIM aligned to ALS16'.J20:'DIM aligned to ALS16'.J22">
            <calcext:condition calcext:apply-style-name="Untitled1" calcext:value="formula-is(ABS(['DIM aligned to ALS16'.J20] - ['DIM aligned to ALS16'.$D20]) &gt; 0.2)" calcext:base-cell-address="'DIM aligned to ALS16'.J20"/>
          </calcext:conditional-format>
          <calcext:conditional-format calcext:target-range-address="'DIM aligned to ALS16'.J28:'DIM aligned to ALS16'.J30">
            <calcext:condition calcext:apply-style-name="Untitled1" calcext:value="formula-is(ABS(['DIM aligned to ALS16'.J28] - ['DIM aligned to ALS16'.$D28]) &gt; 0.2)" calcext:base-cell-address="'DIM aligned to ALS16'.J28"/>
          </calcext:conditional-format>
          <calcext:conditional-format calcext:target-range-address="'DIM aligned to ALS16'.J44:'DIM aligned to ALS16'.J46">
            <calcext:condition calcext:apply-style-name="Untitled1" calcext:value="formula-is(ABS(['DIM aligned to ALS16'.J44] - ['DIM aligned to ALS16'.$D44]) &gt; 0.2)" calcext:base-cell-address="'DIM aligned to ALS16'.J44"/>
          </calcext:conditional-format>
          <calcext:conditional-format calcext:target-range-address="'DIM aligned to ALS16'.J52:'DIM aligned to ALS16'.J54">
            <calcext:condition calcext:apply-style-name="Untitled1" calcext:value="formula-is(ABS(['DIM aligned to ALS16'.J52] - ['DIM aligned to ALS16'.$D52]) &gt; 0.2)" calcext:base-cell-address="'DIM aligned to ALS16'.J52"/>
          </calcext:conditional-format>
          <calcext:conditional-format calcext:target-range-address="'DIM aligned to ALS16'.J60:'DIM aligned to ALS16'.J62">
            <calcext:condition calcext:apply-style-name="Untitled1" calcext:value="formula-is(ABS(['DIM aligned to ALS16'.J60] - ['DIM aligned to ALS16'.$D60]) &gt; 0.2)" calcext:base-cell-address="'DIM aligned to ALS16'.J60"/>
          </calcext:conditional-format>
          <calcext:conditional-format calcext:target-range-address="'DIM aligned to ALS16'.J24:'DIM aligned to ALS16'.J26">
            <calcext:condition calcext:apply-style-name="Untitled1" calcext:value="formula-is(ABS(['DIM aligned to ALS16'.J24] - ['DIM aligned to ALS16'.$D24]) &gt; 0.2)" calcext:base-cell-address="'DIM aligned to ALS16'.J24"/>
          </calcext:conditional-format>
          <calcext:conditional-format calcext:target-range-address="'DIM aligned to ALS16'.J40:'DIM aligned to ALS16'.J42">
            <calcext:condition calcext:apply-style-name="Untitled1" calcext:value="formula-is(ABS(['DIM aligned to ALS16'.J40] - ['DIM aligned to ALS16'.$D40]) &gt; 0.2)" calcext:base-cell-address="'DIM aligned to ALS16'.J40"/>
          </calcext:conditional-format>
          <calcext:conditional-format calcext:target-range-address="'DIM aligned to ALS16'.J48:'DIM aligned to ALS16'.J50">
            <calcext:condition calcext:apply-style-name="Untitled1" calcext:value="formula-is(ABS(['DIM aligned to ALS16'.J48] - ['DIM aligned to ALS16'.$D48]) &gt; 0.2)" calcext:base-cell-address="'DIM aligned to ALS16'.J48"/>
          </calcext:conditional-format>
          <calcext:conditional-format calcext:target-range-address="'DIM aligned to ALS16'.J56:'DIM aligned to ALS16'.J58">
            <calcext:condition calcext:apply-style-name="Untitled1" calcext:value="formula-is(ABS(['DIM aligned to ALS16'.J56] - ['DIM aligned to ALS16'.$D56]) &gt; 0.2)" calcext:base-cell-address="'DIM aligned to ALS16'.J56"/>
          </calcext:conditional-format>
          <calcext:conditional-format calcext:target-range-address="'DIM aligned to ALS16'.J64:'DIM aligned to ALS16'.J66">
            <calcext:condition calcext:apply-style-name="Untitled1" calcext:value="formula-is(ABS(['DIM aligned to ALS16'.J64] - ['DIM aligned to ALS16'.$D64]) &gt; 0.2)" calcext:base-cell-address="'DIM aligned to ALS16'.J64"/>
          </calcext:conditional-format>
          <calcext:conditional-format calcext:target-range-address="'DIM aligned to ALS16'.J12:'DIM aligned to ALS16'.J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J32:'DIM aligned to ALS16'.J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J16:'DIM aligned to ALS16'.J18">
            <calcext:condition calcext:apply-style-name="Untitled1" calcext:value="formula-is(ABS(['DIM aligned to ALS16'.J16] - ['DIM aligned to ALS16'.$D16]) &gt; 0.2)" calcext:base-cell-address="'DIM aligned to ALS16'.J16"/>
          </calcext:conditional-format>
          <calcext:conditional-format calcext:target-range-address="'DIM aligned to ALS16'.J36:'DIM aligned to ALS16'.J38">
            <calcext:condition calcext:apply-style-name="Untitled1" calcext:value="formula-is(ABS(['DIM aligned to ALS16'.J36] - ['DIM aligned to ALS16'.$D36]) &gt; 0.2)" calcext:base-cell-address="'DIM aligned to ALS16'.J36"/>
          </calcext:conditional-format>
          <calcext:conditional-format calcext:target-range-address="'DIM aligned to ALS16'.G20:'DIM aligned to ALS16'.G22">
            <calcext:condition calcext:apply-style-name="Untitled1" calcext:value="formula-is(ABS(['DIM aligned to ALS16'.G20] - ['DIM aligned to ALS16'.$D20]) &gt; 0.2)" calcext:base-cell-address="'DIM aligned to ALS16'.G20"/>
          </calcext:conditional-format>
          <calcext:conditional-format calcext:target-range-address="'DIM aligned to ALS16'.G28:'DIM aligned to ALS16'.G30">
            <calcext:condition calcext:apply-style-name="Untitled1" calcext:value="formula-is(ABS(['DIM aligned to ALS16'.G28] - ['DIM aligned to ALS16'.$D28]) &gt; 0.2)" calcext:base-cell-address="'DIM aligned to ALS16'.G28"/>
          </calcext:conditional-format>
          <calcext:conditional-format calcext:target-range-address="'DIM aligned to ALS16'.G44:'DIM aligned to ALS16'.G46">
            <calcext:condition calcext:apply-style-name="Untitled1" calcext:value="formula-is(ABS(['DIM aligned to ALS16'.G44] - ['DIM aligned to ALS16'.$D44]) &gt; 0.2)" calcext:base-cell-address="'DIM aligned to ALS16'.G44"/>
          </calcext:conditional-format>
          <calcext:conditional-format calcext:target-range-address="'DIM aligned to ALS16'.G52:'DIM aligned to ALS16'.G54">
            <calcext:condition calcext:apply-style-name="Untitled1" calcext:value="formula-is(ABS(['DIM aligned to ALS16'.G52] - ['DIM aligned to ALS16'.$D52]) &gt; 0.2)" calcext:base-cell-address="'DIM aligned to ALS16'.G52"/>
          </calcext:conditional-format>
          <calcext:conditional-format calcext:target-range-address="'DIM aligned to ALS16'.G60:'DIM aligned to ALS16'.G62">
            <calcext:condition calcext:apply-style-name="Untitled1" calcext:value="formula-is(ABS(['DIM aligned to ALS16'.G60] - ['DIM aligned to ALS16'.$D60]) &gt; 0.2)" calcext:base-cell-address="'DIM aligned to ALS16'.G60"/>
          </calcext:conditional-format>
          <calcext:conditional-format calcext:target-range-address="'DIM aligned to ALS16'.G24:'DIM aligned to ALS16'.G26">
            <calcext:condition calcext:apply-style-name="Untitled1" calcext:value="formula-is(ABS(['DIM aligned to ALS16'.G24] - ['DIM aligned to ALS16'.$D24]) &gt; 0.2)" calcext:base-cell-address="'DIM aligned to ALS16'.G24"/>
          </calcext:conditional-format>
          <calcext:conditional-format calcext:target-range-address="'DIM aligned to ALS16'.G40:'DIM aligned to ALS16'.G42">
            <calcext:condition calcext:apply-style-name="Untitled1" calcext:value="formula-is(ABS(['DIM aligned to ALS16'.G40] - ['DIM aligned to ALS16'.$D40]) &gt; 0.2)" calcext:base-cell-address="'DIM aligned to ALS16'.G40"/>
          </calcext:conditional-format>
          <calcext:conditional-format calcext:target-range-address="'DIM aligned to ALS16'.G48:'DIM aligned to ALS16'.G50">
            <calcext:condition calcext:apply-style-name="Untitled1" calcext:value="formula-is(ABS(['DIM aligned to ALS16'.G48] - ['DIM aligned to ALS16'.$D48]) &gt; 0.2)" calcext:base-cell-address="'DIM aligned to ALS16'.G48"/>
          </calcext:conditional-format>
          <calcext:conditional-format calcext:target-range-address="'DIM aligned to ALS16'.G56:'DIM aligned to ALS16'.G58">
            <calcext:condition calcext:apply-style-name="Untitled1" calcext:value="formula-is(ABS(['DIM aligned to ALS16'.G56] - ['DIM aligned to ALS16'.$D56]) &gt; 0.2)" calcext:base-cell-address="'DIM aligned to ALS16'.G56"/>
          </calcext:conditional-format>
          <calcext:conditional-format calcext:target-range-address="'DIM aligned to ALS16'.G64:'DIM aligned to ALS16'.G66">
            <calcext:condition calcext:apply-style-name="Untitled1" calcext:value="formula-is(ABS(['DIM aligned to ALS16'.G64] - ['DIM aligned to ALS16'.$D64]) &gt; 0.2)" calcext:base-cell-address="'DIM aligned to ALS16'.G64"/>
          </calcext:conditional-format>
          <calcext:conditional-format calcext:target-range-address="'DIM aligned to ALS16'.G12:'DIM aligned to ALS16'.G14">
            <calcext:condition calcext:apply-style-name="Untitled1" calcext:value="formula-is(ABS(['DIM aligned to ALS16'.G12] - ['DIM aligned to ALS16'.$D12]) &gt; 0.2)" calcext:base-cell-address="'DIM aligned to ALS16'.G12"/>
          </calcext:conditional-format>
          <calcext:conditional-format calcext:target-range-address="'DIM aligned to ALS16'.G32:'DIM aligned to ALS16'.G34">
            <calcext:condition calcext:apply-style-name="Untitled1" calcext:value="formula-is(ABS(['DIM aligned to ALS16'.G32] - ['DIM aligned to ALS16'.$D32]) &gt; 0.2)" calcext:base-cell-address="'DIM aligned to ALS16'.G32"/>
          </calcext:conditional-format>
          <calcext:conditional-format calcext:target-range-address="'DIM aligned to ALS16'.G16:'DIM aligned to ALS16'.G18">
            <calcext:condition calcext:apply-style-name="Untitled1" calcext:value="formula-is(ABS(['DIM aligned to ALS16'.G16] - ['DIM aligned to ALS16'.$D16]) &gt; 0.2)" calcext:base-cell-address="'DIM aligned to ALS16'.G16"/>
          </calcext:conditional-format>
          <calcext:conditional-format calcext:target-range-address="'DIM aligned to ALS16'.G36:'DIM aligned to ALS16'.G38">
            <calcext:condition calcext:apply-style-name="Untitled1" calcext:value="formula-is(ABS(['DIM aligned to ALS16'.G36] - ['DIM aligned to ALS16'.$D36]) &gt; 0.2)" calcext:base-cell-address="'DIM aligned to ALS16'.G36"/>
          </calcext:conditional-format>
          <calcext:conditional-format calcext:target-range-address="'DIM aligned to ALS16'.G8:'DIM aligned to ALS16'.G10">
            <calcext:condition calcext:apply-style-name="Untitled1" calcext:value="formula-is(ABS(['DIM aligned to ALS16'.G8] - ['DIM aligned to ALS16'.$D8]) &gt; 0.2)" calcext:base-cell-address="'DIM aligned to ALS16'.G8"/>
          </calcext:conditional-format>
          <calcext:conditional-format calcext:target-range-address="'DIM aligned to ALS16'.G4:'DIM aligned to ALS16'.G6">
            <calcext:condition calcext:apply-style-name="Untitled1" calcext:value="formula-is(ABS(['DIM aligned to ALS16'.G4] - ['DIM aligned to ALS16'.$D4]) &gt; 0.2)" calcext:base-cell-address="'DIM aligned to ALS16'.G4"/>
          </calcext:conditional-format>
          <calcext:conditional-format calcext:target-range-address="'DIM aligned to ALS16'.I20:'DIM aligned to ALS16'.I22">
            <calcext:condition calcext:apply-style-name="Untitled1" calcext:value="formula-is(ABS(['DIM aligned to ALS16'.I20] - ['DIM aligned to ALS16'.$D20]) &gt; 0.2)" calcext:base-cell-address="'DIM aligned to ALS16'.I20"/>
          </calcext:conditional-format>
          <calcext:conditional-format calcext:target-range-address="'DIM aligned to ALS16'.I28:'DIM aligned to ALS16'.I30">
            <calcext:condition calcext:apply-style-name="Untitled1" calcext:value="formula-is(ABS(['DIM aligned to ALS16'.I28] - ['DIM aligned to ALS16'.$D28]) &gt; 0.2)" calcext:base-cell-address="'DIM aligned to ALS16'.I28"/>
          </calcext:conditional-format>
          <calcext:conditional-format calcext:target-range-address="'DIM aligned to ALS16'.I44:'DIM aligned to ALS16'.I46">
            <calcext:condition calcext:apply-style-name="Untitled1" calcext:value="formula-is(ABS(['DIM aligned to ALS16'.I44] - ['DIM aligned to ALS16'.$D44]) &gt; 0.2)" calcext:base-cell-address="'DIM aligned to ALS16'.I44"/>
          </calcext:conditional-format>
          <calcext:conditional-format calcext:target-range-address="'DIM aligned to ALS16'.I52:'DIM aligned to ALS16'.I54">
            <calcext:condition calcext:apply-style-name="Untitled1" calcext:value="formula-is(ABS(['DIM aligned to ALS16'.I52] - ['DIM aligned to ALS16'.$D52]) &gt; 0.2)" calcext:base-cell-address="'DIM aligned to ALS16'.I52"/>
          </calcext:conditional-format>
          <calcext:conditional-format calcext:target-range-address="'DIM aligned to ALS16'.I60:'DIM aligned to ALS16'.I62">
            <calcext:condition calcext:apply-style-name="Untitled1" calcext:value="formula-is(ABS(['DIM aligned to ALS16'.I60] - ['DIM aligned to ALS16'.$D60]) &gt; 0.2)" calcext:base-cell-address="'DIM aligned to ALS16'.I60"/>
          </calcext:conditional-format>
          <calcext:conditional-format calcext:target-range-address="'DIM aligned to ALS16'.I24:'DIM aligned to ALS16'.I26">
            <calcext:condition calcext:apply-style-name="Untitled1" calcext:value="formula-is(ABS(['DIM aligned to ALS16'.I24] - ['DIM aligned to ALS16'.$D24]) &gt; 0.2)" calcext:base-cell-address="'DIM aligned to ALS16'.I24"/>
          </calcext:conditional-format>
          <calcext:conditional-format calcext:target-range-address="'DIM aligned to ALS16'.I40:'DIM aligned to ALS16'.I42">
            <calcext:condition calcext:apply-style-name="Untitled1" calcext:value="formula-is(ABS(['DIM aligned to ALS16'.I40] - ['DIM aligned to ALS16'.$D40]) &gt; 0.2)" calcext:base-cell-address="'DIM aligned to ALS16'.I40"/>
          </calcext:conditional-format>
          <calcext:conditional-format calcext:target-range-address="'DIM aligned to ALS16'.I48:'DIM aligned to ALS16'.I50">
            <calcext:condition calcext:apply-style-name="Untitled1" calcext:value="formula-is(ABS(['DIM aligned to ALS16'.I48] - ['DIM aligned to ALS16'.$D48]) &gt; 0.2)" calcext:base-cell-address="'DIM aligned to ALS16'.I48"/>
          </calcext:conditional-format>
          <calcext:conditional-format calcext:target-range-address="'DIM aligned to ALS16'.I56:'DIM aligned to ALS16'.I58">
            <calcext:condition calcext:apply-style-name="Untitled1" calcext:value="formula-is(ABS(['DIM aligned to ALS16'.I56] - ['DIM aligned to ALS16'.$D56]) &gt; 0.2)" calcext:base-cell-address="'DIM aligned to ALS16'.I56"/>
          </calcext:conditional-format>
          <calcext:conditional-format calcext:target-range-address="'DIM aligned to ALS16'.I64:'DIM aligned to ALS16'.I66">
            <calcext:condition calcext:apply-style-name="Untitled1" calcext:value="formula-is(ABS(['DIM aligned to ALS16'.I64] - ['DIM aligned to ALS16'.$D64]) &gt; 0.2)" calcext:base-cell-address="'DIM aligned to ALS16'.I64"/>
          </calcext:conditional-format>
          <calcext:conditional-format calcext:target-range-address="'DIM aligned to ALS16'.I12:'DIM aligned to ALS16'.I14">
            <calcext:condition calcext:apply-style-name="Untitled1" calcext:value="formula-is(ABS(['DIM aligned to ALS16'.I12] - ['DIM aligned to ALS16'.$D12]) &gt; 0.2)" calcext:base-cell-address="'DIM aligned to ALS16'.I12"/>
          </calcext:conditional-format>
          <calcext:conditional-format calcext:target-range-address="'DIM aligned to ALS16'.I32:'DIM aligned to ALS16'.I34">
            <calcext:condition calcext:apply-style-name="Untitled1" calcext:value="formula-is(ABS(['DIM aligned to ALS16'.I32] - ['DIM aligned to ALS16'.$D32]) &gt; 0.2)" calcext:base-cell-address="'DIM aligned to ALS16'.I32"/>
          </calcext:conditional-format>
          <calcext:conditional-format calcext:target-range-address="'DIM aligned to ALS16'.I16:'DIM aligned to ALS16'.I18">
            <calcext:condition calcext:apply-style-name="Untitled1" calcext:value="formula-is(ABS(['DIM aligned to ALS16'.I16] - ['DIM aligned to ALS16'.$D16]) &gt; 0.2)" calcext:base-cell-address="'DIM aligned to ALS16'.I16"/>
          </calcext:conditional-format>
          <calcext:conditional-format calcext:target-range-address="'DIM aligned to ALS16'.I36:'DIM aligned to ALS16'.I38">
            <calcext:condition calcext:apply-style-name="Untitled1" calcext:value="formula-is(ABS(['DIM aligned to ALS16'.I36] - ['DIM aligned to ALS16'.$D36]) &gt; 0.2)" calcext:base-cell-address="'DIM aligned to ALS16'.I36"/>
          </calcext:conditional-format>
          <calcext:conditional-format calcext:target-range-address="'DIM aligned to ALS16'.I8:'DIM aligned to ALS16'.I10">
            <calcext:condition calcext:apply-style-name="Untitled1" calcext:value="formula-is(ABS(['DIM aligned to ALS16'.I8] - ['DIM aligned to ALS16'.$D8]) &gt; 0.2)" calcext:base-cell-address="'DIM aligned to ALS16'.I8"/>
          </calcext:conditional-format>
          <calcext:conditional-format calcext:target-range-address="'DIM aligned to ALS16'.I4:'DIM aligned to ALS16'.I6">
            <calcext:condition calcext:apply-style-name="Untitled1" calcext:value="formula-is(ABS(['DIM aligned to ALS16'.I4] - ['DIM aligned to ALS16'.$D4]) &gt; 0.2)" calcext:base-cell-address="'DIM aligned to ALS16'.I4"/>
          </calcext:conditional-format>
          <calcext:conditional-format calcext:target-range-address="'DIM aligned to ALS16'.K4:'DIM aligned to ALS16'.K6">
            <calcext:condition calcext:apply-style-name="Untitled1" calcext:value="formula-is(ABS(['DIM aligned to ALS16'.K4] - ['DIM aligned to ALS16'.$D4]) &gt; 0.2)" calcext:base-cell-address="'DIM aligned to ALS16'.K4"/>
          </calcext:conditional-format>
          <calcext:conditional-format calcext:target-range-address="'DIM aligned to ALS16'.K8:'DIM aligned to ALS16'.K10">
            <calcext:condition calcext:apply-style-name="Untitled1" calcext:value="formula-is(ABS(['DIM aligned to ALS16'.K8] - ['DIM aligned to ALS16'.$D8]) &gt; 0.2)" calcext:base-cell-address="'DIM aligned to ALS16'.K8"/>
          </calcext:conditional-format>
          <calcext:conditional-format calcext:target-range-address="'DIM aligned to ALS16'.K20:'DIM aligned to ALS16'.K22">
            <calcext:condition calcext:apply-style-name="Untitled1" calcext:value="formula-is(ABS(['DIM aligned to ALS16'.K20] - ['DIM aligned to ALS16'.$D20]) &gt; 0.2)" calcext:base-cell-address="'DIM aligned to ALS16'.K20"/>
          </calcext:conditional-format>
          <calcext:conditional-format calcext:target-range-address="'DIM aligned to ALS16'.K28:'DIM aligned to ALS16'.K30">
            <calcext:condition calcext:apply-style-name="Untitled1" calcext:value="formula-is(ABS(['DIM aligned to ALS16'.K28] - ['DIM aligned to ALS16'.$D28]) &gt; 0.2)" calcext:base-cell-address="'DIM aligned to ALS16'.K28"/>
          </calcext:conditional-format>
          <calcext:conditional-format calcext:target-range-address="'DIM aligned to ALS16'.K44:'DIM aligned to ALS16'.K46">
            <calcext:condition calcext:apply-style-name="Untitled1" calcext:value="formula-is(ABS(['DIM aligned to ALS16'.K44] - ['DIM aligned to ALS16'.$D44]) &gt; 0.2)" calcext:base-cell-address="'DIM aligned to ALS16'.K44"/>
          </calcext:conditional-format>
          <calcext:conditional-format calcext:target-range-address="'DIM aligned to ALS16'.K52:'DIM aligned to ALS16'.K54">
            <calcext:condition calcext:apply-style-name="Untitled1" calcext:value="formula-is(ABS(['DIM aligned to ALS16'.K52] - ['DIM aligned to ALS16'.$D52]) &gt; 0.2)" calcext:base-cell-address="'DIM aligned to ALS16'.K52"/>
          </calcext:conditional-format>
          <calcext:conditional-format calcext:target-range-address="'DIM aligned to ALS16'.K60:'DIM aligned to ALS16'.K62">
            <calcext:condition calcext:apply-style-name="Untitled1" calcext:value="formula-is(ABS(['DIM aligned to ALS16'.K60] - ['DIM aligned to ALS16'.$D60]) &gt; 0.2)" calcext:base-cell-address="'DIM aligned to ALS16'.K60"/>
          </calcext:conditional-format>
          <calcext:conditional-format calcext:target-range-address="'DIM aligned to ALS16'.K24:'DIM aligned to ALS16'.K26">
            <calcext:condition calcext:apply-style-name="Untitled1" calcext:value="formula-is(ABS(['DIM aligned to ALS16'.K24] - ['DIM aligned to ALS16'.$D24]) &gt; 0.2)" calcext:base-cell-address="'DIM aligned to ALS16'.K24"/>
          </calcext:conditional-format>
          <calcext:conditional-format calcext:target-range-address="'DIM aligned to ALS16'.K40:'DIM aligned to ALS16'.K42">
            <calcext:condition calcext:apply-style-name="Untitled1" calcext:value="formula-is(ABS(['DIM aligned to ALS16'.K40] - ['DIM aligned to ALS16'.$D40]) &gt; 0.2)" calcext:base-cell-address="'DIM aligned to ALS16'.K40"/>
          </calcext:conditional-format>
          <calcext:conditional-format calcext:target-range-address="'DIM aligned to ALS16'.K48:'DIM aligned to ALS16'.K50">
            <calcext:condition calcext:apply-style-name="Untitled1" calcext:value="formula-is(ABS(['DIM aligned to ALS16'.K48] - ['DIM aligned to ALS16'.$D48]) &gt; 0.2)" calcext:base-cell-address="'DIM aligned to ALS16'.K48"/>
          </calcext:conditional-format>
          <calcext:conditional-format calcext:target-range-address="'DIM aligned to ALS16'.K56:'DIM aligned to ALS16'.K58">
            <calcext:condition calcext:apply-style-name="Untitled1" calcext:value="formula-is(ABS(['DIM aligned to ALS16'.K56] - ['DIM aligned to ALS16'.$D56]) &gt; 0.2)" calcext:base-cell-address="'DIM aligned to ALS16'.K56"/>
          </calcext:conditional-format>
          <calcext:conditional-format calcext:target-range-address="'DIM aligned to ALS16'.K64:'DIM aligned to ALS16'.K66">
            <calcext:condition calcext:apply-style-name="Untitled1" calcext:value="formula-is(ABS(['DIM aligned to ALS16'.K64] - ['DIM aligned to ALS16'.$D64]) &gt; 0.2)" calcext:base-cell-address="'DIM aligned to ALS16'.K64"/>
          </calcext:conditional-format>
          <calcext:conditional-format calcext:target-range-address="'DIM aligned to ALS16'.K12:'DIM aligned to ALS16'.K14">
            <calcext:condition calcext:apply-style-name="Untitled1" calcext:value="formula-is(ABS(['DIM aligned to ALS16'.K12] - ['DIM aligned to ALS16'.$D12]) &gt; 0.2)" calcext:base-cell-address="'DIM aligned to ALS16'.K12"/>
          </calcext:conditional-format>
          <calcext:conditional-format calcext:target-range-address="'DIM aligned to ALS16'.K32:'DIM aligned to ALS16'.K34">
            <calcext:condition calcext:apply-style-name="Untitled1" calcext:value="formula-is(ABS(['DIM aligned to ALS16'.K32] - ['DIM aligned to ALS16'.$D32]) &gt; 0.2)" calcext:base-cell-address="'DIM aligned to ALS16'.K32"/>
          </calcext:conditional-format>
          <calcext:conditional-format calcext:target-range-address="'DIM aligned to ALS16'.K16:'DIM aligned to ALS16'.K18">
            <calcext:condition calcext:apply-style-name="Untitled1" calcext:value="formula-is(ABS(['DIM aligned to ALS16'.K16] - ['DIM aligned to ALS16'.$D16]) &gt; 0.2)" calcext:base-cell-address="'DIM aligned to ALS16'.K16"/>
          </calcext:conditional-format>
          <calcext:conditional-format calcext:target-range-address="'DIM aligned to ALS16'.K36:'DIM aligned to ALS16'.K38">
            <calcext:condition calcext:apply-style-name="Untitled1" calcext:value="formula-is(ABS(['DIM aligned to ALS16'.K36] - ['DIM aligned to ALS16'.$D36]) &gt; 0.2)" calcext:base-cell-address="'DIM aligned to ALS16'.K36"/>
          </calcext:conditional-format>
          <calcext:conditional-format calcext:target-range-address="'DIM aligned to ALS16'.L20:'DIM aligned to ALS16'.L22">
            <calcext:condition calcext:apply-style-name="Untitled1" calcext:value="formula-is(ABS(['DIM aligned to ALS16'.L20] - ['DIM aligned to ALS16'.$D20]) &gt; 0.2)" calcext:base-cell-address="'DIM aligned to ALS16'.L20"/>
          </calcext:conditional-format>
          <calcext:conditional-format calcext:target-range-address="'DIM aligned to ALS16'.L28:'DIM aligned to ALS16'.L30">
            <calcext:condition calcext:apply-style-name="Untitled1" calcext:value="formula-is(ABS(['DIM aligned to ALS16'.L28] - ['DIM aligned to ALS16'.$D28]) &gt; 0.2)" calcext:base-cell-address="'DIM aligned to ALS16'.L28"/>
          </calcext:conditional-format>
          <calcext:conditional-format calcext:target-range-address="'DIM aligned to ALS16'.L44:'DIM aligned to ALS16'.L46">
            <calcext:condition calcext:apply-style-name="Untitled1" calcext:value="formula-is(ABS(['DIM aligned to ALS16'.L44] - ['DIM aligned to ALS16'.$D44]) &gt; 0.2)" calcext:base-cell-address="'DIM aligned to ALS16'.L44"/>
          </calcext:conditional-format>
          <calcext:conditional-format calcext:target-range-address="'DIM aligned to ALS16'.L52:'DIM aligned to ALS16'.L54">
            <calcext:condition calcext:apply-style-name="Untitled1" calcext:value="formula-is(ABS(['DIM aligned to ALS16'.L52] - ['DIM aligned to ALS16'.$D52]) &gt; 0.2)" calcext:base-cell-address="'DIM aligned to ALS16'.L52"/>
          </calcext:conditional-format>
          <calcext:conditional-format calcext:target-range-address="'DIM aligned to ALS16'.L60:'DIM aligned to ALS16'.L62">
            <calcext:condition calcext:apply-style-name="Untitled1" calcext:value="formula-is(ABS(['DIM aligned to ALS16'.L60] - ['DIM aligned to ALS16'.$D60]) &gt; 0.2)" calcext:base-cell-address="'DIM aligned to ALS16'.L60"/>
          </calcext:conditional-format>
          <calcext:conditional-format calcext:target-range-address="'DIM aligned to ALS16'.L24:'DIM aligned to ALS16'.L26">
            <calcext:condition calcext:apply-style-name="Untitled1" calcext:value="formula-is(ABS(['DIM aligned to ALS16'.L24] - ['DIM aligned to ALS16'.$D24]) &gt; 0.2)" calcext:base-cell-address="'DIM aligned to ALS16'.L24"/>
          </calcext:conditional-format>
          <calcext:conditional-format calcext:target-range-address="'DIM aligned to ALS16'.L40:'DIM aligned to ALS16'.L42">
            <calcext:condition calcext:apply-style-name="Untitled1" calcext:value="formula-is(ABS(['DIM aligned to ALS16'.L40] - ['DIM aligned to ALS16'.$D40]) &gt; 0.2)" calcext:base-cell-address="'DIM aligned to ALS16'.L40"/>
          </calcext:conditional-format>
          <calcext:conditional-format calcext:target-range-address="'DIM aligned to ALS16'.L48:'DIM aligned to ALS16'.L50">
            <calcext:condition calcext:apply-style-name="Untitled1" calcext:value="formula-is(ABS(['DIM aligned to ALS16'.L48] - ['DIM aligned to ALS16'.$D48]) &gt; 0.2)" calcext:base-cell-address="'DIM aligned to ALS16'.L48"/>
          </calcext:conditional-format>
          <calcext:conditional-format calcext:target-range-address="'DIM aligned to ALS16'.L56:'DIM aligned to ALS16'.L58">
            <calcext:condition calcext:apply-style-name="Untitled1" calcext:value="formula-is(ABS(['DIM aligned to ALS16'.L56] - ['DIM aligned to ALS16'.$D56]) &gt; 0.2)" calcext:base-cell-address="'DIM aligned to ALS16'.L56"/>
          </calcext:conditional-format>
          <calcext:conditional-format calcext:target-range-address="'DIM aligned to ALS16'.L64:'DIM aligned to ALS16'.L66">
            <calcext:condition calcext:apply-style-name="Untitled1" calcext:value="formula-is(ABS(['DIM aligned to ALS16'.L64] - ['DIM aligned to ALS16'.$D64]) &gt; 0.2)" calcext:base-cell-address="'DIM aligned to ALS16'.L64"/>
          </calcext:conditional-format>
          <calcext:conditional-format calcext:target-range-address="'DIM aligned to ALS16'.L12:'DIM aligned to ALS16'.L14">
            <calcext:condition calcext:apply-style-name="Untitled1" calcext:value="formula-is(ABS(['DIM aligned to ALS16'.L12] - ['DIM aligned to ALS16'.$D12]) &gt; 0.2)" calcext:base-cell-address="'DIM aligned to ALS16'.L12"/>
          </calcext:conditional-format>
          <calcext:conditional-format calcext:target-range-address="'DIM aligned to ALS16'.L32:'DIM aligned to ALS16'.L34">
            <calcext:condition calcext:apply-style-name="Untitled1" calcext:value="formula-is(ABS(['DIM aligned to ALS16'.L32] - ['DIM aligned to ALS16'.$D32]) &gt; 0.2)" calcext:base-cell-address="'DIM aligned to ALS16'.L32"/>
          </calcext:conditional-format>
          <calcext:conditional-format calcext:target-range-address="'DIM aligned to ALS16'.L16:'DIM aligned to ALS16'.L18">
            <calcext:condition calcext:apply-style-name="Untitled1" calcext:value="formula-is(ABS(['DIM aligned to ALS16'.L16] - ['DIM aligned to ALS16'.$D16]) &gt; 0.2)" calcext:base-cell-address="'DIM aligned to ALS16'.L16"/>
          </calcext:conditional-format>
          <calcext:conditional-format calcext:target-range-address="'DIM aligned to ALS16'.L36:'DIM aligned to ALS16'.L38">
            <calcext:condition calcext:apply-style-name="Untitled1" calcext:value="formula-is(ABS(['DIM aligned to ALS16'.L36] - ['DIM aligned to ALS16'.$D36]) &gt; 0.2)" calcext:base-cell-address="'DIM aligned to ALS16'.L36"/>
          </calcext:conditional-format>
          <calcext:conditional-format calcext:target-range-address="'DIM aligned to ALS16'.L8:'DIM aligned to ALS16'.L10">
            <calcext:condition calcext:apply-style-name="Untitled1" calcext:value="formula-is(ABS(['DIM aligned to ALS16'.L8] - ['DIM aligned to ALS16'.$D8]) &gt; 0.2)" calcext:base-cell-address="'DIM aligned to ALS16'.L8"/>
          </calcext:conditional-format>
          <calcext:conditional-format calcext:target-range-address="'DIM aligned to ALS16'.L4:'DIM aligned to ALS16'.L6">
            <calcext:condition calcext:apply-style-name="Untitled1" calcext:value="formula-is(ABS(['DIM aligned to ALS16'.L4] - ['DIM aligned to ALS16'.$D4]) &gt; 0.2)" calcext:base-cell-address="'DIM aligned to ALS16'.L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 style:data-style-name="N2" text:time-value="09:23:00.622119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10-29T09:29:30.717461172</dc:date>
    <meta:editing-duration>PT15H35M7S</meta:editing-duration>
    <meta:editing-cycles>77</meta:editing-cycles>
    <meta:generator>LibreOffice/5.1.6.2$Linux_X86_64 LibreOffice_project/10m0$Build-2</meta:generator>
    <meta:document-statistic meta:table-count="1" meta:cell-count="912" meta:object-count="0"/>
    <meta:user-defined meta:name="qrichtext">1</meta:user-defined>
  </office:meta>
</office:document-meta>
</file>